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9.269cm" svg:y="16.928cm">
            <draw:object draw:notify-on-update-of-ranges="Planilha1.C40:Planilha1.C40 Planilha1.C41:Planilha1.C55 Planilha1.D40:Planilha1.D40 Planilha1.D41:Planilha1.D5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151cm" svg:y="27.055cm">
            <draw:object draw:notify-on-update-of-ranges="Planilha1.C65:Planilha1.C65 Planilha1.C66:Planilha1.C75 Planilha1.D65:Planilha1.D65 Planilha1.D66:Planilha1.D7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table:number-columns-repeated="31"/>
        </table:table-row>
        <table:table-row table:style-name="ro2" table:number-rows-repeated="2"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Variáveis 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float" office:value="9.7021884918" calcext:value-type="float">
            <text:p>9,7021884918</text:p>
          </table:table-cell>
          <table:table-cell table:style-name="ce2" office:value-type="float" office:value="73.965027" calcext:value-type="float">
            <text:p>73,965027</text:p>
          </table:table-cell>
          <table:table-cell table:style-name="ce2" office:value-type="float" office:value="10.324930191" calcext:value-type="float">
            <text:p>10,324930191</text:p>
          </table:table-cell>
          <table:table-cell table:style-name="ce2" office:value-type="float" office:value="83.184999" calcext:value-type="float">
            <text:p>83,184999</text:p>
          </table:table-cell>
          <table:table-cell table:style-name="ce2" office:value-type="float" office:value="14.1321325302" calcext:value-type="float">
            <text:p>14,1321325302</text:p>
          </table:table-cell>
          <table:table-cell table:style-name="ce2" office:value-type="float" office:value="87.996282" calcext:value-type="float">
            <text:p>87,996282</text:p>
          </table:table-cell>
          <table:table-cell table:style-name="ce2" office:value-type="float" office:value="17.004776001" calcext:value-type="float">
            <text:p>17,004776001</text:p>
          </table:table-cell>
          <table:table-cell table:style-name="ce2" office:value-type="float" office:value="93.330562" calcext:value-type="float">
            <text:p>93,330562</text:p>
          </table:table-cell>
          <table:table-cell table:style-name="ce2" office:value-type="float" office:value="19.345664978" calcext:value-type="float">
            <text:p>19,345664978</text:p>
          </table:table-cell>
          <table:table-cell table:style-name="ce2" office:value-type="float" office:value="96.197154" calcext:value-type="float">
            <text:p>96,197154</text:p>
          </table:table-cell>
          <table:table-cell table:style-name="ce2" office:value-type="float" office:value="19.5638179779" calcext:value-type="float">
            <text:p>19,5638179779</text:p>
          </table:table-cell>
          <table:table-cell table:style-name="ce2" office:value-type="float" office:value="94.2118" calcext:value-type="float">
            <text:p>94,2118</text:p>
          </table:table-cell>
          <table:table-cell table:style-name="ce2" office:value-type="float" office:value="21.2931919098" calcext:value-type="float">
            <text:p>21,2931919098</text:p>
          </table:table-cell>
          <table:table-cell table:style-name="ce2" office:value-type="float" office:value="94.010861" calcext:value-type="float">
            <text:p>94,010861</text:p>
          </table:table-cell>
          <table:table-cell table:style-name="ce2" office:value-type="float" office:value="20.6249809265" calcext:value-type="float">
            <text:p>20,6249809265</text:p>
          </table:table-cell>
          <table:table-cell table:style-name="ce2" office:value-type="float" office:value="92.384824" calcext:value-type="float">
            <text:p>92,384824</text:p>
          </table:table-cell>
          <table:table-cell table:style-name="ce2" office:value-type="float" office:value="19.9086055756" calcext:value-type="float">
            <text:p>19,9086055756</text:p>
          </table:table-cell>
          <table:table-cell table:style-name="ce2" office:value-type="float" office:value="89.901811" calcext:value-type="float">
            <text:p>89,901811</text:p>
          </table:table-cell>
          <table:table-cell table:style-name="ce2" office:value-type="float" office:value="24.8236503601" calcext:value-type="float">
            <text:p>24,8236503601</text:p>
          </table:table-cell>
          <table:table-cell table:style-name="ce2" office:value-type="float" office:value="98.443763" calcext:value-type="float">
            <text:p>98,443763</text:p>
          </table:table-cell>
          <table:table-cell office:value-type="float" office:value="22.528263092" calcext:value-type="float">
            <text:p>22,528263092</text:p>
          </table:table-cell>
          <table:table-cell office:value-type="float" office:value="88.948869" calcext:value-type="float">
            <text:p>88,948869</text:p>
          </table:table-cell>
          <table:table-cell office:value-type="float" office:value="30.4152965546" calcext:value-type="float">
            <text:p>30,4152965546</text:p>
          </table:table-cell>
          <table:table-cell office:value-type="float" office:value="97.706385" calcext:value-type="float">
            <text:p>97,706385</text:p>
          </table:table-cell>
          <table:table-cell office:value-type="float" office:value="32.6224021912" calcext:value-type="float">
            <text:p>32,6224021912</text:p>
          </table:table-cell>
          <table:table-cell office:value-type="float" office:value="99.407461" calcext:value-type="float">
            <text:p>99,407461</text:p>
          </table:table-cell>
          <table:table-cell office:value-type="float" office:value="41.3802757263" calcext:value-type="float">
            <text:p>41,3802757263</text:p>
          </table:table-cell>
          <table:table-cell office:value-type="float" office:value="115.301021" calcext:value-type="float">
            <text:p>115,301021</text:p>
          </table:table-cell>
          <table:table-cell office:value-type="float" office:value="32.148651123" calcext:value-type="float">
            <text:p>32,148651123</text:p>
          </table:table-cell>
          <table:table-cell office:value-type="float" office:value="98.282754" calcext:value-type="float">
            <text:p>98,282754</text:p>
          </table:table-cell>
        </table:table-row>
        <table:table-row table:style-name="ro1">
          <table:table-cell/>
          <table:table-cell table:style-name="ce2" office:value-type="float" office:value="9.6974000931" calcext:value-type="float">
            <text:p>9,6974000931</text:p>
          </table:table-cell>
          <table:table-cell table:style-name="ce2" office:value-type="float" office:value="68.185782" calcext:value-type="float">
            <text:p>68,185782</text:p>
          </table:table-cell>
          <table:table-cell table:style-name="ce2" office:value-type="float" office:value="10.3239860535" calcext:value-type="float">
            <text:p>10,3239860535</text:p>
          </table:table-cell>
          <table:table-cell table:style-name="ce2" office:value-type="float" office:value="82.89572" calcext:value-type="float">
            <text:p>82,89572</text:p>
          </table:table-cell>
          <table:table-cell table:style-name="ce2" office:value-type="float" office:value="14.1305513382" calcext:value-type="float">
            <text:p>14,1305513382</text:p>
          </table:table-cell>
          <table:table-cell table:style-name="ce2" office:value-type="float" office:value="87.638648" calcext:value-type="float">
            <text:p>87,638648</text:p>
          </table:table-cell>
          <table:table-cell table:style-name="ce2" office:value-type="float" office:value="16.9934158325" calcext:value-type="float">
            <text:p>16,9934158325</text:p>
          </table:table-cell>
          <table:table-cell table:style-name="ce2" office:value-type="float" office:value="93.084724" calcext:value-type="float">
            <text:p>93,084724</text:p>
          </table:table-cell>
          <table:table-cell table:style-name="ce2" office:value-type="float" office:value="19.3652858734" calcext:value-type="float">
            <text:p>19,3652858734</text:p>
          </table:table-cell>
          <table:table-cell table:style-name="ce2" office:value-type="float" office:value="96.384337" calcext:value-type="float">
            <text:p>96,384337</text:p>
          </table:table-cell>
          <table:table-cell table:style-name="ce2" office:value-type="float" office:value="19.5738124847" calcext:value-type="float">
            <text:p>19,5738124847</text:p>
          </table:table-cell>
          <table:table-cell table:style-name="ce2" office:value-type="float" office:value="94.252012" calcext:value-type="float">
            <text:p>94,252012</text:p>
          </table:table-cell>
          <table:table-cell table:style-name="ce2" office:value-type="float" office:value="21.3045597076" calcext:value-type="float">
            <text:p>21,3045597076</text:p>
          </table:table-cell>
          <table:table-cell table:style-name="ce2" office:value-type="float" office:value="93.975275" calcext:value-type="float">
            <text:p>93,975275</text:p>
          </table:table-cell>
          <table:table-cell table:style-name="ce2" office:value-type="float" office:value="20.6264381409" calcext:value-type="float">
            <text:p>20,6264381409</text:p>
          </table:table-cell>
          <table:table-cell table:style-name="ce2" office:value-type="float" office:value="91.37171" calcext:value-type="float">
            <text:p>91,37171</text:p>
          </table:table-cell>
          <table:table-cell table:style-name="ce2" office:value-type="float" office:value="19.9192771912" calcext:value-type="float">
            <text:p>19,9192771912</text:p>
          </table:table-cell>
          <table:table-cell table:style-name="ce2" office:value-type="float" office:value="90.101783" calcext:value-type="float">
            <text:p>90,101783</text:p>
          </table:table-cell>
          <table:table-cell table:style-name="ce2" office:value-type="float" office:value="24.8284778595" calcext:value-type="float">
            <text:p>24,8284778595</text:p>
          </table:table-cell>
          <table:table-cell table:style-name="ce2" office:value-type="float" office:value="98.579973" calcext:value-type="float">
            <text:p>98,579973</text:p>
          </table:table-cell>
          <table:table-cell office:value-type="float" office:value="22.4414367676" calcext:value-type="float">
            <text:p>22,4414367676</text:p>
          </table:table-cell>
          <table:table-cell office:value-type="float" office:value="88.205893" calcext:value-type="float">
            <text:p>88,205893</text:p>
          </table:table-cell>
          <table:table-cell office:value-type="float" office:value="30.4603843689" calcext:value-type="float">
            <text:p>30,4603843689</text:p>
          </table:table-cell>
          <table:table-cell office:value-type="float" office:value="97.685402" calcext:value-type="float">
            <text:p>97,685402</text:p>
          </table:table-cell>
          <table:table-cell office:value-type="float" office:value="32.6280403137" calcext:value-type="float">
            <text:p>32,6280403137</text:p>
          </table:table-cell>
          <table:table-cell office:value-type="float" office:value="99.314044" calcext:value-type="float">
            <text:p>99,314044</text:p>
          </table:table-cell>
          <table:table-cell office:value-type="float" office:value="41.378490448" calcext:value-type="float">
            <text:p>41,378490448</text:p>
          </table:table-cell>
          <table:table-cell office:value-type="float" office:value="115.211051" calcext:value-type="float">
            <text:p>115,211051</text:p>
          </table:table-cell>
          <table:table-cell office:value-type="float" office:value="32.089756012" calcext:value-type="float">
            <text:p>32,089756012</text:p>
          </table:table-cell>
          <table:table-cell office:value-type="float" office:value="97.852253" calcext:value-type="float">
            <text:p>97,852253</text:p>
          </table:table-cell>
        </table:table-row>
        <table:table-row table:style-name="ro1">
          <table:table-cell/>
          <table:table-cell table:style-name="ce2" office:value-type="float" office:value="9.7000598907" calcext:value-type="float">
            <text:p>9,7000598907</text:p>
          </table:table-cell>
          <table:table-cell table:style-name="ce2" office:value-type="float" office:value="69.217294" calcext:value-type="float">
            <text:p>69,217294</text:p>
          </table:table-cell>
          <table:table-cell table:style-name="ce2" office:value-type="float" office:value="10.3233108521" calcext:value-type="float">
            <text:p>10,3233108521</text:p>
          </table:table-cell>
          <table:table-cell table:style-name="ce2" office:value-type="float" office:value="82.901431" calcext:value-type="float">
            <text:p>82,901431</text:p>
          </table:table-cell>
          <table:table-cell table:style-name="ce2" office:value-type="float" office:value="14.1433486938" calcext:value-type="float">
            <text:p>14,1433486938</text:p>
          </table:table-cell>
          <table:table-cell table:style-name="ce2" office:value-type="float" office:value="87.705882" calcext:value-type="float">
            <text:p>87,705882</text:p>
          </table:table-cell>
          <table:table-cell table:style-name="ce2" office:value-type="float" office:value="17.0135211945" calcext:value-type="float">
            <text:p>17,0135211945</text:p>
          </table:table-cell>
          <table:table-cell table:style-name="ce2" office:value-type="float" office:value="93.267795" calcext:value-type="float">
            <text:p>93,267795</text:p>
          </table:table-cell>
          <table:table-cell table:style-name="ce2" office:value-type="float" office:value="19.351518631" calcext:value-type="float">
            <text:p>19,351518631</text:p>
          </table:table-cell>
          <table:table-cell table:style-name="ce2" office:value-type="float" office:value="96.548943" calcext:value-type="float">
            <text:p>96,548943</text:p>
          </table:table-cell>
          <table:table-cell table:style-name="ce2" office:value-type="float" office:value="19.5559825897" calcext:value-type="float">
            <text:p>19,5559825897</text:p>
          </table:table-cell>
          <table:table-cell table:style-name="ce2" office:value-type="float" office:value="94.274081" calcext:value-type="float">
            <text:p>94,274081</text:p>
          </table:table-cell>
          <table:table-cell table:style-name="ce2" office:value-type="float" office:value="21.2928199768" calcext:value-type="float">
            <text:p>21,2928199768</text:p>
          </table:table-cell>
          <table:table-cell table:style-name="ce2" office:value-type="float" office:value="93.977143" calcext:value-type="float">
            <text:p>93,977143</text:p>
          </table:table-cell>
          <table:table-cell table:style-name="ce2" office:value-type="float" office:value="20.6334667206" calcext:value-type="float">
            <text:p>20,6334667206</text:p>
          </table:table-cell>
          <table:table-cell table:style-name="ce2" office:value-type="float" office:value="91.33958" calcext:value-type="float">
            <text:p>91,33958</text:p>
          </table:table-cell>
          <table:table-cell table:style-name="ce2" office:value-type="float" office:value="19.9220237732" calcext:value-type="float">
            <text:p>19,9220237732</text:p>
          </table:table-cell>
          <table:table-cell table:style-name="ce2" office:value-type="float" office:value="89.877087" calcext:value-type="float">
            <text:p>89,877087</text:p>
          </table:table-cell>
          <table:table-cell table:style-name="ce2" office:value-type="float" office:value="24.8100185394" calcext:value-type="float">
            <text:p>24,8100185394</text:p>
          </table:table-cell>
          <table:table-cell table:style-name="ce2" office:value-type="float" office:value="98.484187" calcext:value-type="float">
            <text:p>98,484187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68727112" calcext:value-type="float">
            <text:p>9,6968727112</text:p>
          </table:table-cell>
          <table:table-cell table:style-name="ce2" office:value-type="float" office:value="68.389193" calcext:value-type="float">
            <text:p>68,389193</text:p>
          </table:table-cell>
          <table:table-cell table:style-name="ce2" office:value-type="float" office:value="10.3237285614" calcext:value-type="float">
            <text:p>10,3237285614</text:p>
          </table:table-cell>
          <table:table-cell table:style-name="ce2" office:value-type="float" office:value="83.020814" calcext:value-type="float">
            <text:p>83,020814</text:p>
          </table:table-cell>
          <table:table-cell table:style-name="ce2" office:value-type="float" office:value="14.1342430115" calcext:value-type="float">
            <text:p>14,1342430115</text:p>
          </table:table-cell>
          <table:table-cell table:style-name="ce2" office:value-type="float" office:value="87.57117" calcext:value-type="float">
            <text:p>87,57117</text:p>
          </table:table-cell>
          <table:table-cell table:style-name="ce2" office:value-type="float" office:value="17.0092067719" calcext:value-type="float">
            <text:p>17,0092067719</text:p>
          </table:table-cell>
          <table:table-cell table:style-name="ce2" office:value-type="float" office:value="93.407116" calcext:value-type="float">
            <text:p>93,407116</text:p>
          </table:table-cell>
          <table:table-cell table:style-name="ce2" office:value-type="float" office:value="19.3540916443" calcext:value-type="float">
            <text:p>19,3540916443</text:p>
          </table:table-cell>
          <table:table-cell table:style-name="ce2" office:value-type="float" office:value="96.47769" calcext:value-type="float">
            <text:p>96,47769</text:p>
          </table:table-cell>
          <table:table-cell table:style-name="ce2" office:value-type="float" office:value="19.5651435852" calcext:value-type="float">
            <text:p>19,5651435852</text:p>
          </table:table-cell>
          <table:table-cell table:style-name="ce2" office:value-type="float" office:value="94.069879" calcext:value-type="float">
            <text:p>94,069879</text:p>
          </table:table-cell>
          <table:table-cell table:style-name="ce2" office:value-type="float" office:value="21.3123664856" calcext:value-type="float">
            <text:p>21,3123664856</text:p>
          </table:table-cell>
          <table:table-cell table:style-name="ce2" office:value-type="float" office:value="94.100854" calcext:value-type="float">
            <text:p>94,100854</text:p>
          </table:table-cell>
          <table:table-cell table:style-name="ce2" office:value-type="float" office:value="20.6259326935" calcext:value-type="float">
            <text:p>20,6259326935</text:p>
          </table:table-cell>
          <table:table-cell table:style-name="ce2" office:value-type="float" office:value="91.529384" calcext:value-type="float">
            <text:p>91,529384</text:p>
          </table:table-cell>
          <table:table-cell table:style-name="ce2" office:value-type="float" office:value="19.9201316833" calcext:value-type="float">
            <text:p>19,9201316833</text:p>
          </table:table-cell>
          <table:table-cell table:style-name="ce2" office:value-type="float" office:value="89.679837" calcext:value-type="float">
            <text:p>89,679837</text:p>
          </table:table-cell>
          <table:table-cell table:style-name="ce2" office:value-type="float" office:value="24.8176002502" calcext:value-type="float">
            <text:p>24,8176002502</text:p>
          </table:table-cell>
          <table:table-cell table:style-name="ce2" office:value-type="float" office:value="98.323675" calcext:value-type="float">
            <text:p>98,323675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9735413" calcext:value-type="float">
            <text:p>9,6939735413</text:p>
          </table:table-cell>
          <table:table-cell table:style-name="ce2" office:value-type="float" office:value="68.038106" calcext:value-type="float">
            <text:p>68,038106</text:p>
          </table:table-cell>
          <table:table-cell table:style-name="ce2" office:value-type="float" office:value="10.3239088058" calcext:value-type="float">
            <text:p>10,3239088058</text:p>
          </table:table-cell>
          <table:table-cell table:style-name="ce2" office:value-type="float" office:value="83.1591" calcext:value-type="float">
            <text:p>83,1591</text:p>
          </table:table-cell>
          <table:table-cell table:style-name="ce2" office:value-type="float" office:value="14.1354475021" calcext:value-type="float">
            <text:p>14,1354475021</text:p>
          </table:table-cell>
          <table:table-cell table:style-name="ce2" office:value-type="float" office:value="87.804251" calcext:value-type="float">
            <text:p>87,804251</text:p>
          </table:table-cell>
          <table:table-cell table:style-name="ce2" office:value-type="float" office:value="17.0041561127" calcext:value-type="float">
            <text:p>17,0041561127</text:p>
          </table:table-cell>
          <table:table-cell table:style-name="ce2" office:value-type="float" office:value="93.359811" calcext:value-type="float">
            <text:p>93,359811</text:p>
          </table:table-cell>
          <table:table-cell table:style-name="ce2" office:value-type="float" office:value="19.3556079865" calcext:value-type="float">
            <text:p>19,3556079865</text:p>
          </table:table-cell>
          <table:table-cell table:style-name="ce2" office:value-type="float" office:value="96.487101" calcext:value-type="float">
            <text:p>96,487101</text:p>
          </table:table-cell>
          <table:table-cell table:style-name="ce2" office:value-type="float" office:value="19.5650138855" calcext:value-type="float">
            <text:p>19,5650138855</text:p>
          </table:table-cell>
          <table:table-cell table:style-name="ce2" office:value-type="float" office:value="94.627587" calcext:value-type="float">
            <text:p>94,627587</text:p>
          </table:table-cell>
          <table:table-cell table:style-name="ce2" office:value-type="float" office:value="21.3060073853" calcext:value-type="float">
            <text:p>21,3060073853</text:p>
          </table:table-cell>
          <table:table-cell table:style-name="ce2" office:value-type="float" office:value="93.974941" calcext:value-type="float">
            <text:p>93,974941</text:p>
          </table:table-cell>
          <table:table-cell table:style-name="ce2" office:value-type="float" office:value="20.6222629547" calcext:value-type="float">
            <text:p>20,6222629547</text:p>
          </table:table-cell>
          <table:table-cell table:style-name="ce2" office:value-type="float" office:value="91.399784" calcext:value-type="float">
            <text:p>91,399784</text:p>
          </table:table-cell>
          <table:table-cell table:style-name="ce2" office:value-type="float" office:value="19.9243087769" calcext:value-type="float">
            <text:p>19,9243087769</text:p>
          </table:table-cell>
          <table:table-cell table:style-name="ce2" office:value-type="float" office:value="89.840819" calcext:value-type="float">
            <text:p>89,840819</text:p>
          </table:table-cell>
          <table:table-cell table:style-name="ce2" office:value-type="float" office:value="24.7633838654" calcext:value-type="float">
            <text:p>24,7633838654</text:p>
          </table:table-cell>
          <table:table-cell table:style-name="ce2" office:value-type="float" office:value="98.552391" calcext:value-type="float">
            <text:p>98,55239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63815689" calcext:value-type="float">
            <text:p>9,6963815689</text:p>
          </table:table-cell>
          <table:table-cell table:style-name="ce2" office:value-type="float" office:value="68.163591" calcext:value-type="float">
            <text:p>68,163591</text:p>
          </table:table-cell>
          <table:table-cell table:style-name="ce2" office:value-type="float" office:value="10.3242950439" calcext:value-type="float">
            <text:p>10,3242950439</text:p>
          </table:table-cell>
          <table:table-cell table:style-name="ce2" office:value-type="float" office:value="82.934676" calcext:value-type="float">
            <text:p>82,934676</text:p>
          </table:table-cell>
          <table:table-cell table:style-name="ce2" office:value-type="float" office:value="14.1312112808" calcext:value-type="float">
            <text:p>14,1312112808</text:p>
          </table:table-cell>
          <table:table-cell table:style-name="ce2" office:value-type="float" office:value="87.693309" calcext:value-type="float">
            <text:p>87,693309</text:p>
          </table:table-cell>
          <table:table-cell table:style-name="ce2" office:value-type="float" office:value="17.0045013428" calcext:value-type="float">
            <text:p>17,0045013428</text:p>
          </table:table-cell>
          <table:table-cell table:style-name="ce2" office:value-type="float" office:value="93.237425" calcext:value-type="float">
            <text:p>93,237425</text:p>
          </table:table-cell>
          <table:table-cell table:style-name="ce2" office:value-type="float" office:value="19.3581485748" calcext:value-type="float">
            <text:p>19,3581485748</text:p>
          </table:table-cell>
          <table:table-cell table:style-name="ce2" office:value-type="float" office:value="96.256082" calcext:value-type="float">
            <text:p>96,256082</text:p>
          </table:table-cell>
          <table:table-cell table:style-name="ce2" office:value-type="float" office:value="19.5618438721" calcext:value-type="float">
            <text:p>19,5618438721</text:p>
          </table:table-cell>
          <table:table-cell table:style-name="ce2" office:value-type="float" office:value="94.362238" calcext:value-type="float">
            <text:p>94,362238</text:p>
          </table:table-cell>
          <table:table-cell table:style-name="ce2" office:value-type="float" office:value="21.30768013" calcext:value-type="float">
            <text:p>21,30768013</text:p>
          </table:table-cell>
          <table:table-cell table:style-name="ce2" office:value-type="float" office:value="93.93105" calcext:value-type="float">
            <text:p>93,93105</text:p>
          </table:table-cell>
          <table:table-cell table:style-name="ce2" office:value-type="float" office:value="20.6178817749" calcext:value-type="float">
            <text:p>20,6178817749</text:p>
          </table:table-cell>
          <table:table-cell table:style-name="ce2" office:value-type="float" office:value="91.419522" calcext:value-type="float">
            <text:p>91,419522</text:p>
          </table:table-cell>
          <table:table-cell table:style-name="ce2" office:value-type="float" office:value="19.9088001251" calcext:value-type="float">
            <text:p>19,9088001251</text:p>
          </table:table-cell>
          <table:table-cell table:style-name="ce2" office:value-type="float" office:value="89.932439" calcext:value-type="float">
            <text:p>89,932439</text:p>
          </table:table-cell>
          <table:table-cell table:style-name="ce2" office:value-type="float" office:value="24.74193573" calcext:value-type="float">
            <text:p>24,74193573</text:p>
          </table:table-cell>
          <table:table-cell table:style-name="ce2" office:value-type="float" office:value="98.25866" calcext:value-type="float">
            <text:p>98,2586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29998398" calcext:value-type="float">
            <text:p>9,6929998398</text:p>
          </table:table-cell>
          <table:table-cell table:style-name="ce2" office:value-type="float" office:value="67.984665" calcext:value-type="float">
            <text:p>67,984665</text:p>
          </table:table-cell>
          <table:table-cell table:style-name="ce2" office:value-type="float" office:value="10.3231630325" calcext:value-type="float">
            <text:p>10,3231630325</text:p>
          </table:table-cell>
          <table:table-cell table:style-name="ce2" office:value-type="float" office:value="82.888032" calcext:value-type="float">
            <text:p>82,888032</text:p>
          </table:table-cell>
          <table:table-cell table:style-name="ce2" office:value-type="float" office:value="14.13463974" calcext:value-type="float">
            <text:p>14,13463974</text:p>
          </table:table-cell>
          <table:table-cell table:style-name="ce2" office:value-type="float" office:value="87.378975" calcext:value-type="float">
            <text:p>87,378975</text:p>
          </table:table-cell>
          <table:table-cell table:style-name="ce2" office:value-type="float" office:value="16.9938583374" calcext:value-type="float">
            <text:p>16,9938583374</text:p>
          </table:table-cell>
          <table:table-cell table:style-name="ce2" office:value-type="float" office:value="93.385465" calcext:value-type="float">
            <text:p>93,385465</text:p>
          </table:table-cell>
          <table:table-cell table:style-name="ce2" office:value-type="float" office:value="19.358417511" calcext:value-type="float">
            <text:p>19,358417511</text:p>
          </table:table-cell>
          <table:table-cell table:style-name="ce2" office:value-type="float" office:value="96.582559" calcext:value-type="float">
            <text:p>96,582559</text:p>
          </table:table-cell>
          <table:table-cell table:style-name="ce2" office:value-type="float" office:value="19.5571117401" calcext:value-type="float">
            <text:p>19,5571117401</text:p>
          </table:table-cell>
          <table:table-cell table:style-name="ce2" office:value-type="float" office:value="94.442398" calcext:value-type="float">
            <text:p>94,442398</text:p>
          </table:table-cell>
          <table:table-cell table:style-name="ce2" office:value-type="float" office:value="21.2987976074" calcext:value-type="float">
            <text:p>21,2987976074</text:p>
          </table:table-cell>
          <table:table-cell table:style-name="ce2" office:value-type="float" office:value="93.771532" calcext:value-type="float">
            <text:p>93,771532</text:p>
          </table:table-cell>
          <table:table-cell table:style-name="ce2" office:value-type="float" office:value="20.6209468842" calcext:value-type="float">
            <text:p>20,6209468842</text:p>
          </table:table-cell>
          <table:table-cell table:style-name="ce2" office:value-type="float" office:value="91.564677" calcext:value-type="float">
            <text:p>91,564677</text:p>
          </table:table-cell>
          <table:table-cell table:style-name="ce2" office:value-type="float" office:value="19.9102020264" calcext:value-type="float">
            <text:p>19,9102020264</text:p>
          </table:table-cell>
          <table:table-cell table:style-name="ce2" office:value-type="float" office:value="89.816289" calcext:value-type="float">
            <text:p>89,816289</text:p>
          </table:table-cell>
          <table:table-cell table:style-name="ce2" office:value-type="float" office:value="24.7583694458" calcext:value-type="float">
            <text:p>24,7583694458</text:p>
          </table:table-cell>
          <table:table-cell table:style-name="ce2" office:value-type="float" office:value="98.356839" calcext:value-type="float">
            <text:p>98,356839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81468201" calcext:value-type="float">
            <text:p>9,6981468201</text:p>
          </table:table-cell>
          <table:table-cell table:style-name="ce2" office:value-type="float" office:value="68.166543" calcext:value-type="float">
            <text:p>68,166543</text:p>
          </table:table-cell>
          <table:table-cell table:style-name="ce2" office:value-type="float" office:value="10.3226556778" calcext:value-type="float">
            <text:p>10,3226556778</text:p>
          </table:table-cell>
          <table:table-cell table:style-name="ce2" office:value-type="float" office:value="83.02191" calcext:value-type="float">
            <text:p>83,02191</text:p>
          </table:table-cell>
          <table:table-cell table:style-name="ce2" office:value-type="float" office:value="14.1320095062" calcext:value-type="float">
            <text:p>14,1320095062</text:p>
          </table:table-cell>
          <table:table-cell table:style-name="ce2" office:value-type="float" office:value="87.526326" calcext:value-type="float">
            <text:p>87,526326</text:p>
          </table:table-cell>
          <table:table-cell table:style-name="ce2" office:value-type="float" office:value="16.9963817596" calcext:value-type="float">
            <text:p>16,9963817596</text:p>
          </table:table-cell>
          <table:table-cell table:style-name="ce2" office:value-type="float" office:value="93.19124" calcext:value-type="float">
            <text:p>93,19124</text:p>
          </table:table-cell>
          <table:table-cell table:style-name="ce2" office:value-type="float" office:value="19.3510017395" calcext:value-type="float">
            <text:p>19,3510017395</text:p>
          </table:table-cell>
          <table:table-cell table:style-name="ce2" office:value-type="float" office:value="96.643565" calcext:value-type="float">
            <text:p>96,643565</text:p>
          </table:table-cell>
          <table:table-cell table:style-name="ce2" office:value-type="float" office:value="19.5692329407" calcext:value-type="float">
            <text:p>19,5692329407</text:p>
          </table:table-cell>
          <table:table-cell table:style-name="ce2" office:value-type="float" office:value="94.359461" calcext:value-type="float">
            <text:p>94,359461</text:p>
          </table:table-cell>
          <table:table-cell table:style-name="ce2" office:value-type="float" office:value="21.2993431091" calcext:value-type="float">
            <text:p>21,2993431091</text:p>
          </table:table-cell>
          <table:table-cell table:style-name="ce2" office:value-type="float" office:value="93.914149" calcext:value-type="float">
            <text:p>93,914149</text:p>
          </table:table-cell>
          <table:table-cell table:style-name="ce2" office:value-type="float" office:value="20.6303482056" calcext:value-type="float">
            <text:p>20,6303482056</text:p>
          </table:table-cell>
          <table:table-cell table:style-name="ce2" office:value-type="float" office:value="91.378475" calcext:value-type="float">
            <text:p>91,378475</text:p>
          </table:table-cell>
          <table:table-cell table:style-name="ce2" office:value-type="float" office:value="19.9275379181" calcext:value-type="float">
            <text:p>19,9275379181</text:p>
          </table:table-cell>
          <table:table-cell table:style-name="ce2" office:value-type="float" office:value="90.0053" calcext:value-type="float">
            <text:p>90,0053</text:p>
          </table:table-cell>
          <table:table-cell table:style-name="ce2" office:value-type="float" office:value="24.8156604767" calcext:value-type="float">
            <text:p>24,8156604767</text:p>
          </table:table-cell>
          <table:table-cell table:style-name="ce2" office:value-type="float" office:value="98.683932" calcext:value-type="float">
            <text:p>98,68393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47364807" calcext:value-type="float">
            <text:p>9,6947364807</text:p>
          </table:table-cell>
          <table:table-cell table:style-name="ce2" office:value-type="float" office:value="68.109253" calcext:value-type="float">
            <text:p>68,109253</text:p>
          </table:table-cell>
          <table:table-cell table:style-name="ce2" office:value-type="float" office:value="10.3233470917" calcext:value-type="float">
            <text:p>10,3233470917</text:p>
          </table:table-cell>
          <table:table-cell table:style-name="ce2" office:value-type="float" office:value="82.972724" calcext:value-type="float">
            <text:p>82,972724</text:p>
          </table:table-cell>
          <table:table-cell table:style-name="ce2" office:value-type="float" office:value="14.1382656097" calcext:value-type="float">
            <text:p>14,1382656097</text:p>
          </table:table-cell>
          <table:table-cell table:style-name="ce2" office:value-type="float" office:value="87.637193" calcext:value-type="float">
            <text:p>87,637193</text:p>
          </table:table-cell>
          <table:table-cell table:style-name="ce2" office:value-type="float" office:value="17.008436203" calcext:value-type="float">
            <text:p>17,008436203</text:p>
          </table:table-cell>
          <table:table-cell table:style-name="ce2" office:value-type="float" office:value="93.440141" calcext:value-type="float">
            <text:p>93,440141</text:p>
          </table:table-cell>
          <table:table-cell table:style-name="ce2" office:value-type="float" office:value="19.3599033356" calcext:value-type="float">
            <text:p>19,3599033356</text:p>
          </table:table-cell>
          <table:table-cell table:style-name="ce2" office:value-type="float" office:value="96.759492" calcext:value-type="float">
            <text:p>96,759492</text:p>
          </table:table-cell>
          <table:table-cell table:style-name="ce2" office:value-type="float" office:value="19.5614376068" calcext:value-type="float">
            <text:p>19,5614376068</text:p>
          </table:table-cell>
          <table:table-cell table:style-name="ce2" office:value-type="float" office:value="94.457592" calcext:value-type="float">
            <text:p>94,457592</text:p>
          </table:table-cell>
          <table:table-cell table:style-name="ce2" office:value-type="float" office:value="21.3101406097" calcext:value-type="float">
            <text:p>21,3101406097</text:p>
          </table:table-cell>
          <table:table-cell table:style-name="ce2" office:value-type="float" office:value="93.82222" calcext:value-type="float">
            <text:p>93,82222</text:p>
          </table:table-cell>
          <table:table-cell table:style-name="ce2" office:value-type="float" office:value="20.6313934326" calcext:value-type="float">
            <text:p>20,6313934326</text:p>
          </table:table-cell>
          <table:table-cell table:style-name="ce2" office:value-type="float" office:value="91.31632" calcext:value-type="float">
            <text:p>91,31632</text:p>
          </table:table-cell>
          <table:table-cell table:style-name="ce2" office:value-type="float" office:value="19.9078178406" calcext:value-type="float">
            <text:p>19,9078178406</text:p>
          </table:table-cell>
          <table:table-cell table:style-name="ce2" office:value-type="float" office:value="89.880674" calcext:value-type="float">
            <text:p>89,880674</text:p>
          </table:table-cell>
          <table:table-cell table:style-name="ce2" office:value-type="float" office:value="24.8299427032" calcext:value-type="float">
            <text:p>24,8299427032</text:p>
          </table:table-cell>
          <table:table-cell table:style-name="ce2" office:value-type="float" office:value="98.419868" calcext:value-type="float">
            <text:p>98,419868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54345703" calcext:value-type="float">
            <text:p>9,6954345703</text:p>
          </table:table-cell>
          <table:table-cell table:style-name="ce2" office:value-type="float" office:value="68.139009" calcext:value-type="float">
            <text:p>68,139009</text:p>
          </table:table-cell>
          <table:table-cell table:style-name="ce2" office:value-type="float" office:value="10.3233823776" calcext:value-type="float">
            <text:p>10,3233823776</text:p>
          </table:table-cell>
          <table:table-cell table:style-name="ce2" office:value-type="float" office:value="83.028228" calcext:value-type="float">
            <text:p>83,028228</text:p>
          </table:table-cell>
          <table:table-cell table:style-name="ce2" office:value-type="float" office:value="14.1317911148" calcext:value-type="float">
            <text:p>14,1317911148</text:p>
          </table:table-cell>
          <table:table-cell table:style-name="ce2" office:value-type="float" office:value="87.622809" calcext:value-type="float">
            <text:p>87,622809</text:p>
          </table:table-cell>
          <table:table-cell table:style-name="ce2" office:value-type="float" office:value="17.0097465515" calcext:value-type="float">
            <text:p>17,0097465515</text:p>
          </table:table-cell>
          <table:table-cell table:style-name="ce2" office:value-type="float" office:value="93.449725" calcext:value-type="float">
            <text:p>93,449725</text:p>
          </table:table-cell>
          <table:table-cell table:style-name="ce2" office:value-type="float" office:value="19.3506641388" calcext:value-type="float">
            <text:p>19,3506641388</text:p>
          </table:table-cell>
          <table:table-cell table:style-name="ce2" office:value-type="float" office:value="96.462348" calcext:value-type="float">
            <text:p>96,462348</text:p>
          </table:table-cell>
          <table:table-cell table:style-name="ce2" office:value-type="float" office:value="19.5644702911" calcext:value-type="float">
            <text:p>19,5644702911</text:p>
          </table:table-cell>
          <table:table-cell table:style-name="ce2" office:value-type="float" office:value="94.320008" calcext:value-type="float">
            <text:p>94,320008</text:p>
          </table:table-cell>
          <table:table-cell table:style-name="ce2" office:value-type="float" office:value="21.3068790436" calcext:value-type="float">
            <text:p>21,3068790436</text:p>
          </table:table-cell>
          <table:table-cell table:style-name="ce2" office:value-type="float" office:value="94.138793" calcext:value-type="float">
            <text:p>94,138793</text:p>
          </table:table-cell>
          <table:table-cell table:style-name="ce2" office:value-type="float" office:value="20.6233062744" calcext:value-type="float">
            <text:p>20,6233062744</text:p>
          </table:table-cell>
          <table:table-cell table:style-name="ce2" office:value-type="float" office:value="91.491185" calcext:value-type="float">
            <text:p>91,491185</text:p>
          </table:table-cell>
          <table:table-cell table:style-name="ce2" office:value-type="float" office:value="19.9224395752" calcext:value-type="float">
            <text:p>19,9224395752</text:p>
          </table:table-cell>
          <table:table-cell table:style-name="ce2" office:value-type="float" office:value="89.922682" calcext:value-type="float">
            <text:p>89,922682</text:p>
          </table:table-cell>
          <table:table-cell table:style-name="ce2" office:value-type="float" office:value="24.750749588" calcext:value-type="float">
            <text:p>24,750749588</text:p>
          </table:table-cell>
          <table:table-cell table:style-name="ce2" office:value-type="float" office:value="98.632341" calcext:value-type="float">
            <text:p>98,63234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56768036" calcext:value-type="float">
            <text:p>9,6956768036</text:p>
          </table:table-cell>
          <table:table-cell table:style-name="ce2" office:value-type="float" office:value="67.980524" calcext:value-type="float">
            <text:p>67,980524</text:p>
          </table:table-cell>
          <table:table-cell table:style-name="ce2" office:value-type="float" office:value="10.3266429901" calcext:value-type="float">
            <text:p>10,3266429901</text:p>
          </table:table-cell>
          <table:table-cell table:style-name="ce2" office:value-type="float" office:value="82.927498" calcext:value-type="float">
            <text:p>82,927498</text:p>
          </table:table-cell>
          <table:table-cell table:style-name="ce2" office:value-type="float" office:value="14.1287527084" calcext:value-type="float">
            <text:p>14,1287527084</text:p>
          </table:table-cell>
          <table:table-cell table:style-name="ce2" office:value-type="float" office:value="87.521669" calcext:value-type="float">
            <text:p>87,521669</text:p>
          </table:table-cell>
          <table:table-cell table:style-name="ce2" office:value-type="float" office:value="17.0060157776" calcext:value-type="float">
            <text:p>17,0060157776</text:p>
          </table:table-cell>
          <table:table-cell table:style-name="ce2" office:value-type="float" office:value="93.41394" calcext:value-type="float">
            <text:p>93,41394</text:p>
          </table:table-cell>
          <table:table-cell table:style-name="ce2" office:value-type="float" office:value="19.3593940735" calcext:value-type="float">
            <text:p>19,3593940735</text:p>
          </table:table-cell>
          <table:table-cell table:style-name="ce2" office:value-type="float" office:value="96.317004" calcext:value-type="float">
            <text:p>96,317004</text:p>
          </table:table-cell>
          <table:table-cell table:style-name="ce2" office:value-type="float" office:value="19.5630435944" calcext:value-type="float">
            <text:p>19,5630435944</text:p>
          </table:table-cell>
          <table:table-cell table:style-name="ce2" office:value-type="float" office:value="94.316459" calcext:value-type="float">
            <text:p>94,316459</text:p>
          </table:table-cell>
          <table:table-cell table:style-name="ce2" office:value-type="float" office:value="21.3036594391" calcext:value-type="float">
            <text:p>21,3036594391</text:p>
          </table:table-cell>
          <table:table-cell table:style-name="ce2" office:value-type="float" office:value="93.866473" calcext:value-type="float">
            <text:p>93,866473</text:p>
          </table:table-cell>
          <table:table-cell table:style-name="ce2" office:value-type="float" office:value="20.6291847229" calcext:value-type="float">
            <text:p>20,6291847229</text:p>
          </table:table-cell>
          <table:table-cell table:style-name="ce2" office:value-type="float" office:value="91.436943" calcext:value-type="float">
            <text:p>91,436943</text:p>
          </table:table-cell>
          <table:table-cell table:style-name="ce2" office:value-type="float" office:value="19.917886734" calcext:value-type="float">
            <text:p>19,917886734</text:p>
          </table:table-cell>
          <table:table-cell table:style-name="ce2" office:value-type="float" office:value="89.996162" calcext:value-type="float">
            <text:p>89,996162</text:p>
          </table:table-cell>
          <table:table-cell table:style-name="ce2" office:value-type="float" office:value="24.828250885" calcext:value-type="float">
            <text:p>24,828250885</text:p>
          </table:table-cell>
          <table:table-cell table:style-name="ce2" office:value-type="float" office:value="98.433226" calcext:value-type="float">
            <text:p>98,43322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23065186" calcext:value-type="float">
            <text:p>9,6923065186</text:p>
          </table:table-cell>
          <table:table-cell table:style-name="ce2" office:value-type="float" office:value="68.091773" calcext:value-type="float">
            <text:p>68,091773</text:p>
          </table:table-cell>
          <table:table-cell table:style-name="ce2" office:value-type="float" office:value="10.3259344101" calcext:value-type="float">
            <text:p>10,3259344101</text:p>
          </table:table-cell>
          <table:table-cell table:style-name="ce2" office:value-type="float" office:value="82.882417" calcext:value-type="float">
            <text:p>82,882417</text:p>
          </table:table-cell>
          <table:table-cell table:style-name="ce2" office:value-type="float" office:value="14.1386528015" calcext:value-type="float">
            <text:p>14,1386528015</text:p>
          </table:table-cell>
          <table:table-cell table:style-name="ce2" office:value-type="float" office:value="87.565468" calcext:value-type="float">
            <text:p>87,565468</text:p>
          </table:table-cell>
          <table:table-cell table:style-name="ce2" office:value-type="float" office:value="17.0032711029" calcext:value-type="float">
            <text:p>17,0032711029</text:p>
          </table:table-cell>
          <table:table-cell table:style-name="ce2" office:value-type="float" office:value="93.396506" calcext:value-type="float">
            <text:p>93,396506</text:p>
          </table:table-cell>
          <table:table-cell table:style-name="ce2" office:value-type="float" office:value="19.3621044159" calcext:value-type="float">
            <text:p>19,3621044159</text:p>
          </table:table-cell>
          <table:table-cell table:style-name="ce2" office:value-type="float" office:value="96.608996" calcext:value-type="float">
            <text:p>96,608996</text:p>
          </table:table-cell>
          <table:table-cell table:style-name="ce2" office:value-type="float" office:value="19.55717659" calcext:value-type="float">
            <text:p>19,55717659</text:p>
          </table:table-cell>
          <table:table-cell table:style-name="ce2" office:value-type="float" office:value="94.211429" calcext:value-type="float">
            <text:p>94,211429</text:p>
          </table:table-cell>
          <table:table-cell table:style-name="ce2" office:value-type="float" office:value="21.2983322144" calcext:value-type="float">
            <text:p>21,2983322144</text:p>
          </table:table-cell>
          <table:table-cell table:style-name="ce2" office:value-type="float" office:value="93.783166" calcext:value-type="float">
            <text:p>93,783166</text:p>
          </table:table-cell>
          <table:table-cell table:style-name="ce2" office:value-type="float" office:value="20.6218414307" calcext:value-type="float">
            <text:p>20,6218414307</text:p>
          </table:table-cell>
          <table:table-cell table:style-name="ce2" office:value-type="float" office:value="91.427597" calcext:value-type="float">
            <text:p>91,427597</text:p>
          </table:table-cell>
          <table:table-cell table:style-name="ce2" office:value-type="float" office:value="19.9133644104" calcext:value-type="float">
            <text:p>19,9133644104</text:p>
          </table:table-cell>
          <table:table-cell table:style-name="ce2" office:value-type="float" office:value="89.890403" calcext:value-type="float">
            <text:p>89,890403</text:p>
          </table:table-cell>
          <table:table-cell table:style-name="ce2" office:value-type="float" office:value="24.8183765411" calcext:value-type="float">
            <text:p>24,8183765411</text:p>
          </table:table-cell>
          <table:table-cell table:style-name="ce2" office:value-type="float" office:value="98.481413" calcext:value-type="float">
            <text:p>98,481413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40956116" calcext:value-type="float">
            <text:p>9,6940956116</text:p>
          </table:table-cell>
          <table:table-cell table:style-name="ce2" office:value-type="float" office:value="67.939105" calcext:value-type="float">
            <text:p>67,939105</text:p>
          </table:table-cell>
          <table:table-cell table:style-name="ce2" office:value-type="float" office:value="10.324754715" calcext:value-type="float">
            <text:p>10,324754715</text:p>
          </table:table-cell>
          <table:table-cell table:style-name="ce2" office:value-type="float" office:value="83.101953" calcext:value-type="float">
            <text:p>83,101953</text:p>
          </table:table-cell>
          <table:table-cell table:style-name="ce2" office:value-type="float" office:value="14.1329698563" calcext:value-type="float">
            <text:p>14,1329698563</text:p>
          </table:table-cell>
          <table:table-cell table:style-name="ce2" office:value-type="float" office:value="87.916339" calcext:value-type="float">
            <text:p>87,916339</text:p>
          </table:table-cell>
          <table:table-cell table:style-name="ce2" office:value-type="float" office:value="16.9960727692" calcext:value-type="float">
            <text:p>16,9960727692</text:p>
          </table:table-cell>
          <table:table-cell table:style-name="ce2" office:value-type="float" office:value="93.284166" calcext:value-type="float">
            <text:p>93,284166</text:p>
          </table:table-cell>
          <table:table-cell table:style-name="ce2" office:value-type="float" office:value="19.3465385437" calcext:value-type="float">
            <text:p>19,3465385437</text:p>
          </table:table-cell>
          <table:table-cell table:style-name="ce2" office:value-type="float" office:value="96.40269" calcext:value-type="float">
            <text:p>96,40269</text:p>
          </table:table-cell>
          <table:table-cell table:style-name="ce2" office:value-type="float" office:value="19.5586109161" calcext:value-type="float">
            <text:p>19,5586109161</text:p>
          </table:table-cell>
          <table:table-cell table:style-name="ce2" office:value-type="float" office:value="94.354754" calcext:value-type="float">
            <text:p>94,354754</text:p>
          </table:table-cell>
          <table:table-cell table:style-name="ce2" office:value-type="float" office:value="21.2866191864" calcext:value-type="float">
            <text:p>21,2866191864</text:p>
          </table:table-cell>
          <table:table-cell table:style-name="ce2" office:value-type="float" office:value="93.693828" calcext:value-type="float">
            <text:p>93,693828</text:p>
          </table:table-cell>
          <table:table-cell table:style-name="ce2" office:value-type="float" office:value="20.6132240295" calcext:value-type="float">
            <text:p>20,6132240295</text:p>
          </table:table-cell>
          <table:table-cell table:style-name="ce2" office:value-type="float" office:value="91.931103" calcext:value-type="float">
            <text:p>91,931103</text:p>
          </table:table-cell>
          <table:table-cell table:style-name="ce2" office:value-type="float" office:value="19.9282531738" calcext:value-type="float">
            <text:p>19,9282531738</text:p>
          </table:table-cell>
          <table:table-cell table:style-name="ce2" office:value-type="float" office:value="89.967583" calcext:value-type="float">
            <text:p>89,967583</text:p>
          </table:table-cell>
          <table:table-cell table:style-name="ce2" office:value-type="float" office:value="24.8141975403" calcext:value-type="float">
            <text:p>24,8141975403</text:p>
          </table:table-cell>
          <table:table-cell table:style-name="ce2" office:value-type="float" office:value="98.585911" calcext:value-type="float">
            <text:p>98,58591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2420731" calcext:value-type="float">
            <text:p>9,6932420731</text:p>
          </table:table-cell>
          <table:table-cell table:style-name="ce2" office:value-type="float" office:value="68.039053" calcext:value-type="float">
            <text:p>68,039053</text:p>
          </table:table-cell>
          <table:table-cell table:style-name="ce2" office:value-type="float" office:value="10.3222198486" calcext:value-type="float">
            <text:p>10,3222198486</text:p>
          </table:table-cell>
          <table:table-cell table:style-name="ce2" office:value-type="float" office:value="82.980749" calcext:value-type="float">
            <text:p>82,980749</text:p>
          </table:table-cell>
          <table:table-cell table:style-name="ce2" office:value-type="float" office:value="14.128121376" calcext:value-type="float">
            <text:p>14,128121376</text:p>
          </table:table-cell>
          <table:table-cell table:style-name="ce2" office:value-type="float" office:value="87.425483" calcext:value-type="float">
            <text:p>87,425483</text:p>
          </table:table-cell>
          <table:table-cell table:style-name="ce2" office:value-type="float" office:value="16.9992847443" calcext:value-type="float">
            <text:p>16,9992847443</text:p>
          </table:table-cell>
          <table:table-cell table:style-name="ce2" office:value-type="float" office:value="93.134487" calcext:value-type="float">
            <text:p>93,134487</text:p>
          </table:table-cell>
          <table:table-cell table:style-name="ce2" office:value-type="float" office:value="19.3553733826" calcext:value-type="float">
            <text:p>19,3553733826</text:p>
          </table:table-cell>
          <table:table-cell table:style-name="ce2" office:value-type="float" office:value="96.493267" calcext:value-type="float">
            <text:p>96,493267</text:p>
          </table:table-cell>
          <table:table-cell table:style-name="ce2" office:value-type="float" office:value="19.5508880615" calcext:value-type="float">
            <text:p>19,5508880615</text:p>
          </table:table-cell>
          <table:table-cell table:style-name="ce2" office:value-type="float" office:value="94.279784" calcext:value-type="float">
            <text:p>94,279784</text:p>
          </table:table-cell>
          <table:table-cell table:style-name="ce2" office:value-type="float" office:value="21.2923927307" calcext:value-type="float">
            <text:p>21,2923927307</text:p>
          </table:table-cell>
          <table:table-cell table:style-name="ce2" office:value-type="float" office:value="93.779292" calcext:value-type="float">
            <text:p>93,779292</text:p>
          </table:table-cell>
          <table:table-cell table:style-name="ce2" office:value-type="float" office:value="20.6280441284" calcext:value-type="float">
            <text:p>20,6280441284</text:p>
          </table:table-cell>
          <table:table-cell table:style-name="ce2" office:value-type="float" office:value="91.441508" calcext:value-type="float">
            <text:p>91,441508</text:p>
          </table:table-cell>
          <table:table-cell table:style-name="ce2" office:value-type="float" office:value="19.9143257141" calcext:value-type="float">
            <text:p>19,9143257141</text:p>
          </table:table-cell>
          <table:table-cell table:style-name="ce2" office:value-type="float" office:value="89.928383" calcext:value-type="float">
            <text:p>89,928383</text:p>
          </table:table-cell>
          <table:table-cell table:style-name="ce2" office:value-type="float" office:value="24.8160018921" calcext:value-type="float">
            <text:p>24,8160018921</text:p>
          </table:table-cell>
          <table:table-cell table:style-name="ce2" office:value-type="float" office:value="98.403679" calcext:value-type="float">
            <text:p>98,403679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27604675" calcext:value-type="float">
            <text:p>9,6927604675</text:p>
          </table:table-cell>
          <table:table-cell table:style-name="ce2" office:value-type="float" office:value="68.140832" calcext:value-type="float">
            <text:p>68,140832</text:p>
          </table:table-cell>
          <table:table-cell table:style-name="ce2" office:value-type="float" office:value="10.3267526627" calcext:value-type="float">
            <text:p>10,3267526627</text:p>
          </table:table-cell>
          <table:table-cell table:style-name="ce2" office:value-type="float" office:value="82.889626" calcext:value-type="float">
            <text:p>82,889626</text:p>
          </table:table-cell>
          <table:table-cell table:style-name="ce2" office:value-type="float" office:value="14.1335430145" calcext:value-type="float">
            <text:p>14,1335430145</text:p>
          </table:table-cell>
          <table:table-cell table:style-name="ce2" office:value-type="float" office:value="87.537424" calcext:value-type="float">
            <text:p>87,537424</text:p>
          </table:table-cell>
          <table:table-cell table:style-name="ce2" office:value-type="float" office:value="16.9997005463" calcext:value-type="float">
            <text:p>16,9997005463</text:p>
          </table:table-cell>
          <table:table-cell table:style-name="ce2" office:value-type="float" office:value="93.188671" calcext:value-type="float">
            <text:p>93,188671</text:p>
          </table:table-cell>
          <table:table-cell table:style-name="ce2" office:value-type="float" office:value="19.3607330322" calcext:value-type="float">
            <text:p>19,3607330322</text:p>
          </table:table-cell>
          <table:table-cell table:style-name="ce2" office:value-type="float" office:value="96.30671" calcext:value-type="float">
            <text:p>96,30671</text:p>
          </table:table-cell>
          <table:table-cell table:style-name="ce2" office:value-type="float" office:value="19.5742893219" calcext:value-type="float">
            <text:p>19,5742893219</text:p>
          </table:table-cell>
          <table:table-cell table:style-name="ce2" office:value-type="float" office:value="94.434281" calcext:value-type="float">
            <text:p>94,434281</text:p>
          </table:table-cell>
          <table:table-cell table:style-name="ce2" office:value-type="float" office:value="21.2935333252" calcext:value-type="float">
            <text:p>21,2935333252</text:p>
          </table:table-cell>
          <table:table-cell table:style-name="ce2" office:value-type="float" office:value="94.054414" calcext:value-type="float">
            <text:p>94,054414</text:p>
          </table:table-cell>
          <table:table-cell table:style-name="ce2" office:value-type="float" office:value="20.6292228699" calcext:value-type="float">
            <text:p>20,6292228699</text:p>
          </table:table-cell>
          <table:table-cell table:style-name="ce2" office:value-type="float" office:value="91.376364" calcext:value-type="float">
            <text:p>91,376364</text:p>
          </table:table-cell>
          <table:table-cell table:style-name="ce2" office:value-type="float" office:value="19.9156417847" calcext:value-type="float">
            <text:p>19,9156417847</text:p>
          </table:table-cell>
          <table:table-cell table:style-name="ce2" office:value-type="float" office:value="89.923127" calcext:value-type="float">
            <text:p>89,923127</text:p>
          </table:table-cell>
          <table:table-cell table:style-name="ce2" office:value-type="float" office:value="24.821313858" calcext:value-type="float">
            <text:p>24,821313858</text:p>
          </table:table-cell>
          <table:table-cell table:style-name="ce2" office:value-type="float" office:value="98.50821" calcext:value-type="float">
            <text:p>98,5082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9182281" calcext:value-type="float">
            <text:p>9,6939182281</text:p>
          </table:table-cell>
          <table:table-cell table:style-name="ce2" office:value-type="float" office:value="68.11318" calcext:value-type="float">
            <text:p>68,11318</text:p>
          </table:table-cell>
          <table:table-cell table:style-name="ce2" office:value-type="float" office:value="10.3281431198" calcext:value-type="float">
            <text:p>10,3281431198</text:p>
          </table:table-cell>
          <table:table-cell table:style-name="ce2" office:value-type="float" office:value="83.645616" calcext:value-type="float">
            <text:p>83,645616</text:p>
          </table:table-cell>
          <table:table-cell table:style-name="ce2" office:value-type="float" office:value="14.1292734146" calcext:value-type="float">
            <text:p>14,1292734146</text:p>
          </table:table-cell>
          <table:table-cell table:style-name="ce2" office:value-type="float" office:value="87.644339" calcext:value-type="float">
            <text:p>87,644339</text:p>
          </table:table-cell>
          <table:table-cell table:style-name="ce2" office:value-type="float" office:value="17.0058917999" calcext:value-type="float">
            <text:p>17,0058917999</text:p>
          </table:table-cell>
          <table:table-cell table:style-name="ce2" office:value-type="float" office:value="93.013661" calcext:value-type="float">
            <text:p>93,013661</text:p>
          </table:table-cell>
          <table:table-cell table:style-name="ce2" office:value-type="float" office:value="19.3628635406" calcext:value-type="float">
            <text:p>19,3628635406</text:p>
          </table:table-cell>
          <table:table-cell table:style-name="ce2" office:value-type="float" office:value="96.205239" calcext:value-type="float">
            <text:p>96,205239</text:p>
          </table:table-cell>
          <table:table-cell table:style-name="ce2" office:value-type="float" office:value="19.5629634857" calcext:value-type="float">
            <text:p>19,5629634857</text:p>
          </table:table-cell>
          <table:table-cell table:style-name="ce2" office:value-type="float" office:value="94.220889" calcext:value-type="float">
            <text:p>94,220889</text:p>
          </table:table-cell>
          <table:table-cell table:style-name="ce2" office:value-type="float" office:value="21.3022422791" calcext:value-type="float">
            <text:p>21,3022422791</text:p>
          </table:table-cell>
          <table:table-cell table:style-name="ce2" office:value-type="float" office:value="94.03962" calcext:value-type="float">
            <text:p>94,03962</text:p>
          </table:table-cell>
          <table:table-cell table:style-name="ce2" office:value-type="float" office:value="20.635684967" calcext:value-type="float">
            <text:p>20,635684967</text:p>
          </table:table-cell>
          <table:table-cell table:style-name="ce2" office:value-type="float" office:value="91.368039" calcext:value-type="float">
            <text:p>91,368039</text:p>
          </table:table-cell>
          <table:table-cell table:style-name="ce2" office:value-type="float" office:value="19.9124145508" calcext:value-type="float">
            <text:p>19,9124145508</text:p>
          </table:table-cell>
          <table:table-cell table:style-name="ce2" office:value-type="float" office:value="90.047506" calcext:value-type="float">
            <text:p>90,047506</text:p>
          </table:table-cell>
          <table:table-cell table:style-name="ce2" office:value-type="float" office:value="24.7533779144" calcext:value-type="float">
            <text:p>24,7533779144</text:p>
          </table:table-cell>
          <table:table-cell table:style-name="ce2" office:value-type="float" office:value="98.575315" calcext:value-type="float">
            <text:p>98,575315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6922073" calcext:value-type="float">
            <text:p>9,6936922073</text:p>
          </table:table-cell>
          <table:table-cell table:style-name="ce2" office:value-type="float" office:value="68.209116" calcext:value-type="float">
            <text:p>68,209116</text:p>
          </table:table-cell>
          <table:table-cell table:style-name="ce2" office:value-type="float" office:value="10.3265523911" calcext:value-type="float">
            <text:p>10,3265523911</text:p>
          </table:table-cell>
          <table:table-cell table:style-name="ce2" office:value-type="float" office:value="83.755941" calcext:value-type="float">
            <text:p>83,755941</text:p>
          </table:table-cell>
          <table:table-cell table:style-name="ce2" office:value-type="float" office:value="14.1348819733" calcext:value-type="float">
            <text:p>14,1348819733</text:p>
          </table:table-cell>
          <table:table-cell table:style-name="ce2" office:value-type="float" office:value="87.524261" calcext:value-type="float">
            <text:p>87,524261</text:p>
          </table:table-cell>
          <table:table-cell table:style-name="ce2" office:value-type="float" office:value="17.0043239594" calcext:value-type="float">
            <text:p>17,0043239594</text:p>
          </table:table-cell>
          <table:table-cell table:style-name="ce2" office:value-type="float" office:value="93.448767" calcext:value-type="float">
            <text:p>93,448767</text:p>
          </table:table-cell>
          <table:table-cell table:style-name="ce2" office:value-type="float" office:value="19.34516716" calcext:value-type="float">
            <text:p>19,34516716</text:p>
          </table:table-cell>
          <table:table-cell table:style-name="ce2" office:value-type="float" office:value="96.491939" calcext:value-type="float">
            <text:p>96,491939</text:p>
          </table:table-cell>
          <table:table-cell table:style-name="ce2" office:value-type="float" office:value="19.5677947998" calcext:value-type="float">
            <text:p>19,5677947998</text:p>
          </table:table-cell>
          <table:table-cell table:style-name="ce2" office:value-type="float" office:value="94.478711" calcext:value-type="float">
            <text:p>94,478711</text:p>
          </table:table-cell>
          <table:table-cell table:style-name="ce2" office:value-type="float" office:value="21.3111839294" calcext:value-type="float">
            <text:p>21,3111839294</text:p>
          </table:table-cell>
          <table:table-cell table:style-name="ce2" office:value-type="float" office:value="93.790901" calcext:value-type="float">
            <text:p>93,790901</text:p>
          </table:table-cell>
          <table:table-cell table:style-name="ce2" office:value-type="float" office:value="20.628578186" calcext:value-type="float">
            <text:p>20,628578186</text:p>
          </table:table-cell>
          <table:table-cell table:style-name="ce2" office:value-type="float" office:value="91.477165" calcext:value-type="float">
            <text:p>91,477165</text:p>
          </table:table-cell>
          <table:table-cell table:style-name="ce2" office:value-type="float" office:value="19.9065113068" calcext:value-type="float">
            <text:p>19,9065113068</text:p>
          </table:table-cell>
          <table:table-cell table:style-name="ce2" office:value-type="float" office:value="89.750985" calcext:value-type="float">
            <text:p>89,750985</text:p>
          </table:table-cell>
          <table:table-cell table:style-name="ce2" office:value-type="float" office:value="24.81757164" calcext:value-type="float">
            <text:p>24,81757164</text:p>
          </table:table-cell>
          <table:table-cell table:style-name="ce2" office:value-type="float" office:value="98.264096" calcext:value-type="float">
            <text:p>98,26409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8447952" calcext:value-type="float">
            <text:p>9,6938447952</text:p>
          </table:table-cell>
          <table:table-cell table:style-name="ce2" office:value-type="float" office:value="68.391614" calcext:value-type="float">
            <text:p>68,391614</text:p>
          </table:table-cell>
          <table:table-cell table:style-name="ce2" office:value-type="float" office:value="10.328335762" calcext:value-type="float">
            <text:p>10,328335762</text:p>
          </table:table-cell>
          <table:table-cell table:style-name="ce2" office:value-type="float" office:value="82.847397" calcext:value-type="float">
            <text:p>82,847397</text:p>
          </table:table-cell>
          <table:table-cell table:style-name="ce2" office:value-type="float" office:value="14.1356210709" calcext:value-type="float">
            <text:p>14,1356210709</text:p>
          </table:table-cell>
          <table:table-cell table:style-name="ce2" office:value-type="float" office:value="87.480899" calcext:value-type="float">
            <text:p>87,480899</text:p>
          </table:table-cell>
          <table:table-cell table:style-name="ce2" office:value-type="float" office:value="17.0062770844" calcext:value-type="float">
            <text:p>17,0062770844</text:p>
          </table:table-cell>
          <table:table-cell table:style-name="ce2" office:value-type="float" office:value="93.372495" calcext:value-type="float">
            <text:p>93,372495</text:p>
          </table:table-cell>
          <table:table-cell table:style-name="ce2" office:value-type="float" office:value="19.3502845764" calcext:value-type="float">
            <text:p>19,3502845764</text:p>
          </table:table-cell>
          <table:table-cell table:style-name="ce2" office:value-type="float" office:value="96.511783" calcext:value-type="float">
            <text:p>96,511783</text:p>
          </table:table-cell>
          <table:table-cell table:style-name="ce2" office:value-type="float" office:value="19.5663642883" calcext:value-type="float">
            <text:p>19,5663642883</text:p>
          </table:table-cell>
          <table:table-cell table:style-name="ce2" office:value-type="float" office:value="94.078913" calcext:value-type="float">
            <text:p>94,078913</text:p>
          </table:table-cell>
          <table:table-cell table:style-name="ce2" office:value-type="float" office:value="21.3103237152" calcext:value-type="float">
            <text:p>21,3103237152</text:p>
          </table:table-cell>
          <table:table-cell table:style-name="ce2" office:value-type="float" office:value="93.862478" calcext:value-type="float">
            <text:p>93,862478</text:p>
          </table:table-cell>
          <table:table-cell table:style-name="ce2" office:value-type="float" office:value="20.6262817383" calcext:value-type="float">
            <text:p>20,6262817383</text:p>
          </table:table-cell>
          <table:table-cell table:style-name="ce2" office:value-type="float" office:value="91.707164" calcext:value-type="float">
            <text:p>91,707164</text:p>
          </table:table-cell>
          <table:table-cell table:style-name="ce2" office:value-type="float" office:value="19.9288749695" calcext:value-type="float">
            <text:p>19,9288749695</text:p>
          </table:table-cell>
          <table:table-cell table:style-name="ce2" office:value-type="float" office:value="89.891672" calcext:value-type="float">
            <text:p>89,891672</text:p>
          </table:table-cell>
          <table:table-cell table:style-name="ce2" office:value-type="float" office:value="24.8250255585" calcext:value-type="float">
            <text:p>24,8250255585</text:p>
          </table:table-cell>
          <table:table-cell table:style-name="ce2" office:value-type="float" office:value="98.662463" calcext:value-type="float">
            <text:p>98,662463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18382645" calcext:value-type="float">
            <text:p>9,6918382645</text:p>
          </table:table-cell>
          <table:table-cell table:style-name="ce2" office:value-type="float" office:value="68.012302" calcext:value-type="float">
            <text:p>68,012302</text:p>
          </table:table-cell>
          <table:table-cell table:style-name="ce2" office:value-type="float" office:value="10.3251180649" calcext:value-type="float">
            <text:p>10,3251180649</text:p>
          </table:table-cell>
          <table:table-cell table:style-name="ce2" office:value-type="float" office:value="82.639144" calcext:value-type="float">
            <text:p>82,639144</text:p>
          </table:table-cell>
          <table:table-cell table:style-name="ce2" office:value-type="float" office:value="14.141579628" calcext:value-type="float">
            <text:p>14,141579628</text:p>
          </table:table-cell>
          <table:table-cell table:style-name="ce2" office:value-type="float" office:value="87.638622" calcext:value-type="float">
            <text:p>87,638622</text:p>
          </table:table-cell>
          <table:table-cell table:style-name="ce2" office:value-type="float" office:value="17.003446579" calcext:value-type="float">
            <text:p>17,003446579</text:p>
          </table:table-cell>
          <table:table-cell table:style-name="ce2" office:value-type="float" office:value="93.38205" calcext:value-type="float">
            <text:p>93,38205</text:p>
          </table:table-cell>
          <table:table-cell table:style-name="ce2" office:value-type="float" office:value="19.3588542938" calcext:value-type="float">
            <text:p>19,3588542938</text:p>
          </table:table-cell>
          <table:table-cell table:style-name="ce2" office:value-type="float" office:value="96.617311" calcext:value-type="float">
            <text:p>96,617311</text:p>
          </table:table-cell>
          <table:table-cell table:style-name="ce2" office:value-type="float" office:value="19.5549278259" calcext:value-type="float">
            <text:p>19,5549278259</text:p>
          </table:table-cell>
          <table:table-cell table:style-name="ce2" office:value-type="float" office:value="94.454044" calcext:value-type="float">
            <text:p>94,454044</text:p>
          </table:table-cell>
          <table:table-cell table:style-name="ce2" office:value-type="float" office:value="21.306684494" calcext:value-type="float">
            <text:p>21,306684494</text:p>
          </table:table-cell>
          <table:table-cell table:style-name="ce2" office:value-type="float" office:value="93.850435" calcext:value-type="float">
            <text:p>93,850435</text:p>
          </table:table-cell>
          <table:table-cell table:style-name="ce2" office:value-type="float" office:value="20.6179275513" calcext:value-type="float">
            <text:p>20,6179275513</text:p>
          </table:table-cell>
          <table:table-cell table:style-name="ce2" office:value-type="float" office:value="91.439762" calcext:value-type="float">
            <text:p>91,439762</text:p>
          </table:table-cell>
          <table:table-cell table:style-name="ce2" office:value-type="float" office:value="19.9313716888" calcext:value-type="float">
            <text:p>19,9313716888</text:p>
          </table:table-cell>
          <table:table-cell table:style-name="ce2" office:value-type="float" office:value="89.890611" calcext:value-type="float">
            <text:p>89,890611</text:p>
          </table:table-cell>
          <table:table-cell table:style-name="ce2" office:value-type="float" office:value="24.8140220642" calcext:value-type="float">
            <text:p>24,8140220642</text:p>
          </table:table-cell>
          <table:table-cell table:style-name="ce2" office:value-type="float" office:value="98.428001" calcext:value-type="float">
            <text:p>98,42800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24962997" calcext:value-type="float">
            <text:p>9,6924962997</text:p>
          </table:table-cell>
          <table:table-cell table:style-name="ce2" office:value-type="float" office:value="68.009493" calcext:value-type="float">
            <text:p>68,009493</text:p>
          </table:table-cell>
          <table:table-cell table:style-name="ce2" office:value-type="float" office:value="10.3231725693" calcext:value-type="float">
            <text:p>10,3231725693</text:p>
          </table:table-cell>
          <table:table-cell table:style-name="ce2" office:value-type="float" office:value="83.102535" calcext:value-type="float">
            <text:p>83,102535</text:p>
          </table:table-cell>
          <table:table-cell table:style-name="ce2" office:value-type="float" office:value="14.1348524094" calcext:value-type="float">
            <text:p>14,1348524094</text:p>
          </table:table-cell>
          <table:table-cell table:style-name="ce2" office:value-type="float" office:value="87.662275" calcext:value-type="float">
            <text:p>87,662275</text:p>
          </table:table-cell>
          <table:table-cell table:style-name="ce2" office:value-type="float" office:value="17.0014019012" calcext:value-type="float">
            <text:p>17,0014019012</text:p>
          </table:table-cell>
          <table:table-cell table:style-name="ce2" office:value-type="float" office:value="93.394211" calcext:value-type="float">
            <text:p>93,394211</text:p>
          </table:table-cell>
          <table:table-cell table:style-name="ce2" office:value-type="float" office:value="19.3609886169" calcext:value-type="float">
            <text:p>19,3609886169</text:p>
          </table:table-cell>
          <table:table-cell table:style-name="ce2" office:value-type="float" office:value="96.86074" calcext:value-type="float">
            <text:p>96,86074</text:p>
          </table:table-cell>
          <table:table-cell table:style-name="ce2" office:value-type="float" office:value="19.557264328" calcext:value-type="float">
            <text:p>19,557264328</text:p>
          </table:table-cell>
          <table:table-cell table:style-name="ce2" office:value-type="float" office:value="94.384244" calcext:value-type="float">
            <text:p>94,384244</text:p>
          </table:table-cell>
          <table:table-cell table:style-name="ce2" office:value-type="float" office:value="21.3021755219" calcext:value-type="float">
            <text:p>21,3021755219</text:p>
          </table:table-cell>
          <table:table-cell table:style-name="ce2" office:value-type="float" office:value="93.951764" calcext:value-type="float">
            <text:p>93,951764</text:p>
          </table:table-cell>
          <table:table-cell table:style-name="ce2" office:value-type="float" office:value="20.6233692169" calcext:value-type="float">
            <text:p>20,6233692169</text:p>
          </table:table-cell>
          <table:table-cell table:style-name="ce2" office:value-type="float" office:value="91.556799" calcext:value-type="float">
            <text:p>91,556799</text:p>
          </table:table-cell>
          <table:table-cell table:style-name="ce2" office:value-type="float" office:value="19.9150409698" calcext:value-type="float">
            <text:p>19,9150409698</text:p>
          </table:table-cell>
          <table:table-cell table:style-name="ce2" office:value-type="float" office:value="90.093631" calcext:value-type="float">
            <text:p>90,093631</text:p>
          </table:table-cell>
          <table:table-cell table:style-name="ce2" office:value-type="float" office:value="24.823759079" calcext:value-type="float">
            <text:p>24,823759079</text:p>
          </table:table-cell>
          <table:table-cell table:style-name="ce2" office:value-type="float" office:value="98.726439" calcext:value-type="float">
            <text:p>98,726439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84891891" calcext:value-type="float">
            <text:p>9,6984891891</text:p>
          </table:table-cell>
          <table:table-cell table:style-name="ce2" office:value-type="float" office:value="68.142179" calcext:value-type="float">
            <text:p>68,142179</text:p>
          </table:table-cell>
          <table:table-cell table:style-name="ce2" office:value-type="float" office:value="10.3250350952" calcext:value-type="float">
            <text:p>10,3250350952</text:p>
          </table:table-cell>
          <table:table-cell table:style-name="ce2" office:value-type="float" office:value="83.233685" calcext:value-type="float">
            <text:p>83,233685</text:p>
          </table:table-cell>
          <table:table-cell table:style-name="ce2" office:value-type="float" office:value="14.1327018738" calcext:value-type="float">
            <text:p>14,1327018738</text:p>
          </table:table-cell>
          <table:table-cell table:style-name="ce2" office:value-type="float" office:value="87.563937" calcext:value-type="float">
            <text:p>87,563937</text:p>
          </table:table-cell>
          <table:table-cell table:style-name="ce2" office:value-type="float" office:value="16.9997577667" calcext:value-type="float">
            <text:p>16,9997577667</text:p>
          </table:table-cell>
          <table:table-cell table:style-name="ce2" office:value-type="float" office:value="93.494014" calcext:value-type="float">
            <text:p>93,494014</text:p>
          </table:table-cell>
          <table:table-cell table:style-name="ce2" office:value-type="float" office:value="19.3577899933" calcext:value-type="float">
            <text:p>19,3577899933</text:p>
          </table:table-cell>
          <table:table-cell table:style-name="ce2" office:value-type="float" office:value="96.519283" calcext:value-type="float">
            <text:p>96,519283</text:p>
          </table:table-cell>
          <table:table-cell table:style-name="ce2" office:value-type="float" office:value="19.561378479" calcext:value-type="float">
            <text:p>19,561378479</text:p>
          </table:table-cell>
          <table:table-cell table:style-name="ce2" office:value-type="float" office:value="94.363637" calcext:value-type="float">
            <text:p>94,363637</text:p>
          </table:table-cell>
          <table:table-cell table:style-name="ce2" office:value-type="float" office:value="21.294090271" calcext:value-type="float">
            <text:p>21,294090271</text:p>
          </table:table-cell>
          <table:table-cell table:style-name="ce2" office:value-type="float" office:value="94.06577" calcext:value-type="float">
            <text:p>94,06577</text:p>
          </table:table-cell>
          <table:table-cell table:style-name="ce2" office:value-type="float" office:value="20.6299514771" calcext:value-type="float">
            <text:p>20,6299514771</text:p>
          </table:table-cell>
          <table:table-cell table:style-name="ce2" office:value-type="float" office:value="91.387537" calcext:value-type="float">
            <text:p>91,387537</text:p>
          </table:table-cell>
          <table:table-cell table:style-name="ce2" office:value-type="float" office:value="19.9059028625" calcext:value-type="float">
            <text:p>19,9059028625</text:p>
          </table:table-cell>
          <table:table-cell table:style-name="ce2" office:value-type="float" office:value="89.839952" calcext:value-type="float">
            <text:p>89,839952</text:p>
          </table:table-cell>
          <table:table-cell table:style-name="ce2" office:value-type="float" office:value="24.8322849274" calcext:value-type="float">
            <text:p>24,8322849274</text:p>
          </table:table-cell>
          <table:table-cell table:style-name="ce2" office:value-type="float" office:value="98.652671" calcext:value-type="float">
            <text:p>98,652671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29550171" calcext:value-type="float">
            <text:p>9,6929550171</text:p>
          </table:table-cell>
          <table:table-cell table:style-name="ce2" office:value-type="float" office:value="67.994962" calcext:value-type="float">
            <text:p>67,994962</text:p>
          </table:table-cell>
          <table:table-cell table:style-name="ce2" office:value-type="float" office:value="10.3240823746" calcext:value-type="float">
            <text:p>10,3240823746</text:p>
          </table:table-cell>
          <table:table-cell table:style-name="ce2" office:value-type="float" office:value="82.8137" calcext:value-type="float">
            <text:p>82,8137</text:p>
          </table:table-cell>
          <table:table-cell table:style-name="ce2" office:value-type="float" office:value="14.1369304657" calcext:value-type="float">
            <text:p>14,1369304657</text:p>
          </table:table-cell>
          <table:table-cell table:style-name="ce2" office:value-type="float" office:value="87.498764" calcext:value-type="float">
            <text:p>87,498764</text:p>
          </table:table-cell>
          <table:table-cell table:style-name="ce2" office:value-type="float" office:value="17.00415802" calcext:value-type="float">
            <text:p>17,00415802</text:p>
          </table:table-cell>
          <table:table-cell table:style-name="ce2" office:value-type="float" office:value="93.2501" calcext:value-type="float">
            <text:p>93,2501</text:p>
          </table:table-cell>
          <table:table-cell table:style-name="ce2" office:value-type="float" office:value="19.356628418" calcext:value-type="float">
            <text:p>19,356628418</text:p>
          </table:table-cell>
          <table:table-cell table:style-name="ce2" office:value-type="float" office:value="96.582362" calcext:value-type="float">
            <text:p>96,582362</text:p>
          </table:table-cell>
          <table:table-cell table:style-name="ce2" office:value-type="float" office:value="19.5633029938" calcext:value-type="float">
            <text:p>19,5633029938</text:p>
          </table:table-cell>
          <table:table-cell table:style-name="ce2" office:value-type="float" office:value="94.191255" calcext:value-type="float">
            <text:p>94,191255</text:p>
          </table:table-cell>
          <table:table-cell table:style-name="ce2" office:value-type="float" office:value="21.3059654236" calcext:value-type="float">
            <text:p>21,3059654236</text:p>
          </table:table-cell>
          <table:table-cell table:style-name="ce2" office:value-type="float" office:value="93.766831" calcext:value-type="float">
            <text:p>93,766831</text:p>
          </table:table-cell>
          <table:table-cell table:style-name="ce2" office:value-type="float" office:value="20.6200790405" calcext:value-type="float">
            <text:p>20,6200790405</text:p>
          </table:table-cell>
          <table:table-cell table:style-name="ce2" office:value-type="float" office:value="91.30444" calcext:value-type="float">
            <text:p>91,30444</text:p>
          </table:table-cell>
          <table:table-cell table:style-name="ce2" office:value-type="float" office:value="19.9206790924" calcext:value-type="float">
            <text:p>19,9206790924</text:p>
          </table:table-cell>
          <table:table-cell table:style-name="ce2" office:value-type="float" office:value="89.962274" calcext:value-type="float">
            <text:p>89,962274</text:p>
          </table:table-cell>
          <table:table-cell table:style-name="ce2" office:value-type="float" office:value="24.8164405823" calcext:value-type="float">
            <text:p>24,8164405823</text:p>
          </table:table-cell>
          <table:table-cell table:style-name="ce2" office:value-type="float" office:value="98.699829" calcext:value-type="float">
            <text:p>98,699829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62957382" calcext:value-type="float">
            <text:p>9,6962957382</text:p>
          </table:table-cell>
          <table:table-cell table:style-name="ce2" office:value-type="float" office:value="68.037989" calcext:value-type="float">
            <text:p>68,037989</text:p>
          </table:table-cell>
          <table:table-cell table:style-name="ce2" office:value-type="float" office:value="10.3231039047" calcext:value-type="float">
            <text:p>10,3231039047</text:p>
          </table:table-cell>
          <table:table-cell table:style-name="ce2" office:value-type="float" office:value="82.829915" calcext:value-type="float">
            <text:p>82,829915</text:p>
          </table:table-cell>
          <table:table-cell table:style-name="ce2" office:value-type="float" office:value="14.1340274811" calcext:value-type="float">
            <text:p>14,1340274811</text:p>
          </table:table-cell>
          <table:table-cell table:style-name="ce2" office:value-type="float" office:value="87.632803" calcext:value-type="float">
            <text:p>87,632803</text:p>
          </table:table-cell>
          <table:table-cell table:style-name="ce2" office:value-type="float" office:value="16.9969768524" calcext:value-type="float">
            <text:p>16,9969768524</text:p>
          </table:table-cell>
          <table:table-cell table:style-name="ce2" office:value-type="float" office:value="93.134155" calcext:value-type="float">
            <text:p>93,134155</text:p>
          </table:table-cell>
          <table:table-cell table:style-name="ce2" office:value-type="float" office:value="19.3565540314" calcext:value-type="float">
            <text:p>19,3565540314</text:p>
          </table:table-cell>
          <table:table-cell table:style-name="ce2" office:value-type="float" office:value="96.375437" calcext:value-type="float">
            <text:p>96,375437</text:p>
          </table:table-cell>
          <table:table-cell table:style-name="ce2" office:value-type="float" office:value="19.5616016388" calcext:value-type="float">
            <text:p>19,5616016388</text:p>
          </table:table-cell>
          <table:table-cell table:style-name="ce2" office:value-type="float" office:value="94.466481" calcext:value-type="float">
            <text:p>94,466481</text:p>
          </table:table-cell>
          <table:table-cell table:style-name="ce2" office:value-type="float" office:value="21.3120307922" calcext:value-type="float">
            <text:p>21,3120307922</text:p>
          </table:table-cell>
          <table:table-cell table:style-name="ce2" office:value-type="float" office:value="94.209099" calcext:value-type="float">
            <text:p>94,209099</text:p>
          </table:table-cell>
          <table:table-cell table:style-name="ce2" office:value-type="float" office:value="20.6269302368" calcext:value-type="float">
            <text:p>20,6269302368</text:p>
          </table:table-cell>
          <table:table-cell table:style-name="ce2" office:value-type="float" office:value="91.41406" calcext:value-type="float">
            <text:p>91,41406</text:p>
          </table:table-cell>
          <table:table-cell table:style-name="ce2" office:value-type="float" office:value="19.9167938232" calcext:value-type="float">
            <text:p>19,9167938232</text:p>
          </table:table-cell>
          <table:table-cell table:style-name="ce2" office:value-type="float" office:value="89.837157" calcext:value-type="float">
            <text:p>89,837157</text:p>
          </table:table-cell>
          <table:table-cell table:style-name="ce2" office:value-type="float" office:value="24.8244533539" calcext:value-type="float">
            <text:p>24,8244533539</text:p>
          </table:table-cell>
          <table:table-cell table:style-name="ce2" office:value-type="float" office:value="98.448345" calcext:value-type="float">
            <text:p>98,448345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42005157" calcext:value-type="float">
            <text:p>9,6942005157</text:p>
          </table:table-cell>
          <table:table-cell table:style-name="ce2" office:value-type="float" office:value="67.993045" calcext:value-type="float">
            <text:p>67,993045</text:p>
          </table:table-cell>
          <table:table-cell table:style-name="ce2" office:value-type="float" office:value="10.3232793808" calcext:value-type="float">
            <text:p>10,3232793808</text:p>
          </table:table-cell>
          <table:table-cell table:style-name="ce2" office:value-type="float" office:value="82.820169" calcext:value-type="float">
            <text:p>82,820169</text:p>
          </table:table-cell>
          <table:table-cell table:style-name="ce2" office:value-type="float" office:value="14.1346473694" calcext:value-type="float">
            <text:p>14,1346473694</text:p>
          </table:table-cell>
          <table:table-cell table:style-name="ce2" office:value-type="float" office:value="87.768196" calcext:value-type="float">
            <text:p>87,768196</text:p>
          </table:table-cell>
          <table:table-cell table:style-name="ce2" office:value-type="float" office:value="17.0019512177" calcext:value-type="float">
            <text:p>17,0019512177</text:p>
          </table:table-cell>
          <table:table-cell table:style-name="ce2" office:value-type="float" office:value="93.141316" calcext:value-type="float">
            <text:p>93,141316</text:p>
          </table:table-cell>
          <table:table-cell table:style-name="ce2" office:value-type="float" office:value="19.3571472168" calcext:value-type="float">
            <text:p>19,3571472168</text:p>
          </table:table-cell>
          <table:table-cell table:style-name="ce2" office:value-type="float" office:value="96.428957" calcext:value-type="float">
            <text:p>96,428957</text:p>
          </table:table-cell>
          <table:table-cell table:style-name="ce2" office:value-type="float" office:value="19.565782547" calcext:value-type="float">
            <text:p>19,565782547</text:p>
          </table:table-cell>
          <table:table-cell table:style-name="ce2" office:value-type="float" office:value="94.30863" calcext:value-type="float">
            <text:p>94,30863</text:p>
          </table:table-cell>
          <table:table-cell table:style-name="ce2" office:value-type="float" office:value="21.307100296" calcext:value-type="float">
            <text:p>21,307100296</text:p>
          </table:table-cell>
          <table:table-cell table:style-name="ce2" office:value-type="float" office:value="93.936688" calcext:value-type="float">
            <text:p>93,936688</text:p>
          </table:table-cell>
          <table:table-cell table:style-name="ce2" office:value-type="float" office:value="20.6363601685" calcext:value-type="float">
            <text:p>20,6363601685</text:p>
          </table:table-cell>
          <table:table-cell table:style-name="ce2" office:value-type="float" office:value="91.330621" calcext:value-type="float">
            <text:p>91,330621</text:p>
          </table:table-cell>
          <table:table-cell table:style-name="ce2" office:value-type="float" office:value="19.921962738" calcext:value-type="float">
            <text:p>19,921962738</text:p>
          </table:table-cell>
          <table:table-cell table:style-name="ce2" office:value-type="float" office:value="90.12023" calcext:value-type="float">
            <text:p>90,12023</text:p>
          </table:table-cell>
          <table:table-cell table:style-name="ce2" office:value-type="float" office:value="24.8213882446" calcext:value-type="float">
            <text:p>24,8213882446</text:p>
          </table:table-cell>
          <table:table-cell table:style-name="ce2" office:value-type="float" office:value="98.568345" calcext:value-type="float">
            <text:p>98,568345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0522919" calcext:value-type="float">
            <text:p>9,6930522919</text:p>
          </table:table-cell>
          <table:table-cell table:style-name="ce2" office:value-type="float" office:value="68.01807" calcext:value-type="float">
            <text:p>68,01807</text:p>
          </table:table-cell>
          <table:table-cell table:style-name="ce2" office:value-type="float" office:value="10.3245477676" calcext:value-type="float">
            <text:p>10,3245477676</text:p>
          </table:table-cell>
          <table:table-cell table:style-name="ce2" office:value-type="float" office:value="82.862972" calcext:value-type="float">
            <text:p>82,862972</text:p>
          </table:table-cell>
          <table:table-cell table:style-name="ce2" office:value-type="float" office:value="14.1389436722" calcext:value-type="float">
            <text:p>14,1389436722</text:p>
          </table:table-cell>
          <table:table-cell table:style-name="ce2" office:value-type="float" office:value="87.663492" calcext:value-type="float">
            <text:p>87,663492</text:p>
          </table:table-cell>
          <table:table-cell table:style-name="ce2" office:value-type="float" office:value="17.0064849854" calcext:value-type="float">
            <text:p>17,0064849854</text:p>
          </table:table-cell>
          <table:table-cell table:style-name="ce2" office:value-type="float" office:value="93.360882" calcext:value-type="float">
            <text:p>93,360882</text:p>
          </table:table-cell>
          <table:table-cell table:style-name="ce2" office:value-type="float" office:value="19.3483505249" calcext:value-type="float">
            <text:p>19,3483505249</text:p>
          </table:table-cell>
          <table:table-cell table:style-name="ce2" office:value-type="float" office:value="96.553843" calcext:value-type="float">
            <text:p>96,553843</text:p>
          </table:table-cell>
          <table:table-cell table:style-name="ce2" office:value-type="float" office:value="19.573184967" calcext:value-type="float">
            <text:p>19,573184967</text:p>
          </table:table-cell>
          <table:table-cell table:style-name="ce2" office:value-type="float" office:value="94.418286" calcext:value-type="float">
            <text:p>94,418286</text:p>
          </table:table-cell>
          <table:table-cell table:style-name="ce2" office:value-type="float" office:value="21.3066444397" calcext:value-type="float">
            <text:p>21,3066444397</text:p>
          </table:table-cell>
          <table:table-cell table:style-name="ce2" office:value-type="float" office:value="93.740582" calcext:value-type="float">
            <text:p>93,740582</text:p>
          </table:table-cell>
          <table:table-cell table:style-name="ce2" office:value-type="float" office:value="20.6176700592" calcext:value-type="float">
            <text:p>20,6176700592</text:p>
          </table:table-cell>
          <table:table-cell table:style-name="ce2" office:value-type="float" office:value="91.526385" calcext:value-type="float">
            <text:p>91,526385</text:p>
          </table:table-cell>
          <table:table-cell table:style-name="ce2" office:value-type="float" office:value="19.912689209" calcext:value-type="float">
            <text:p>19,912689209</text:p>
          </table:table-cell>
          <table:table-cell table:style-name="ce2" office:value-type="float" office:value="89.863727" calcext:value-type="float">
            <text:p>89,863727</text:p>
          </table:table-cell>
          <table:table-cell table:style-name="ce2" office:value-type="float" office:value="24.8314590454" calcext:value-type="float">
            <text:p>24,8314590454</text:p>
          </table:table-cell>
          <table:table-cell table:style-name="ce2" office:value-type="float" office:value="98.411172" calcext:value-type="float">
            <text:p>98,41117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7379837" calcext:value-type="float">
            <text:p>9,6937379837</text:p>
          </table:table-cell>
          <table:table-cell table:style-name="ce2" office:value-type="float" office:value="68.163962" calcext:value-type="float">
            <text:p>68,163962</text:p>
          </table:table-cell>
          <table:table-cell table:style-name="ce2" office:value-type="float" office:value="10.3263883591" calcext:value-type="float">
            <text:p>10,3263883591</text:p>
          </table:table-cell>
          <table:table-cell table:style-name="ce2" office:value-type="float" office:value="82.678593" calcext:value-type="float">
            <text:p>82,678593</text:p>
          </table:table-cell>
          <table:table-cell table:style-name="ce2" office:value-type="float" office:value="14.1334657669" calcext:value-type="float">
            <text:p>14,1334657669</text:p>
          </table:table-cell>
          <table:table-cell table:style-name="ce2" office:value-type="float" office:value="87.478104" calcext:value-type="float">
            <text:p>87,478104</text:p>
          </table:table-cell>
          <table:table-cell table:style-name="ce2" office:value-type="float" office:value="17.0027599335" calcext:value-type="float">
            <text:p>17,0027599335</text:p>
          </table:table-cell>
          <table:table-cell table:style-name="ce2" office:value-type="float" office:value="93.294088" calcext:value-type="float">
            <text:p>93,294088</text:p>
          </table:table-cell>
          <table:table-cell table:style-name="ce2" office:value-type="float" office:value="19.3563194275" calcext:value-type="float">
            <text:p>19,3563194275</text:p>
          </table:table-cell>
          <table:table-cell table:style-name="ce2" office:value-type="float" office:value="96.441891" calcext:value-type="float">
            <text:p>96,441891</text:p>
          </table:table-cell>
          <table:table-cell table:style-name="ce2" office:value-type="float" office:value="19.56731987" calcext:value-type="float">
            <text:p>19,56731987</text:p>
          </table:table-cell>
          <table:table-cell table:style-name="ce2" office:value-type="float" office:value="94.368138" calcext:value-type="float">
            <text:p>94,368138</text:p>
          </table:table-cell>
          <table:table-cell table:style-name="ce2" office:value-type="float" office:value="21.2941875458" calcext:value-type="float">
            <text:p>21,2941875458</text:p>
          </table:table-cell>
          <table:table-cell table:style-name="ce2" office:value-type="float" office:value="93.764191" calcext:value-type="float">
            <text:p>93,764191</text:p>
          </table:table-cell>
          <table:table-cell table:style-name="ce2" office:value-type="float" office:value="20.6219120026" calcext:value-type="float">
            <text:p>20,6219120026</text:p>
          </table:table-cell>
          <table:table-cell table:style-name="ce2" office:value-type="float" office:value="91.373104" calcext:value-type="float">
            <text:p>91,373104</text:p>
          </table:table-cell>
          <table:table-cell table:style-name="ce2" office:value-type="float" office:value="19.9026088715" calcext:value-type="float">
            <text:p>19,9026088715</text:p>
          </table:table-cell>
          <table:table-cell table:style-name="ce2" office:value-type="float" office:value="89.971736" calcext:value-type="float">
            <text:p>89,971736</text:p>
          </table:table-cell>
          <table:table-cell table:style-name="ce2" office:value-type="float" office:value="24.7400093079" calcext:value-type="float">
            <text:p>24,7400093079</text:p>
          </table:table-cell>
          <table:table-cell table:style-name="ce2" office:value-type="float" office:value="98.509513" calcext:value-type="float">
            <text:p>98,509513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04878616" calcext:value-type="float">
            <text:p>9,6904878616</text:p>
          </table:table-cell>
          <table:table-cell table:style-name="ce2" office:value-type="float" office:value="68.074344" calcext:value-type="float">
            <text:p>68,074344</text:p>
          </table:table-cell>
          <table:table-cell table:style-name="ce2" office:value-type="float" office:value="10.3234643936" calcext:value-type="float">
            <text:p>10,3234643936</text:p>
          </table:table-cell>
          <table:table-cell table:style-name="ce2" office:value-type="float" office:value="83.059197" calcext:value-type="float">
            <text:p>83,059197</text:p>
          </table:table-cell>
          <table:table-cell table:style-name="ce2" office:value-type="float" office:value="14.1339359283" calcext:value-type="float">
            <text:p>14,1339359283</text:p>
          </table:table-cell>
          <table:table-cell table:style-name="ce2" office:value-type="float" office:value="87.397356" calcext:value-type="float">
            <text:p>87,397356</text:p>
          </table:table-cell>
          <table:table-cell table:style-name="ce2" office:value-type="float" office:value="17.0039901733" calcext:value-type="float">
            <text:p>17,0039901733</text:p>
          </table:table-cell>
          <table:table-cell table:style-name="ce2" office:value-type="float" office:value="93.265163" calcext:value-type="float">
            <text:p>93,265163</text:p>
          </table:table-cell>
          <table:table-cell table:style-name="ce2" office:value-type="float" office:value="19.3659439087" calcext:value-type="float">
            <text:p>19,3659439087</text:p>
          </table:table-cell>
          <table:table-cell table:style-name="ce2" office:value-type="float" office:value="96.657881" calcext:value-type="float">
            <text:p>96,657881</text:p>
          </table:table-cell>
          <table:table-cell table:style-name="ce2" office:value-type="float" office:value="19.5668258667" calcext:value-type="float">
            <text:p>19,5668258667</text:p>
          </table:table-cell>
          <table:table-cell table:style-name="ce2" office:value-type="float" office:value="94.488425" calcext:value-type="float">
            <text:p>94,488425</text:p>
          </table:table-cell>
          <table:table-cell table:style-name="ce2" office:value-type="float" office:value="21.2946567535" calcext:value-type="float">
            <text:p>21,2946567535</text:p>
          </table:table-cell>
          <table:table-cell table:style-name="ce2" office:value-type="float" office:value="93.921519" calcext:value-type="float">
            <text:p>93,921519</text:p>
          </table:table-cell>
          <table:table-cell table:style-name="ce2" office:value-type="float" office:value="20.6279735565" calcext:value-type="float">
            <text:p>20,6279735565</text:p>
          </table:table-cell>
          <table:table-cell table:style-name="ce2" office:value-type="float" office:value="91.464711" calcext:value-type="float">
            <text:p>91,464711</text:p>
          </table:table-cell>
          <table:table-cell table:style-name="ce2" office:value-type="float" office:value="19.9242610931" calcext:value-type="float">
            <text:p>19,9242610931</text:p>
          </table:table-cell>
          <table:table-cell table:style-name="ce2" office:value-type="float" office:value="90.218858" calcext:value-type="float">
            <text:p>90,218858</text:p>
          </table:table-cell>
          <table:table-cell table:style-name="ce2" office:value-type="float" office:value="24.7616348267" calcext:value-type="float">
            <text:p>24,7616348267</text:p>
          </table:table-cell>
          <table:table-cell table:style-name="ce2" office:value-type="float" office:value="98.497444" calcext:value-type="float">
            <text:p>98,497444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2621002" calcext:value-type="float">
            <text:p>9,6932621002</text:p>
          </table:table-cell>
          <table:table-cell table:style-name="ce2" office:value-type="float" office:value="68.450341" calcext:value-type="float">
            <text:p>68,450341</text:p>
          </table:table-cell>
          <table:table-cell table:style-name="ce2" office:value-type="float" office:value="10.3235616684" calcext:value-type="float">
            <text:p>10,3235616684</text:p>
          </table:table-cell>
          <table:table-cell table:style-name="ce2" office:value-type="float" office:value="82.699599" calcext:value-type="float">
            <text:p>82,699599</text:p>
          </table:table-cell>
          <table:table-cell table:style-name="ce2" office:value-type="float" office:value="14.141705513" calcext:value-type="float">
            <text:p>14,141705513</text:p>
          </table:table-cell>
          <table:table-cell table:style-name="ce2" office:value-type="float" office:value="87.619158" calcext:value-type="float">
            <text:p>87,619158</text:p>
          </table:table-cell>
          <table:table-cell table:style-name="ce2" office:value-type="float" office:value="17.0026702881" calcext:value-type="float">
            <text:p>17,0026702881</text:p>
          </table:table-cell>
          <table:table-cell table:style-name="ce2" office:value-type="float" office:value="93.225361" calcext:value-type="float">
            <text:p>93,225361</text:p>
          </table:table-cell>
          <table:table-cell table:style-name="ce2" office:value-type="float" office:value="19.3579807281" calcext:value-type="float">
            <text:p>19,3579807281</text:p>
          </table:table-cell>
          <table:table-cell table:style-name="ce2" office:value-type="float" office:value="96.453535" calcext:value-type="float">
            <text:p>96,453535</text:p>
          </table:table-cell>
          <table:table-cell table:style-name="ce2" office:value-type="float" office:value="19.5689754486" calcext:value-type="float">
            <text:p>19,5689754486</text:p>
          </table:table-cell>
          <table:table-cell table:style-name="ce2" office:value-type="float" office:value="94.109078" calcext:value-type="float">
            <text:p>94,109078</text:p>
          </table:table-cell>
          <table:table-cell table:style-name="ce2" office:value-type="float" office:value="21.3001594543" calcext:value-type="float">
            <text:p>21,3001594543</text:p>
          </table:table-cell>
          <table:table-cell table:style-name="ce2" office:value-type="float" office:value="93.919241" calcext:value-type="float">
            <text:p>93,919241</text:p>
          </table:table-cell>
          <table:table-cell table:style-name="ce2" office:value-type="float" office:value="20.6222629547" calcext:value-type="float">
            <text:p>20,6222629547</text:p>
          </table:table-cell>
          <table:table-cell table:style-name="ce2" office:value-type="float" office:value="91.390326" calcext:value-type="float">
            <text:p>91,390326</text:p>
          </table:table-cell>
          <table:table-cell table:style-name="ce2" office:value-type="float" office:value="19.9250240326" calcext:value-type="float">
            <text:p>19,9250240326</text:p>
          </table:table-cell>
          <table:table-cell table:style-name="ce2" office:value-type="float" office:value="89.825997" calcext:value-type="float">
            <text:p>89,825997</text:p>
          </table:table-cell>
          <table:table-cell table:style-name="ce2" office:value-type="float" office:value="24.7409725189" calcext:value-type="float">
            <text:p>24,7409725189</text:p>
          </table:table-cell>
          <table:table-cell table:style-name="ce2" office:value-type="float" office:value="98.350666" calcext:value-type="float">
            <text:p>98,350666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30608749" calcext:value-type="float">
            <text:p>9,6930608749</text:p>
          </table:table-cell>
          <table:table-cell table:style-name="ce2" office:value-type="float" office:value="68.000074" calcext:value-type="float">
            <text:p>68,000074</text:p>
          </table:table-cell>
          <table:table-cell table:style-name="ce2" office:value-type="float" office:value="10.3252677917" calcext:value-type="float">
            <text:p>10,3252677917</text:p>
          </table:table-cell>
          <table:table-cell table:style-name="ce2" office:value-type="float" office:value="82.925514" calcext:value-type="float">
            <text:p>82,925514</text:p>
          </table:table-cell>
          <table:table-cell table:style-name="ce2" office:value-type="float" office:value="14.1345710754" calcext:value-type="float">
            <text:p>14,1345710754</text:p>
          </table:table-cell>
          <table:table-cell table:style-name="ce2" office:value-type="float" office:value="87.664493" calcext:value-type="float">
            <text:p>87,664493</text:p>
          </table:table-cell>
          <table:table-cell table:style-name="ce2" office:value-type="float" office:value="16.9981994629" calcext:value-type="float">
            <text:p>16,9981994629</text:p>
          </table:table-cell>
          <table:table-cell table:style-name="ce2" office:value-type="float" office:value="93.456262" calcext:value-type="float">
            <text:p>93,456262</text:p>
          </table:table-cell>
          <table:table-cell table:style-name="ce2" office:value-type="float" office:value="19.3603153229" calcext:value-type="float">
            <text:p>19,3603153229</text:p>
          </table:table-cell>
          <table:table-cell table:style-name="ce2" office:value-type="float" office:value="96.754855" calcext:value-type="float">
            <text:p>96,754855</text:p>
          </table:table-cell>
          <table:table-cell table:style-name="ce2" office:value-type="float" office:value="19.5677547455" calcext:value-type="float">
            <text:p>19,5677547455</text:p>
          </table:table-cell>
          <table:table-cell table:style-name="ce2" office:value-type="float" office:value="94.230831" calcext:value-type="float">
            <text:p>94,230831</text:p>
          </table:table-cell>
          <table:table-cell table:style-name="ce2" office:value-type="float" office:value="21.2970676422" calcext:value-type="float">
            <text:p>21,2970676422</text:p>
          </table:table-cell>
          <table:table-cell table:style-name="ce2" office:value-type="float" office:value="93.726514" calcext:value-type="float">
            <text:p>93,726514</text:p>
          </table:table-cell>
          <table:table-cell table:style-name="ce2" office:value-type="float" office:value="20.6210269928" calcext:value-type="float">
            <text:p>20,6210269928</text:p>
          </table:table-cell>
          <table:table-cell table:style-name="ce2" office:value-type="float" office:value="91.490337" calcext:value-type="float">
            <text:p>91,490337</text:p>
          </table:table-cell>
          <table:table-cell table:style-name="ce2" office:value-type="float" office:value="19.9182739258" calcext:value-type="float">
            <text:p>19,9182739258</text:p>
          </table:table-cell>
          <table:table-cell table:style-name="ce2" office:value-type="float" office:value="89.774993" calcext:value-type="float">
            <text:p>89,774993</text:p>
          </table:table-cell>
          <table:table-cell table:style-name="ce2" office:value-type="float" office:value="24.7449016571" calcext:value-type="float">
            <text:p>24,7449016571</text:p>
          </table:table-cell>
          <table:table-cell table:style-name="ce2" office:value-type="float" office:value="98.317063" calcext:value-type="float">
            <text:p>98,317063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692858696" calcext:value-type="float">
            <text:p>9,692858696</text:p>
          </table:table-cell>
          <table:table-cell table:style-name="ce2" office:value-type="float" office:value="68.000293" calcext:value-type="float">
            <text:p>68,000293</text:p>
          </table:table-cell>
          <table:table-cell table:style-name="ce2" office:value-type="float" office:value="10.3244581223" calcext:value-type="float">
            <text:p>10,3244581223</text:p>
          </table:table-cell>
          <table:table-cell table:style-name="ce2" office:value-type="float" office:value="82.974144" calcext:value-type="float">
            <text:p>82,974144</text:p>
          </table:table-cell>
          <table:table-cell table:style-name="ce2" office:value-type="float" office:value="14.1396837234" calcext:value-type="float">
            <text:p>14,1396837234</text:p>
          </table:table-cell>
          <table:table-cell table:style-name="ce2" office:value-type="float" office:value="87.769298" calcext:value-type="float">
            <text:p>87,769298</text:p>
          </table:table-cell>
          <table:table-cell table:style-name="ce2" office:value-type="float" office:value="17.0055274963" calcext:value-type="float">
            <text:p>17,0055274963</text:p>
          </table:table-cell>
          <table:table-cell table:style-name="ce2" office:value-type="float" office:value="93.371708" calcext:value-type="float">
            <text:p>93,371708</text:p>
          </table:table-cell>
          <table:table-cell table:style-name="ce2" office:value-type="float" office:value="19.3545722961" calcext:value-type="float">
            <text:p>19,3545722961</text:p>
          </table:table-cell>
          <table:table-cell table:style-name="ce2" office:value-type="float" office:value="96.369929" calcext:value-type="float">
            <text:p>96,369929</text:p>
          </table:table-cell>
          <table:table-cell table:style-name="ce2" office:value-type="float" office:value="19.563041687" calcext:value-type="float">
            <text:p>19,563041687</text:p>
          </table:table-cell>
          <table:table-cell table:style-name="ce2" office:value-type="float" office:value="94.162885" calcext:value-type="float">
            <text:p>94,162885</text:p>
          </table:table-cell>
          <table:table-cell table:style-name="ce2" office:value-type="float" office:value="21.3041763306" calcext:value-type="float">
            <text:p>21,3041763306</text:p>
          </table:table-cell>
          <table:table-cell table:style-name="ce2" office:value-type="float" office:value="93.911273" calcext:value-type="float">
            <text:p>93,911273</text:p>
          </table:table-cell>
          <table:table-cell table:style-name="ce2" office:value-type="float" office:value="20.6226902008" calcext:value-type="float">
            <text:p>20,6226902008</text:p>
          </table:table-cell>
          <table:table-cell table:style-name="ce2" office:value-type="float" office:value="91.539084" calcext:value-type="float">
            <text:p>91,539084</text:p>
          </table:table-cell>
          <table:table-cell table:style-name="ce2" office:value-type="float" office:value="19.920419693" calcext:value-type="float">
            <text:p>19,920419693</text:p>
          </table:table-cell>
          <table:table-cell table:style-name="ce2" office:value-type="float" office:value="90.058554" calcext:value-type="float">
            <text:p>90,058554</text:p>
          </table:table-cell>
          <table:table-cell table:style-name="ce2" office:value-type="float" office:value="24.809387207" calcext:value-type="float">
            <text:p>24,809387207</text:p>
          </table:table-cell>
          <table:table-cell table:style-name="ce2" office:value-type="float" office:value="98.463885" calcext:value-type="float">
            <text:p>98,463885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AVERAGE([.B7:.B36])" office:value-type="float" office:value="9.69468218485" calcext:value-type="float">
            <text:p>9,6946821849</text:p>
          </table:table-cell>
          <table:table-cell table:style-name="ce3" table:formula="of:=AVERAGE([.C7:.C36])" office:value-type="float" office:value="68.3386904666667" calcext:value-type="float">
            <text:p>68,3386904667</text:p>
          </table:table-cell>
          <table:table-cell table:style-name="ce3" table:formula="of:=AVERAGE([.D7:.D36])" office:value-type="float" office:value="10.32458410263" calcext:value-type="float">
            <text:p>10,3245841026</text:p>
          </table:table-cell>
          <table:table-cell table:style-name="ce3" table:formula="of:=AVERAGE([.E7:.E36])" office:value-type="float" office:value="82.9892666" calcext:value-type="float">
            <text:p>82,9892666</text:p>
          </table:table-cell>
          <table:table-cell table:style-name="ce3" table:formula="of:=AVERAGE([.F7:.F36])" office:value-type="float" office:value="14.1347500483133" calcext:value-type="float">
            <text:p>14,1347500483</text:p>
          </table:table-cell>
          <table:table-cell table:style-name="ce3" table:formula="of:=AVERAGE([.G7:.G36])" office:value-type="float" office:value="87.6182408333333" calcext:value-type="float">
            <text:p>87,6182408333</text:p>
          </table:table-cell>
          <table:table-cell table:style-name="ce3" table:formula="of:=AVERAGE([.H7:.H36])" office:value-type="float" office:value="17.00287208558" calcext:value-type="float">
            <text:p>17,0028720856</text:p>
          </table:table-cell>
          <table:table-cell table:style-name="ce3" table:formula="of:=AVERAGE([.I7:.I36])" office:value-type="float" office:value="93.3058669" calcext:value-type="float">
            <text:p>93,3058669</text:p>
          </table:table-cell>
          <table:table-cell table:style-name="ce3" table:formula="of:=AVERAGE([.J7:.J36])" office:value-type="float" office:value="19.3561402638733" calcext:value-type="float">
            <text:p>19,3561402639</text:p>
          </table:table-cell>
          <table:table-cell table:style-name="ce3" table:formula="of:=AVERAGE([.K7:.K36])" office:value-type="float" office:value="96.4917641" calcext:value-type="float">
            <text:p>96,4917641</text:p>
          </table:table-cell>
          <table:table-cell table:style-name="ce3" table:formula="of:=AVERAGE([.L7:.L36])" office:value-type="float" office:value="19.5636786142933" calcext:value-type="float">
            <text:p>19,5636786143</text:p>
          </table:table-cell>
          <table:table-cell table:style-name="ce3" table:formula="of:=AVERAGE([.M7:.M36])" office:value-type="float" office:value="94.3232736666667" calcext:value-type="float">
            <text:p>94,3232736667</text:p>
          </table:table-cell>
          <table:table-cell table:style-name="ce3" table:formula="of:=AVERAGE([.N7:.N36])" office:value-type="float" office:value="21.3018337249733" calcext:value-type="float">
            <text:p>21,301833725</text:p>
          </table:table-cell>
          <table:table-cell table:style-name="ce3" table:formula="of:=AVERAGE([.O7:.O36])" office:value-type="float" office:value="93.9083632333334" calcext:value-type="float">
            <text:p>93,9083632333</text:p>
          </table:table-cell>
          <table:table-cell table:style-name="ce3" table:formula="of:=AVERAGE([.P7:.P36])" office:value-type="float" office:value="20.6252391179433" calcext:value-type="float">
            <text:p>20,6252391179</text:p>
          </table:table-cell>
          <table:table-cell table:style-name="ce3" table:formula="of:=AVERAGE([.Q7:.Q36])" office:value-type="float" office:value="91.4859503333333" calcext:value-type="float">
            <text:p>91,4859503333</text:p>
          </table:table-cell>
          <table:table-cell table:style-name="ce3" table:formula="of:=AVERAGE([.R7:.R36])" office:value-type="float" office:value="19.91744817098" calcext:value-type="float">
            <text:p>19,917448171</text:p>
          </table:table-cell>
          <table:table-cell table:style-name="ce3" table:formula="of:=AVERAGE([.S7:.S36])" office:value-type="float" office:value="89.9270754" calcext:value-type="float">
            <text:p>89,9270754</text:p>
          </table:table-cell>
          <table:table-cell table:style-name="ce3" table:formula="of:=AVERAGE([.T7:.T36])" office:value-type="float" office:value="24.79982058207" calcext:value-type="float">
            <text:p>24,7998205821</text:p>
          </table:table-cell>
          <table:table-cell table:style-name="ce3" table:formula="of:=AVERAGE([.U7:.U36])" office:value-type="float" office:value="98.4907771666667" calcext:value-type="float">
            <text:p>98,4907771667</text:p>
          </table:table-cell>
          <table:table-cell table:style-name="ce3" table:formula="of:=AVERAGE([.V7:.V36])" office:value-type="float" office:value="22.4848499298" calcext:value-type="float">
            <text:p>22,4848499298</text:p>
          </table:table-cell>
          <table:table-cell table:style-name="ce3" table:formula="of:=AVERAGE([.W7:.W36])" office:value-type="float" office:value="88.577381" calcext:value-type="float">
            <text:p>88,577381</text:p>
          </table:table-cell>
          <table:table-cell table:style-name="ce3" table:formula="of:=AVERAGE([.X7:.X36])" office:value-type="float" office:value="30.43784046175" calcext:value-type="float">
            <text:p>30,4378404618</text:p>
          </table:table-cell>
          <table:table-cell table:style-name="ce3" table:formula="of:=AVERAGE([.Y7:.Y36])" office:value-type="float" office:value="97.6958935" calcext:value-type="float">
            <text:p>97,6958935</text:p>
          </table:table-cell>
          <table:table-cell table:style-name="ce3" table:formula="of:=AVERAGE([.Z7:.Z36])" office:value-type="float" office:value="32.62522125245" calcext:value-type="float">
            <text:p>32,6252212525</text:p>
          </table:table-cell>
          <table:table-cell table:style-name="ce3" table:formula="of:=AVERAGE([.AA7:.AA36])" office:value-type="float" office:value="99.3607525" calcext:value-type="float">
            <text:p>99,3607525</text:p>
          </table:table-cell>
          <table:table-cell table:style-name="ce3" table:formula="of:=AVERAGE([.AB7:.AB36])" office:value-type="float" office:value="41.37938308715" calcext:value-type="float">
            <text:p>41,3793830872</text:p>
          </table:table-cell>
          <table:table-cell table:style-name="ce3" table:formula="of:=AVERAGE([.AC7:.AC36])" office:value-type="float" office:value="115.256036" calcext:value-type="float">
            <text:p>115,256036</text:p>
          </table:table-cell>
          <table:table-cell table:style-name="ce3" table:formula="of:=AVERAGE([.AD7:.AD36])" office:value-type="float" office:value="32.1192035675" calcext:value-type="float">
            <text:p>32,1192035675</text:p>
          </table:table-cell>
          <table:table-cell table:style-name="ce3" table:formula="of:=AVERAGE([.AE7:.AE36])" office:value-type="float" office:value="98.0675035" calcext:value-type="float">
            <text:p>98,0675035</text:p>
          </table:table-cell>
        </table:table-row>
        <table:table-row table:style-name="ro2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Tempo total de execução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Compilação</text:p>
          </table:table-cell>
          <table:table-cell office:value-type="string" calcext:value-type="string">
            <text:p>Interpretação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float" office:value="68.3386904666667" calcext:value-type="float">
            <text:p>68,3386904667</text:p>
          </table:table-cell>
          <table:table-cell table:style-name="ce4" office:value-type="float" office:value="14.5500204666667" calcext:value-type="float">
            <text:p>14,550020466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82.9892666" calcext:value-type="float">
            <text:p>82,9892666</text:p>
          </table:table-cell>
          <table:table-cell table:style-name="ce5" office:value-type="float" office:value="24.7944393333333" calcext:value-type="float">
            <text:p>24,794439333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float" office:value="87.6182408333333" calcext:value-type="float">
            <text:p>87,6182408333</text:p>
          </table:table-cell>
          <table:table-cell table:style-name="ce4" office:value-type="float" office:value="31.0264242" calcext:value-type="float">
            <text:p>31,0264242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93.3058669" calcext:value-type="float">
            <text:p>93,3058669</text:p>
          </table:table-cell>
          <table:table-cell table:style-name="ce5" office:value-type="float" office:value="37.1166416333333" calcext:value-type="float">
            <text:p>37,116641633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96.4917641" calcext:value-type="float">
            <text:p>96,4917641</text:p>
          </table:table-cell>
          <table:table-cell table:style-name="ce5" office:value-type="float" office:value="47.4042368666667" calcext:value-type="float">
            <text:p>47,404236866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94.3232736666667" calcext:value-type="float">
            <text:p>94,3232736667</text:p>
          </table:table-cell>
          <table:table-cell table:style-name="ce5" office:value-type="float" office:value="44.0135080666667" calcext:value-type="float">
            <text:p>44,0135080667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93.9083632333334" calcext:value-type="float">
            <text:p>93,9083632333</text:p>
          </table:table-cell>
          <table:table-cell table:style-name="ce5" office:value-type="float" office:value="46.9537331333333" calcext:value-type="float">
            <text:p>46,953733133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91.4859503333333" calcext:value-type="float">
            <text:p>91,4859503333</text:p>
          </table:table-cell>
          <table:table-cell table:style-name="ce5" office:value-type="float" office:value="49.0562983333333" calcext:value-type="float">
            <text:p>49,056298333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89.9270754" calcext:value-type="float">
            <text:p>89,9270754</text:p>
          </table:table-cell>
          <table:table-cell table:style-name="ce5" office:value-type="float" office:value="53.78234" calcext:value-type="float">
            <text:p>53,78234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5" office:value-type="float" office:value="98.4907771666667" calcext:value-type="float">
            <text:p>98,4907771667</text:p>
          </table:table-cell>
          <table:table-cell table:style-name="ce5" office:value-type="float" office:value="59.0642393333333" calcext:value-type="float">
            <text:p>59,0642393333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88.577381" calcext:value-type="float">
            <text:p>88,577381</text:p>
          </table:table-cell>
          <table:table-cell office:value-type="float" office:value="61.010134" calcext:value-type="float">
            <text:p>61,01013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7.6958935" calcext:value-type="float">
            <text:p>97,6958935</text:p>
          </table:table-cell>
          <table:table-cell office:value-type="float" office:value="69.044896" calcext:value-type="float">
            <text:p>69,04489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9.3607525" calcext:value-type="float">
            <text:p>99,3607525</text:p>
          </table:table-cell>
          <table:table-cell office:value-type="float" office:value="64.90028" calcext:value-type="float">
            <text:p>64,90028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15.256036" calcext:value-type="float">
            <text:p>115,256036</text:p>
          </table:table-cell>
          <table:table-cell office:value-type="float" office:value="68.2324725" calcext:value-type="float">
            <text:p>68,232472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8.0675035" calcext:value-type="float">
            <text:p>98,0675035</text:p>
          </table:table-cell>
          <table:table-cell office:value-type="float" office:value="70.0660845" calcext:value-type="float">
            <text:p>70,0660845</text:p>
          </table:table-cell>
          <table:table-cell table:number-columns-repeated="27"/>
        </table:table-row>
        <table:table-row table:style-name="ro1">
          <table:table-cell table:number-columns-repeated="31"/>
        </table:table-row>
        <table:table-row table:style-name="ro2" table:number-rows-repeated="5">
          <table:table-cell table:number-columns-repeated="31"/>
        </table:table-row>
        <table:table-row table:style-name="ro1" table:number-rows-repeated="2">
          <table:table-cell table:number-columns-repeated="31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Compilação</text:p>
          </table:table-cell>
          <table:table-cell office:value-type="string" calcext:value-type="string">
            <text:p>Interpretação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9.69468218485" calcext:value-type="float">
            <text:p>9,6946821849</text:p>
          </table:table-cell>
          <table:table-cell office:value-type="float" office:value="12.9596852620467" calcext:value-type="float">
            <text:p>12,95968526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0.32458410263" calcext:value-type="float">
            <text:p>10,3245841026</text:p>
          </table:table-cell>
          <table:table-cell office:value-type="float" office:value="23.1865978241" calcext:value-type="float">
            <text:p>23,1865978241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4.1347500483133" calcext:value-type="float">
            <text:p>14,1347500483</text:p>
          </table:table-cell>
          <table:table-cell office:value-type="float" office:value="29.4091367721633" calcext:value-type="float">
            <text:p>29,409136772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7.00287208558" calcext:value-type="float">
            <text:p>17,0028720856</text:p>
          </table:table-cell>
          <table:table-cell office:value-type="float" office:value="35.49005076091" calcext:value-type="float">
            <text:p>35,490050760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9.3561402638733" calcext:value-type="float">
            <text:p>19,3561402639</text:p>
          </table:table-cell>
          <table:table-cell office:value-type="float" office:value="45.7718407948767" calcext:value-type="float">
            <text:p>45,7718407949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9.5636786142933" calcext:value-type="float">
            <text:p>19,5636786143</text:p>
          </table:table-cell>
          <table:table-cell office:value-type="float" office:value="42.3816335042233" calcext:value-type="float">
            <text:p>42,3816335042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1.3018337249733" calcext:value-type="float">
            <text:p>21,301833725</text:p>
          </table:table-cell>
          <table:table-cell office:value-type="float" office:value="45.31954536437" calcext:value-type="float">
            <text:p>45,319545364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0.6252391179433" calcext:value-type="float">
            <text:p>20,6252391179</text:p>
          </table:table-cell>
          <table:table-cell office:value-type="float" office:value="47.4226696014433" calcext:value-type="float">
            <text:p>47,4226696014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9.91744817098" calcext:value-type="float">
            <text:p>19,917448171</text:p>
          </table:table-cell>
          <table:table-cell office:value-type="float" office:value="52.1390516916933" calcext:value-type="float">
            <text:p>52,1390516917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4.79982058207" calcext:value-type="float">
            <text:p>24,7998205821</text:p>
          </table:table-cell>
          <table:table-cell office:value-type="float" office:value="57.4137186686233" calcext:value-type="float">
            <text:p>57,4137186686</text:p>
          </table:table-cell>
          <table:table-cell table:number-columns-repeated="27"/>
        </table:table-row>
        <table:table-row table:style-name="ro2" table:number-rows-repeated="12">
          <table:table-cell table:number-columns-repeated="3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9.69468218485</text:p>
          </table:table-cell>
          <table:table-cell office:value-type="string" calcext:value-type="string">
            <text:p>68.338690466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0.32458410263</text:p>
          </table:table-cell>
          <table:table-cell office:value-type="string" calcext:value-type="string">
            <text:p>82.989266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4.1347500483133</text:p>
          </table:table-cell>
          <table:table-cell office:value-type="string" calcext:value-type="string">
            <text:p>87.618240833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7.00287208558</text:p>
          </table:table-cell>
          <table:table-cell office:value-type="string" calcext:value-type="string">
            <text:p>93.3058669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19.3561402638733</text:p>
          </table:table-cell>
          <table:table-cell office:value-type="string" calcext:value-type="string">
            <text:p>96.491764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9.5636786142933</text:p>
          </table:table-cell>
          <table:table-cell office:value-type="string" calcext:value-type="string">
            <text:p>94.323273666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21.3018337249733</text:p>
          </table:table-cell>
          <table:table-cell office:value-type="string" calcext:value-type="string">
            <text:p>93.908363233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20.6252391179433</text:p>
          </table:table-cell>
          <table:table-cell office:value-type="string" calcext:value-type="string">
            <text:p>91.485950333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19.91744817098</text:p>
          </table:table-cell>
          <table:table-cell office:value-type="string" calcext:value-type="string">
            <text:p>89.927075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24.79982058207</text:p>
          </table:table-cell>
          <table:table-cell office:value-type="string" calcext:value-type="string">
            <text:p>98.4907771667</text:p>
          </table:table-cell>
          <table:table-cell table:number-columns-repeated="26"/>
        </table:table-row>
        <table:table-row table:style-name="ro2">
          <table:table-cell table:number-columns-repeated="3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2.9596852620467</text:p>
          </table:table-cell>
          <table:table-cell office:value-type="string" calcext:value-type="string">
            <text:p><text:s/>14.550020466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3.1865978241</text:p>
          </table:table-cell>
          <table:table-cell office:value-type="string" calcext:value-type="string">
            <text:p>24.794439333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9.4091367721633</text:p>
          </table:table-cell>
          <table:table-cell office:value-type="string" calcext:value-type="string">
            <text:p>31.0264242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5.49005076091</text:p>
          </table:table-cell>
          <table:table-cell office:value-type="string" calcext:value-type="string">
            <text:p>37.116641633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5.7718407948767</text:p>
          </table:table-cell>
          <table:table-cell office:value-type="string" calcext:value-type="string">
            <text:p>47.404236866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42.3816335042233</text:p>
          </table:table-cell>
          <table:table-cell office:value-type="string" calcext:value-type="string">
            <text:p>44.013508066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45.31954536437</text:p>
          </table:table-cell>
          <table:table-cell office:value-type="string" calcext:value-type="string">
            <text:p>46.953733133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47.4226696014433</text:p>
          </table:table-cell>
          <table:table-cell office:value-type="string" calcext:value-type="string">
            <text:p>49.0562983333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52.1390516916933</text:p>
          </table:table-cell>
          <table:table-cell office:value-type="string" calcext:value-type="string">
            <text:p>53.7823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57.4137186686233</text:p>
          </table:table-cell>
          <table:table-cell office:value-type="string" calcext:value-type="string">
            <text:p>59.0642393333</text:p>
          </table:table-cell>
          <table:table-cell table:number-columns-repeated="26"/>
        </table:table-row>
      </table:table>
      <table:table table:name="Planilha2" table:style-name="ta1">
        <table:shapes>
          <draw:frame draw:z-index="0" draw:style-name="gr1" draw:text-style-name="P1" svg:width="15.997cm" svg:height="8.512cm" svg:x="9.143cm" svg:y="16.724cm">
            <draw:object draw:notify-on-update-of-ranges="Planilha2.C40:Planilha2.C40 Planilha2.C41:Planilha2.C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6"/>
          <table:table-cell office:value-type="string" calcext:value-type="string">
            <text:p>Variáveis 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 table:style-name="ce2"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2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 table:style-name="ce2"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 table:style-name="ce2"/>
          <table:table-cell table:style-name="ce1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1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Avaliação</text:p>
          </table:table-cell>
          <table:table-cell table:style-name="ce2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2" office:value-type="float" office:value="12.9563217163" calcext:value-type="float">
            <text:p>12,9563217163</text:p>
          </table:table-cell>
          <table:table-cell table:style-name="ce2" office:value-type="float" office:value="14.560373" calcext:value-type="float">
            <text:p>14,560373</text:p>
          </table:table-cell>
          <table:table-cell table:style-name="ce2" office:value-type="float" office:value="23.1880970001" calcext:value-type="float">
            <text:p>23,1880970001</text:p>
          </table:table-cell>
          <table:table-cell table:style-name="ce2" office:value-type="float" office:value="24.792646" calcext:value-type="float">
            <text:p>24,792646</text:p>
          </table:table-cell>
          <table:table-cell table:style-name="ce2" office:value-type="float" office:value="29.4041976929" calcext:value-type="float">
            <text:p>29,4041976929</text:p>
          </table:table-cell>
          <table:table-cell table:style-name="ce2" office:value-type="float" office:value="31.018739" calcext:value-type="float">
            <text:p>31,018739</text:p>
          </table:table-cell>
          <table:table-cell table:style-name="ce2" office:value-type="float" office:value="35.4612731934" calcext:value-type="float">
            <text:p>35,4612731934</text:p>
          </table:table-cell>
          <table:table-cell table:style-name="ce2" office:value-type="float" office:value="37.096463" calcext:value-type="float">
            <text:p>37,096463</text:p>
          </table:table-cell>
          <table:table-cell table:style-name="ce2" office:value-type="float" office:value="45.8111038208" calcext:value-type="float">
            <text:p>45,8111038208</text:p>
          </table:table-cell>
          <table:table-cell table:style-name="ce2" office:value-type="float" office:value="47.44243" calcext:value-type="float">
            <text:p>47,44243</text:p>
          </table:table-cell>
          <table:table-cell table:style-name="ce2" office:value-type="float" office:value="42.3770713806" calcext:value-type="float">
            <text:p>42,3770713806</text:p>
          </table:table-cell>
          <table:table-cell table:style-name="ce2" office:value-type="float" office:value="44.007863" calcext:value-type="float">
            <text:p>44,007863</text:p>
          </table:table-cell>
          <table:table-cell table:style-name="ce2" office:value-type="float" office:value="45.3266525269" calcext:value-type="float">
            <text:p>45,3266525269</text:p>
          </table:table-cell>
          <table:table-cell table:style-name="ce2" office:value-type="float" office:value="46.965386" calcext:value-type="float">
            <text:p>46,965386</text:p>
          </table:table-cell>
          <table:table-cell table:style-name="ce2" office:value-type="float" office:value="47.4058456421" calcext:value-type="float">
            <text:p>47,4058456421</text:p>
          </table:table-cell>
          <table:table-cell table:style-name="ce2" office:value-type="float" office:value="49.043708" calcext:value-type="float">
            <text:p>49,043708</text:p>
          </table:table-cell>
          <table:table-cell table:style-name="ce2" office:value-type="float" office:value="52.0785446167" calcext:value-type="float">
            <text:p>52,0785446167</text:p>
          </table:table-cell>
          <table:table-cell table:style-name="ce2" office:value-type="float" office:value="53.720419" calcext:value-type="float">
            <text:p>53,720419</text:p>
          </table:table-cell>
          <table:table-cell table:style-name="ce2" office:value-type="float" office:value="57.4642677307" calcext:value-type="float">
            <text:p>57,4642677307</text:p>
          </table:table-cell>
          <table:table-cell table:style-name="ce2" office:value-type="float" office:value="59.129112" calcext:value-type="float">
            <text:p>59,129112</text:p>
          </table:table-cell>
          <table:table-cell office:value-type="float" office:value="59.0427360535" calcext:value-type="float">
            <text:p>59,0427360535</text:p>
          </table:table-cell>
          <table:table-cell office:value-type="float" office:value="60.707222" calcext:value-type="float">
            <text:p>60,707222</text:p>
          </table:table-cell>
          <table:table-cell office:value-type="float" office:value="64.4416122437" calcext:value-type="float">
            <text:p>64,4416122437</text:p>
          </table:table-cell>
          <table:table-cell office:value-type="float" office:value="66.174062" calcext:value-type="float">
            <text:p>66,174062</text:p>
          </table:table-cell>
          <table:table-cell office:value-type="float" office:value="58.9390068054" calcext:value-type="float">
            <text:p>58,9390068054</text:p>
          </table:table-cell>
          <table:table-cell office:value-type="float" office:value="60.583403" calcext:value-type="float">
            <text:p>60,583403</text:p>
          </table:table-cell>
          <table:table-cell office:value-type="float" office:value="72.4559860229" calcext:value-type="float">
            <text:p>72,4559860229</text:p>
          </table:table-cell>
          <table:table-cell office:value-type="float" office:value="74.100275" calcext:value-type="float">
            <text:p>74,100275</text:p>
          </table:table-cell>
          <table:table-cell office:value-type="float" office:value="79.2196884155" calcext:value-type="float">
            <text:p>79,2196884155</text:p>
          </table:table-cell>
          <table:table-cell office:value-type="float" office:value="80.869676" calcext:value-type="float">
            <text:p>80,869676</text:p>
          </table:table-cell>
          <table:table-cell/>
        </table:table-row>
        <table:table-row table:style-name="ro1">
          <table:table-cell/>
          <table:table-cell table:style-name="ce2" office:value-type="float" office:value="12.9593496323" calcext:value-type="float">
            <text:p>12,9593496323</text:p>
          </table:table-cell>
          <table:table-cell table:style-name="ce2" office:value-type="float" office:value="14.546073" calcext:value-type="float">
            <text:p>14,546073</text:p>
          </table:table-cell>
          <table:table-cell table:style-name="ce2" office:value-type="float" office:value="23.1854667664" calcext:value-type="float">
            <text:p>23,1854667664</text:p>
          </table:table-cell>
          <table:table-cell table:style-name="ce2" office:value-type="float" office:value="24.793727" calcext:value-type="float">
            <text:p>24,793727</text:p>
          </table:table-cell>
          <table:table-cell table:style-name="ce2" office:value-type="float" office:value="29.4065589905" calcext:value-type="float">
            <text:p>29,4065589905</text:p>
          </table:table-cell>
          <table:table-cell table:style-name="ce2" office:value-type="float" office:value="31.024749" calcext:value-type="float">
            <text:p>31,024749</text:p>
          </table:table-cell>
          <table:table-cell table:style-name="ce2" office:value-type="float" office:value="35.4229278564" calcext:value-type="float">
            <text:p>35,4229278564</text:p>
          </table:table-cell>
          <table:table-cell table:style-name="ce2" office:value-type="float" office:value="37.049921" calcext:value-type="float">
            <text:p>37,049921</text:p>
          </table:table-cell>
          <table:table-cell table:style-name="ce2" office:value-type="float" office:value="45.7668190002" calcext:value-type="float">
            <text:p>45,7668190002</text:p>
          </table:table-cell>
          <table:table-cell table:style-name="ce2" office:value-type="float" office:value="47.395362" calcext:value-type="float">
            <text:p>47,395362</text:p>
          </table:table-cell>
          <table:table-cell table:style-name="ce2" office:value-type="float" office:value="42.3639793396" calcext:value-type="float">
            <text:p>42,3639793396</text:p>
          </table:table-cell>
          <table:table-cell table:style-name="ce2" office:value-type="float" office:value="44.028803" calcext:value-type="float">
            <text:p>44,028803</text:p>
          </table:table-cell>
          <table:table-cell table:style-name="ce2" office:value-type="float" office:value="45.3074226379" calcext:value-type="float">
            <text:p>45,3074226379</text:p>
          </table:table-cell>
          <table:table-cell table:style-name="ce2" office:value-type="float" office:value="46.939502" calcext:value-type="float">
            <text:p>46,939502</text:p>
          </table:table-cell>
          <table:table-cell table:style-name="ce2" office:value-type="float" office:value="47.4332237244" calcext:value-type="float">
            <text:p>47,4332237244</text:p>
          </table:table-cell>
          <table:table-cell table:style-name="ce2" office:value-type="float" office:value="49.066783" calcext:value-type="float">
            <text:p>49,066783</text:p>
          </table:table-cell>
          <table:table-cell table:style-name="ce2" office:value-type="float" office:value="52.0920219421" calcext:value-type="float">
            <text:p>52,0920219421</text:p>
          </table:table-cell>
          <table:table-cell table:style-name="ce2" office:value-type="float" office:value="53.735063" calcext:value-type="float">
            <text:p>53,735063</text:p>
          </table:table-cell>
          <table:table-cell table:style-name="ce2" office:value-type="float" office:value="57.374458313" calcext:value-type="float">
            <text:p>57,374458313</text:p>
          </table:table-cell>
          <table:table-cell table:style-name="ce2" office:value-type="float" office:value="59.020437" calcext:value-type="float">
            <text:p>59,020437</text:p>
          </table:table-cell>
          <table:table-cell office:value-type="float" office:value="59.6762313843" calcext:value-type="float">
            <text:p>59,6762313843</text:p>
          </table:table-cell>
          <table:table-cell office:value-type="float" office:value="61.313046" calcext:value-type="float">
            <text:p>61,313046</text:p>
          </table:table-cell>
          <table:table-cell office:value-type="float" office:value="70.1938247681" calcext:value-type="float">
            <text:p>70,1938247681</text:p>
          </table:table-cell>
          <table:table-cell office:value-type="float" office:value="71.91573" calcext:value-type="float">
            <text:p>71,91573</text:p>
          </table:table-cell>
          <table:table-cell office:value-type="float" office:value="67.5703887939" calcext:value-type="float">
            <text:p>67,5703887939</text:p>
          </table:table-cell>
          <table:table-cell office:value-type="float" office:value="69.217157" calcext:value-type="float">
            <text:p>69,217157</text:p>
          </table:table-cell>
          <table:table-cell office:value-type="float" office:value="60.7247962952" calcext:value-type="float">
            <text:p>60,7247962952</text:p>
          </table:table-cell>
          <table:table-cell office:value-type="float" office:value="62.36467" calcext:value-type="float">
            <text:p>62,36467</text:p>
          </table:table-cell>
          <table:table-cell office:value-type="float" office:value="57.6139831543" calcext:value-type="float">
            <text:p>57,6139831543</text:p>
          </table:table-cell>
          <table:table-cell office:value-type="float" office:value="59.262493" calcext:value-type="float">
            <text:p>59,262493</text:p>
          </table:table-cell>
          <table:table-cell/>
        </table:table-row>
        <table:table-row table:style-name="ro1">
          <table:table-cell/>
          <table:table-cell table:style-name="ce2" office:value-type="float" office:value="12.9597978592" calcext:value-type="float">
            <text:p>12,9597978592</text:p>
          </table:table-cell>
          <table:table-cell table:style-name="ce2" office:value-type="float" office:value="14.549838" calcext:value-type="float">
            <text:p>14,549838</text:p>
          </table:table-cell>
          <table:table-cell table:style-name="ce2" office:value-type="float" office:value="23.1881752014" calcext:value-type="float">
            <text:p>23,1881752014</text:p>
          </table:table-cell>
          <table:table-cell table:style-name="ce2" office:value-type="float" office:value="24.794372" calcext:value-type="float">
            <text:p>24,794372</text:p>
          </table:table-cell>
          <table:table-cell table:style-name="ce2" office:value-type="float" office:value="29.4167251587" calcext:value-type="float">
            <text:p>29,4167251587</text:p>
          </table:table-cell>
          <table:table-cell table:style-name="ce2" office:value-type="float" office:value="31.031343" calcext:value-type="float">
            <text:p>31,031343</text:p>
          </table:table-cell>
          <table:table-cell table:style-name="ce2" office:value-type="float" office:value="35.458190918" calcext:value-type="float">
            <text:p>35,458190918</text:p>
          </table:table-cell>
          <table:table-cell table:style-name="ce2" office:value-type="float" office:value="37.082641" calcext:value-type="float">
            <text:p>37,082641</text:p>
          </table:table-cell>
          <table:table-cell table:style-name="ce2" office:value-type="float" office:value="45.7321281433" calcext:value-type="float">
            <text:p>45,7321281433</text:p>
          </table:table-cell>
          <table:table-cell table:style-name="ce2" office:value-type="float" office:value="47.390234" calcext:value-type="float">
            <text:p>47,390234</text:p>
          </table:table-cell>
          <table:table-cell table:style-name="ce2" office:value-type="float" office:value="42.3940620422" calcext:value-type="float">
            <text:p>42,3940620422</text:p>
          </table:table-cell>
          <table:table-cell table:style-name="ce2" office:value-type="float" office:value="44.037021" calcext:value-type="float">
            <text:p>44,037021</text:p>
          </table:table-cell>
          <table:table-cell table:style-name="ce2" office:value-type="float" office:value="45.3266906738" calcext:value-type="float">
            <text:p>45,3266906738</text:p>
          </table:table-cell>
          <table:table-cell table:style-name="ce2" office:value-type="float" office:value="46.955044" calcext:value-type="float">
            <text:p>46,955044</text:p>
          </table:table-cell>
          <table:table-cell table:style-name="ce2" office:value-type="float" office:value="47.4183807373" calcext:value-type="float">
            <text:p>47,4183807373</text:p>
          </table:table-cell>
          <table:table-cell table:style-name="ce2" office:value-type="float" office:value="49.052906" calcext:value-type="float">
            <text:p>49,052906</text:p>
          </table:table-cell>
          <table:table-cell table:style-name="ce2" office:value-type="float" office:value="52.1280975342" calcext:value-type="float">
            <text:p>52,1280975342</text:p>
          </table:table-cell>
          <table:table-cell table:style-name="ce2" office:value-type="float" office:value="53.773067" calcext:value-type="float">
            <text:p>53,773067</text:p>
          </table:table-cell>
          <table:table-cell table:style-name="ce2" office:value-type="float" office:value="57.3921813965" calcext:value-type="float">
            <text:p>57,3921813965</text:p>
          </table:table-cell>
          <table:table-cell table:style-name="ce2" office:value-type="float" office:value="59.040388" calcext:value-type="float">
            <text:p>59,04038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97940445" calcext:value-type="float">
            <text:p>12,9597940445</text:p>
          </table:table-cell>
          <table:table-cell table:style-name="ce2" office:value-type="float" office:value="14.549794" calcext:value-type="float">
            <text:p>14,549794</text:p>
          </table:table-cell>
          <table:table-cell table:style-name="ce2" office:value-type="float" office:value="23.1849079132" calcext:value-type="float">
            <text:p>23,1849079132</text:p>
          </table:table-cell>
          <table:table-cell table:style-name="ce2" office:value-type="float" office:value="24.791226" calcext:value-type="float">
            <text:p>24,791226</text:p>
          </table:table-cell>
          <table:table-cell table:style-name="ce2" office:value-type="float" office:value="29.4057712555" calcext:value-type="float">
            <text:p>29,4057712555</text:p>
          </table:table-cell>
          <table:table-cell table:style-name="ce2" office:value-type="float" office:value="31.018784" calcext:value-type="float">
            <text:p>31,018784</text:p>
          </table:table-cell>
          <table:table-cell table:style-name="ce2" office:value-type="float" office:value="35.4660568237" calcext:value-type="float">
            <text:p>35,4660568237</text:p>
          </table:table-cell>
          <table:table-cell table:style-name="ce2" office:value-type="float" office:value="37.145836" calcext:value-type="float">
            <text:p>37,145836</text:p>
          </table:table-cell>
          <table:table-cell table:style-name="ce2" office:value-type="float" office:value="45.7780342102" calcext:value-type="float">
            <text:p>45,7780342102</text:p>
          </table:table-cell>
          <table:table-cell table:style-name="ce2" office:value-type="float" office:value="47.413257" calcext:value-type="float">
            <text:p>47,413257</text:p>
          </table:table-cell>
          <table:table-cell table:style-name="ce2" office:value-type="float" office:value="42.408164978" calcext:value-type="float">
            <text:p>42,408164978</text:p>
          </table:table-cell>
          <table:table-cell table:style-name="ce2" office:value-type="float" office:value="44.040164" calcext:value-type="float">
            <text:p>44,040164</text:p>
          </table:table-cell>
          <table:table-cell table:style-name="ce2" office:value-type="float" office:value="45.2986297607" calcext:value-type="float">
            <text:p>45,2986297607</text:p>
          </table:table-cell>
          <table:table-cell table:style-name="ce2" office:value-type="float" office:value="46.933652" calcext:value-type="float">
            <text:p>46,933652</text:p>
          </table:table-cell>
          <table:table-cell table:style-name="ce2" office:value-type="float" office:value="47.4238052368" calcext:value-type="float">
            <text:p>47,4238052368</text:p>
          </table:table-cell>
          <table:table-cell table:style-name="ce2" office:value-type="float" office:value="49.055994" calcext:value-type="float">
            <text:p>49,055994</text:p>
          </table:table-cell>
          <table:table-cell table:style-name="ce2" office:value-type="float" office:value="52.1220741272" calcext:value-type="float">
            <text:p>52,1220741272</text:p>
          </table:table-cell>
          <table:table-cell table:style-name="ce2" office:value-type="float" office:value="53.764656" calcext:value-type="float">
            <text:p>53,764656</text:p>
          </table:table-cell>
          <table:table-cell table:style-name="ce2" office:value-type="float" office:value="57.3980560303" calcext:value-type="float">
            <text:p>57,3980560303</text:p>
          </table:table-cell>
          <table:table-cell table:style-name="ce2" office:value-type="float" office:value="59.048202" calcext:value-type="float">
            <text:p>59,04820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99533081" calcext:value-type="float">
            <text:p>12,9599533081</text:p>
          </table:table-cell>
          <table:table-cell table:style-name="ce2" office:value-type="float" office:value="14.550802" calcext:value-type="float">
            <text:p>14,550802</text:p>
          </table:table-cell>
          <table:table-cell table:style-name="ce2" office:value-type="float" office:value="23.1888751984" calcext:value-type="float">
            <text:p>23,1888751984</text:p>
          </table:table-cell>
          <table:table-cell table:style-name="ce2" office:value-type="float" office:value="24.799794" calcext:value-type="float">
            <text:p>24,799794</text:p>
          </table:table-cell>
          <table:table-cell table:style-name="ce2" office:value-type="float" office:value="29.4172954559" calcext:value-type="float">
            <text:p>29,4172954559</text:p>
          </table:table-cell>
          <table:table-cell table:style-name="ce2" office:value-type="float" office:value="31.034856" calcext:value-type="float">
            <text:p>31,034856</text:p>
          </table:table-cell>
          <table:table-cell table:style-name="ce2" office:value-type="float" office:value="35.4485473633" calcext:value-type="float">
            <text:p>35,4485473633</text:p>
          </table:table-cell>
          <table:table-cell table:style-name="ce2" office:value-type="float" office:value="37.07381" calcext:value-type="float">
            <text:p>37,07381</text:p>
          </table:table-cell>
          <table:table-cell table:style-name="ce2" office:value-type="float" office:value="45.8307189941" calcext:value-type="float">
            <text:p>45,8307189941</text:p>
          </table:table-cell>
          <table:table-cell table:style-name="ce2" office:value-type="float" office:value="47.459067" calcext:value-type="float">
            <text:p>47,459067</text:p>
          </table:table-cell>
          <table:table-cell table:style-name="ce2" office:value-type="float" office:value="42.3946342468" calcext:value-type="float">
            <text:p>42,3946342468</text:p>
          </table:table-cell>
          <table:table-cell table:style-name="ce2" office:value-type="float" office:value="44.028623" calcext:value-type="float">
            <text:p>44,028623</text:p>
          </table:table-cell>
          <table:table-cell table:style-name="ce2" office:value-type="float" office:value="45.3106918335" calcext:value-type="float">
            <text:p>45,3106918335</text:p>
          </table:table-cell>
          <table:table-cell table:style-name="ce2" office:value-type="float" office:value="46.939074" calcext:value-type="float">
            <text:p>46,939074</text:p>
          </table:table-cell>
          <table:table-cell table:style-name="ce2" office:value-type="float" office:value="47.4194030762" calcext:value-type="float">
            <text:p>47,4194030762</text:p>
          </table:table-cell>
          <table:table-cell table:style-name="ce2" office:value-type="float" office:value="49.053795" calcext:value-type="float">
            <text:p>49,053795</text:p>
          </table:table-cell>
          <table:table-cell table:style-name="ce2" office:value-type="float" office:value="52.1461753845" calcext:value-type="float">
            <text:p>52,1461753845</text:p>
          </table:table-cell>
          <table:table-cell table:style-name="ce2" office:value-type="float" office:value="53.79051" calcext:value-type="float">
            <text:p>53,79051</text:p>
          </table:table-cell>
          <table:table-cell table:style-name="ce2" office:value-type="float" office:value="57.3523254395" calcext:value-type="float">
            <text:p>57,3523254395</text:p>
          </table:table-cell>
          <table:table-cell table:style-name="ce2" office:value-type="float" office:value="58.999769" calcext:value-type="float">
            <text:p>58,999769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04082108" calcext:value-type="float">
            <text:p>12,9604082108</text:p>
          </table:table-cell>
          <table:table-cell table:style-name="ce2" office:value-type="float" office:value="14.547188" calcext:value-type="float">
            <text:p>14,547188</text:p>
          </table:table-cell>
          <table:table-cell table:style-name="ce2" office:value-type="float" office:value="23.1886577606" calcext:value-type="float">
            <text:p>23,1886577606</text:p>
          </table:table-cell>
          <table:table-cell table:style-name="ce2" office:value-type="float" office:value="24.796394" calcext:value-type="float">
            <text:p>24,796394</text:p>
          </table:table-cell>
          <table:table-cell table:style-name="ce2" office:value-type="float" office:value="29.4113311768" calcext:value-type="float">
            <text:p>29,4113311768</text:p>
          </table:table-cell>
          <table:table-cell table:style-name="ce2" office:value-type="float" office:value="31.027445" calcext:value-type="float">
            <text:p>31,027445</text:p>
          </table:table-cell>
          <table:table-cell table:style-name="ce2" office:value-type="float" office:value="35.4714736938" calcext:value-type="float">
            <text:p>35,4714736938</text:p>
          </table:table-cell>
          <table:table-cell table:style-name="ce2" office:value-type="float" office:value="37.108966" calcext:value-type="float">
            <text:p>37,108966</text:p>
          </table:table-cell>
          <table:table-cell table:style-name="ce2" office:value-type="float" office:value="45.8195075989" calcext:value-type="float">
            <text:p>45,8195075989</text:p>
          </table:table-cell>
          <table:table-cell table:style-name="ce2" office:value-type="float" office:value="47.451473" calcext:value-type="float">
            <text:p>47,451473</text:p>
          </table:table-cell>
          <table:table-cell table:style-name="ce2" office:value-type="float" office:value="42.3881912231" calcext:value-type="float">
            <text:p>42,3881912231</text:p>
          </table:table-cell>
          <table:table-cell table:style-name="ce2" office:value-type="float" office:value="44.022095" calcext:value-type="float">
            <text:p>44,022095</text:p>
          </table:table-cell>
          <table:table-cell table:style-name="ce2" office:value-type="float" office:value="45.3010406494" calcext:value-type="float">
            <text:p>45,3010406494</text:p>
          </table:table-cell>
          <table:table-cell table:style-name="ce2" office:value-type="float" office:value="46.930442" calcext:value-type="float">
            <text:p>46,930442</text:p>
          </table:table-cell>
          <table:table-cell table:style-name="ce2" office:value-type="float" office:value="47.4118537903" calcext:value-type="float">
            <text:p>47,4118537903</text:p>
          </table:table-cell>
          <table:table-cell table:style-name="ce2" office:value-type="float" office:value="49.04241" calcext:value-type="float">
            <text:p>49,04241</text:p>
          </table:table-cell>
          <table:table-cell table:style-name="ce2" office:value-type="float" office:value="52.2006912231" calcext:value-type="float">
            <text:p>52,2006912231</text:p>
          </table:table-cell>
          <table:table-cell table:style-name="ce2" office:value-type="float" office:value="53.846513" calcext:value-type="float">
            <text:p>53,846513</text:p>
          </table:table-cell>
          <table:table-cell table:style-name="ce2" office:value-type="float" office:value="57.410736084" calcext:value-type="float">
            <text:p>57,410736084</text:p>
          </table:table-cell>
          <table:table-cell table:style-name="ce2" office:value-type="float" office:value="59.058914" calcext:value-type="float">
            <text:p>59,05891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77760696" calcext:value-type="float">
            <text:p>12,9577760696</text:p>
          </table:table-cell>
          <table:table-cell table:style-name="ce2" office:value-type="float" office:value="14.547354" calcext:value-type="float">
            <text:p>14,547354</text:p>
          </table:table-cell>
          <table:table-cell table:style-name="ce2" office:value-type="float" office:value="23.190454483" calcext:value-type="float">
            <text:p>23,190454483</text:p>
          </table:table-cell>
          <table:table-cell table:style-name="ce2" office:value-type="float" office:value="24.798307" calcext:value-type="float">
            <text:p>24,798307</text:p>
          </table:table-cell>
          <table:table-cell table:style-name="ce2" office:value-type="float" office:value="29.4058246613" calcext:value-type="float">
            <text:p>29,4058246613</text:p>
          </table:table-cell>
          <table:table-cell table:style-name="ce2" office:value-type="float" office:value="31.01976" calcext:value-type="float">
            <text:p>31,01976</text:p>
          </table:table-cell>
          <table:table-cell table:style-name="ce2" office:value-type="float" office:value="35.481552124" calcext:value-type="float">
            <text:p>35,481552124</text:p>
          </table:table-cell>
          <table:table-cell table:style-name="ce2" office:value-type="float" office:value="37.107315" calcext:value-type="float">
            <text:p>37,107315</text:p>
          </table:table-cell>
          <table:table-cell table:style-name="ce2" office:value-type="float" office:value="45.7720985413" calcext:value-type="float">
            <text:p>45,7720985413</text:p>
          </table:table-cell>
          <table:table-cell table:style-name="ce2" office:value-type="float" office:value="47.401537" calcext:value-type="float">
            <text:p>47,401537</text:p>
          </table:table-cell>
          <table:table-cell table:style-name="ce2" office:value-type="float" office:value="42.3746261597" calcext:value-type="float">
            <text:p>42,3746261597</text:p>
          </table:table-cell>
          <table:table-cell table:style-name="ce2" office:value-type="float" office:value="44.000842" calcext:value-type="float">
            <text:p>44,000842</text:p>
          </table:table-cell>
          <table:table-cell table:style-name="ce2" office:value-type="float" office:value="45.4079742432" calcext:value-type="float">
            <text:p>45,4079742432</text:p>
          </table:table-cell>
          <table:table-cell table:style-name="ce2" office:value-type="float" office:value="47.0323" calcext:value-type="float">
            <text:p>47,0323</text:p>
          </table:table-cell>
          <table:table-cell table:style-name="ce2" office:value-type="float" office:value="47.4497566223" calcext:value-type="float">
            <text:p>47,4497566223</text:p>
          </table:table-cell>
          <table:table-cell table:style-name="ce2" office:value-type="float" office:value="49.079211" calcext:value-type="float">
            <text:p>49,079211</text:p>
          </table:table-cell>
          <table:table-cell table:style-name="ce2" office:value-type="float" office:value="52.1344680786" calcext:value-type="float">
            <text:p>52,1344680786</text:p>
          </table:table-cell>
          <table:table-cell table:style-name="ce2" office:value-type="float" office:value="53.777685" calcext:value-type="float">
            <text:p>53,777685</text:p>
          </table:table-cell>
          <table:table-cell table:style-name="ce2" office:value-type="float" office:value="57.3929176331" calcext:value-type="float">
            <text:p>57,3929176331</text:p>
          </table:table-cell>
          <table:table-cell table:style-name="ce2" office:value-type="float" office:value="59.032508" calcext:value-type="float">
            <text:p>59,03250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78418732" calcext:value-type="float">
            <text:p>12,9578418732</text:p>
          </table:table-cell>
          <table:table-cell table:style-name="ce2" office:value-type="float" office:value="14.547041" calcext:value-type="float">
            <text:p>14,547041</text:p>
          </table:table-cell>
          <table:table-cell table:style-name="ce2" office:value-type="float" office:value="23.1856880188" calcext:value-type="float">
            <text:p>23,1856880188</text:p>
          </table:table-cell>
          <table:table-cell table:style-name="ce2" office:value-type="float" office:value="24.79133" calcext:value-type="float">
            <text:p>24,79133</text:p>
          </table:table-cell>
          <table:table-cell table:style-name="ce2" office:value-type="float" office:value="29.4139595032" calcext:value-type="float">
            <text:p>29,4139595032</text:p>
          </table:table-cell>
          <table:table-cell table:style-name="ce2" office:value-type="float" office:value="31.026889" calcext:value-type="float">
            <text:p>31,026889</text:p>
          </table:table-cell>
          <table:table-cell table:style-name="ce2" office:value-type="float" office:value="35.4872779846" calcext:value-type="float">
            <text:p>35,4872779846</text:p>
          </table:table-cell>
          <table:table-cell table:style-name="ce2" office:value-type="float" office:value="37.115525" calcext:value-type="float">
            <text:p>37,115525</text:p>
          </table:table-cell>
          <table:table-cell table:style-name="ce2" office:value-type="float" office:value="45.7757720947" calcext:value-type="float">
            <text:p>45,7757720947</text:p>
          </table:table-cell>
          <table:table-cell table:style-name="ce2" office:value-type="float" office:value="47.404106" calcext:value-type="float">
            <text:p>47,404106</text:p>
          </table:table-cell>
          <table:table-cell table:style-name="ce2" office:value-type="float" office:value="42.3925170898" calcext:value-type="float">
            <text:p>42,3925170898</text:p>
          </table:table-cell>
          <table:table-cell table:style-name="ce2" office:value-type="float" office:value="44.023381" calcext:value-type="float">
            <text:p>44,023381</text:p>
          </table:table-cell>
          <table:table-cell table:style-name="ce2" office:value-type="float" office:value="45.3190498352" calcext:value-type="float">
            <text:p>45,3190498352</text:p>
          </table:table-cell>
          <table:table-cell table:style-name="ce2" office:value-type="float" office:value="46.948435" calcext:value-type="float">
            <text:p>46,948435</text:p>
          </table:table-cell>
          <table:table-cell table:style-name="ce2" office:value-type="float" office:value="47.4225082397" calcext:value-type="float">
            <text:p>47,4225082397</text:p>
          </table:table-cell>
          <table:table-cell table:style-name="ce2" office:value-type="float" office:value="49.056989" calcext:value-type="float">
            <text:p>49,056989</text:p>
          </table:table-cell>
          <table:table-cell table:style-name="ce2" office:value-type="float" office:value="52.1606407166" calcext:value-type="float">
            <text:p>52,1606407166</text:p>
          </table:table-cell>
          <table:table-cell table:style-name="ce2" office:value-type="float" office:value="53.808093" calcext:value-type="float">
            <text:p>53,808093</text:p>
          </table:table-cell>
          <table:table-cell table:style-name="ce2" office:value-type="float" office:value="57.364818573" calcext:value-type="float">
            <text:p>57,364818573</text:p>
          </table:table-cell>
          <table:table-cell table:style-name="ce2" office:value-type="float" office:value="59.013721" calcext:value-type="float">
            <text:p>59,01372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1151123" calcext:value-type="float">
            <text:p>12,961151123</text:p>
          </table:table-cell>
          <table:table-cell table:style-name="ce2" office:value-type="float" office:value="14.550639" calcext:value-type="float">
            <text:p>14,550639</text:p>
          </table:table-cell>
          <table:table-cell table:style-name="ce2" office:value-type="float" office:value="23.1855659485" calcext:value-type="float">
            <text:p>23,1855659485</text:p>
          </table:table-cell>
          <table:table-cell table:style-name="ce2" office:value-type="float" office:value="24.790991" calcext:value-type="float">
            <text:p>24,790991</text:p>
          </table:table-cell>
          <table:table-cell table:style-name="ce2" office:value-type="float" office:value="29.3942871094" calcext:value-type="float">
            <text:p>29,3942871094</text:p>
          </table:table-cell>
          <table:table-cell table:style-name="ce2" office:value-type="float" office:value="31.016314" calcext:value-type="float">
            <text:p>31,016314</text:p>
          </table:table-cell>
          <table:table-cell table:style-name="ce2" office:value-type="float" office:value="35.5281028748" calcext:value-type="float">
            <text:p>35,5281028748</text:p>
          </table:table-cell>
          <table:table-cell table:style-name="ce2" office:value-type="float" office:value="37.154618" calcext:value-type="float">
            <text:p>37,154618</text:p>
          </table:table-cell>
          <table:table-cell table:style-name="ce2" office:value-type="float" office:value="45.8486976624" calcext:value-type="float">
            <text:p>45,8486976624</text:p>
          </table:table-cell>
          <table:table-cell table:style-name="ce2" office:value-type="float" office:value="47.487854" calcext:value-type="float">
            <text:p>47,487854</text:p>
          </table:table-cell>
          <table:table-cell table:style-name="ce2" office:value-type="float" office:value="42.4046287537" calcext:value-type="float">
            <text:p>42,4046287537</text:p>
          </table:table-cell>
          <table:table-cell table:style-name="ce2" office:value-type="float" office:value="44.044542" calcext:value-type="float">
            <text:p>44,044542</text:p>
          </table:table-cell>
          <table:table-cell table:style-name="ce2" office:value-type="float" office:value="45.2944107056" calcext:value-type="float">
            <text:p>45,2944107056</text:p>
          </table:table-cell>
          <table:table-cell table:style-name="ce2" office:value-type="float" office:value="46.929953" calcext:value-type="float">
            <text:p>46,929953</text:p>
          </table:table-cell>
          <table:table-cell table:style-name="ce2" office:value-type="float" office:value="47.4154396057" calcext:value-type="float">
            <text:p>47,4154396057</text:p>
          </table:table-cell>
          <table:table-cell table:style-name="ce2" office:value-type="float" office:value="49.048946" calcext:value-type="float">
            <text:p>49,048946</text:p>
          </table:table-cell>
          <table:table-cell table:style-name="ce2" office:value-type="float" office:value="52.1210708618" calcext:value-type="float">
            <text:p>52,1210708618</text:p>
          </table:table-cell>
          <table:table-cell table:style-name="ce2" office:value-type="float" office:value="53.767548" calcext:value-type="float">
            <text:p>53,767548</text:p>
          </table:table-cell>
          <table:table-cell table:style-name="ce2" office:value-type="float" office:value="57.3777618408" calcext:value-type="float">
            <text:p>57,3777618408</text:p>
          </table:table-cell>
          <table:table-cell table:style-name="ce2" office:value-type="float" office:value="59.025372" calcext:value-type="float">
            <text:p>59,02537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89576721" calcext:value-type="float">
            <text:p>12,9589576721</text:p>
          </table:table-cell>
          <table:table-cell table:style-name="ce2" office:value-type="float" office:value="14.54538" calcext:value-type="float">
            <text:p>14,54538</text:p>
          </table:table-cell>
          <table:table-cell table:style-name="ce2" office:value-type="float" office:value="23.1810398102" calcext:value-type="float">
            <text:p>23,1810398102</text:p>
          </table:table-cell>
          <table:table-cell table:style-name="ce2" office:value-type="float" office:value="24.788053" calcext:value-type="float">
            <text:p>24,788053</text:p>
          </table:table-cell>
          <table:table-cell table:style-name="ce2" office:value-type="float" office:value="29.4082241058" calcext:value-type="float">
            <text:p>29,4082241058</text:p>
          </table:table-cell>
          <table:table-cell table:style-name="ce2" office:value-type="float" office:value="31.016998" calcext:value-type="float">
            <text:p>31,016998</text:p>
          </table:table-cell>
          <table:table-cell table:style-name="ce2" office:value-type="float" office:value="35.5083694458" calcext:value-type="float">
            <text:p>35,5083694458</text:p>
          </table:table-cell>
          <table:table-cell table:style-name="ce2" office:value-type="float" office:value="37.133666" calcext:value-type="float">
            <text:p>37,133666</text:p>
          </table:table-cell>
          <table:table-cell table:style-name="ce2" office:value-type="float" office:value="45.7391395569" calcext:value-type="float">
            <text:p>45,7391395569</text:p>
          </table:table-cell>
          <table:table-cell table:style-name="ce2" office:value-type="float" office:value="47.369267" calcext:value-type="float">
            <text:p>47,369267</text:p>
          </table:table-cell>
          <table:table-cell table:style-name="ce2" office:value-type="float" office:value="42.3706436157" calcext:value-type="float">
            <text:p>42,3706436157</text:p>
          </table:table-cell>
          <table:table-cell table:style-name="ce2" office:value-type="float" office:value="43.997644" calcext:value-type="float">
            <text:p>43,997644</text:p>
          </table:table-cell>
          <table:table-cell table:style-name="ce2" office:value-type="float" office:value="45.3294906616" calcext:value-type="float">
            <text:p>45,3294906616</text:p>
          </table:table-cell>
          <table:table-cell table:style-name="ce2" office:value-type="float" office:value="46.962272" calcext:value-type="float">
            <text:p>46,962272</text:p>
          </table:table-cell>
          <table:table-cell table:style-name="ce2" office:value-type="float" office:value="47.4100151062" calcext:value-type="float">
            <text:p>47,4100151062</text:p>
          </table:table-cell>
          <table:table-cell table:style-name="ce2" office:value-type="float" office:value="49.041345" calcext:value-type="float">
            <text:p>49,041345</text:p>
          </table:table-cell>
          <table:table-cell table:style-name="ce2" office:value-type="float" office:value="52.1603317261" calcext:value-type="float">
            <text:p>52,1603317261</text:p>
          </table:table-cell>
          <table:table-cell table:style-name="ce2" office:value-type="float" office:value="53.801796" calcext:value-type="float">
            <text:p>53,801796</text:p>
          </table:table-cell>
          <table:table-cell table:style-name="ce2" office:value-type="float" office:value="57.4102249146" calcext:value-type="float">
            <text:p>57,4102249146</text:p>
          </table:table-cell>
          <table:table-cell table:style-name="ce2" office:value-type="float" office:value="59.063488" calcext:value-type="float">
            <text:p>59,063488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0269928" calcext:value-type="float">
            <text:p>12,960269928</text:p>
          </table:table-cell>
          <table:table-cell table:style-name="ce2" office:value-type="float" office:value="14.551934" calcext:value-type="float">
            <text:p>14,551934</text:p>
          </table:table-cell>
          <table:table-cell table:style-name="ce2" office:value-type="float" office:value="23.1910095215" calcext:value-type="float">
            <text:p>23,1910095215</text:p>
          </table:table-cell>
          <table:table-cell table:style-name="ce2" office:value-type="float" office:value="24.801241" calcext:value-type="float">
            <text:p>24,801241</text:p>
          </table:table-cell>
          <table:table-cell table:style-name="ce2" office:value-type="float" office:value="29.4032993317" calcext:value-type="float">
            <text:p>29,4032993317</text:p>
          </table:table-cell>
          <table:table-cell table:style-name="ce2" office:value-type="float" office:value="31.017987" calcext:value-type="float">
            <text:p>31,017987</text:p>
          </table:table-cell>
          <table:table-cell table:style-name="ce2" office:value-type="float" office:value="35.4976730347" calcext:value-type="float">
            <text:p>35,4976730347</text:p>
          </table:table-cell>
          <table:table-cell table:style-name="ce2" office:value-type="float" office:value="37.116908" calcext:value-type="float">
            <text:p>37,116908</text:p>
          </table:table-cell>
          <table:table-cell table:style-name="ce2" office:value-type="float" office:value="45.7675247192" calcext:value-type="float">
            <text:p>45,7675247192</text:p>
          </table:table-cell>
          <table:table-cell table:style-name="ce2" office:value-type="float" office:value="47.40001" calcext:value-type="float">
            <text:p>47,40001</text:p>
          </table:table-cell>
          <table:table-cell table:style-name="ce2" office:value-type="float" office:value="42.344959259" calcext:value-type="float">
            <text:p>42,344959259</text:p>
          </table:table-cell>
          <table:table-cell table:style-name="ce2" office:value-type="float" office:value="43.968504" calcext:value-type="float">
            <text:p>43,968504</text:p>
          </table:table-cell>
          <table:table-cell table:style-name="ce2" office:value-type="float" office:value="45.2718086243" calcext:value-type="float">
            <text:p>45,2718086243</text:p>
          </table:table-cell>
          <table:table-cell table:style-name="ce2" office:value-type="float" office:value="46.903207" calcext:value-type="float">
            <text:p>46,903207</text:p>
          </table:table-cell>
          <table:table-cell table:style-name="ce2" office:value-type="float" office:value="47.4093360901" calcext:value-type="float">
            <text:p>47,4093360901</text:p>
          </table:table-cell>
          <table:table-cell table:style-name="ce2" office:value-type="float" office:value="49.04677" calcext:value-type="float">
            <text:p>49,04677</text:p>
          </table:table-cell>
          <table:table-cell table:style-name="ce2" office:value-type="float" office:value="52.2010765076" calcext:value-type="float">
            <text:p>52,2010765076</text:p>
          </table:table-cell>
          <table:table-cell table:style-name="ce2" office:value-type="float" office:value="53.836867" calcext:value-type="float">
            <text:p>53,836867</text:p>
          </table:table-cell>
          <table:table-cell table:style-name="ce2" office:value-type="float" office:value="57.3864593506" calcext:value-type="float">
            <text:p>57,3864593506</text:p>
          </table:table-cell>
          <table:table-cell table:style-name="ce2" office:value-type="float" office:value="59.028871" calcext:value-type="float">
            <text:p>59,02887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66240311" calcext:value-type="float">
            <text:p>12,9566240311</text:p>
          </table:table-cell>
          <table:table-cell table:style-name="ce2" office:value-type="float" office:value="14.547999" calcext:value-type="float">
            <text:p>14,547999</text:p>
          </table:table-cell>
          <table:table-cell table:style-name="ce2" office:value-type="float" office:value="23.1832962036" calcext:value-type="float">
            <text:p>23,1832962036</text:p>
          </table:table-cell>
          <table:table-cell table:style-name="ce2" office:value-type="float" office:value="24.790312" calcext:value-type="float">
            <text:p>24,790312</text:p>
          </table:table-cell>
          <table:table-cell table:style-name="ce2" office:value-type="float" office:value="29.4114704132" calcext:value-type="float">
            <text:p>29,4114704132</text:p>
          </table:table-cell>
          <table:table-cell table:style-name="ce2" office:value-type="float" office:value="31.027154" calcext:value-type="float">
            <text:p>31,027154</text:p>
          </table:table-cell>
          <table:table-cell table:style-name="ce2" office:value-type="float" office:value="35.4919090271" calcext:value-type="float">
            <text:p>35,4919090271</text:p>
          </table:table-cell>
          <table:table-cell table:style-name="ce2" office:value-type="float" office:value="37.11475" calcext:value-type="float">
            <text:p>37,11475</text:p>
          </table:table-cell>
          <table:table-cell table:style-name="ce2" office:value-type="float" office:value="45.7417907715" calcext:value-type="float">
            <text:p>45,7417907715</text:p>
          </table:table-cell>
          <table:table-cell table:style-name="ce2" office:value-type="float" office:value="47.374269" calcext:value-type="float">
            <text:p>47,374269</text:p>
          </table:table-cell>
          <table:table-cell table:style-name="ce2" office:value-type="float" office:value="42.3299713135" calcext:value-type="float">
            <text:p>42,3299713135</text:p>
          </table:table-cell>
          <table:table-cell table:style-name="ce2" office:value-type="float" office:value="43.957949" calcext:value-type="float">
            <text:p>43,957949</text:p>
          </table:table-cell>
          <table:table-cell table:style-name="ce2" office:value-type="float" office:value="45.3127326965" calcext:value-type="float">
            <text:p>45,3127326965</text:p>
          </table:table-cell>
          <table:table-cell table:style-name="ce2" office:value-type="float" office:value="46.943715" calcext:value-type="float">
            <text:p>46,943715</text:p>
          </table:table-cell>
          <table:table-cell table:style-name="ce2" office:value-type="float" office:value="47.4175567627" calcext:value-type="float">
            <text:p>47,4175567627</text:p>
          </table:table-cell>
          <table:table-cell table:style-name="ce2" office:value-type="float" office:value="49.052292" calcext:value-type="float">
            <text:p>49,052292</text:p>
          </table:table-cell>
          <table:table-cell table:style-name="ce2" office:value-type="float" office:value="52.0900154114" calcext:value-type="float">
            <text:p>52,0900154114</text:p>
          </table:table-cell>
          <table:table-cell table:style-name="ce2" office:value-type="float" office:value="53.730291" calcext:value-type="float">
            <text:p>53,730291</text:p>
          </table:table-cell>
          <table:table-cell table:style-name="ce2" office:value-type="float" office:value="57.4091033936" calcext:value-type="float">
            <text:p>57,4091033936</text:p>
          </table:table-cell>
          <table:table-cell table:style-name="ce2" office:value-type="float" office:value="59.058213" calcext:value-type="float">
            <text:p>59,058213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79324722" calcext:value-type="float">
            <text:p>12,9579324722</text:p>
          </table:table-cell>
          <table:table-cell table:style-name="ce2" office:value-type="float" office:value="14.545281" calcext:value-type="float">
            <text:p>14,545281</text:p>
          </table:table-cell>
          <table:table-cell table:style-name="ce2" office:value-type="float" office:value="23.1837730408" calcext:value-type="float">
            <text:p>23,1837730408</text:p>
          </table:table-cell>
          <table:table-cell table:style-name="ce2" office:value-type="float" office:value="24.789384" calcext:value-type="float">
            <text:p>24,789384</text:p>
          </table:table-cell>
          <table:table-cell table:style-name="ce2" office:value-type="float" office:value="29.4041233063" calcext:value-type="float">
            <text:p>29,4041233063</text:p>
          </table:table-cell>
          <table:table-cell table:style-name="ce2" office:value-type="float" office:value="31.017452" calcext:value-type="float">
            <text:p>31,017452</text:p>
          </table:table-cell>
          <table:table-cell table:style-name="ce2" office:value-type="float" office:value="35.5019874573" calcext:value-type="float">
            <text:p>35,5019874573</text:p>
          </table:table-cell>
          <table:table-cell table:style-name="ce2" office:value-type="float" office:value="37.122031" calcext:value-type="float">
            <text:p>37,122031</text:p>
          </table:table-cell>
          <table:table-cell table:style-name="ce2" office:value-type="float" office:value="45.7320518494" calcext:value-type="float">
            <text:p>45,7320518494</text:p>
          </table:table-cell>
          <table:table-cell table:style-name="ce2" office:value-type="float" office:value="47.363052" calcext:value-type="float">
            <text:p>47,363052</text:p>
          </table:table-cell>
          <table:table-cell table:style-name="ce2" office:value-type="float" office:value="42.3654747009" calcext:value-type="float">
            <text:p>42,3654747009</text:p>
          </table:table-cell>
          <table:table-cell table:style-name="ce2" office:value-type="float" office:value="43.996144" calcext:value-type="float">
            <text:p>43,996144</text:p>
          </table:table-cell>
          <table:table-cell table:style-name="ce2" office:value-type="float" office:value="45.3053207397" calcext:value-type="float">
            <text:p>45,3053207397</text:p>
          </table:table-cell>
          <table:table-cell table:style-name="ce2" office:value-type="float" office:value="46.938367" calcext:value-type="float">
            <text:p>46,938367</text:p>
          </table:table-cell>
          <table:table-cell table:style-name="ce2" office:value-type="float" office:value="47.4104690552" calcext:value-type="float">
            <text:p>47,4104690552</text:p>
          </table:table-cell>
          <table:table-cell table:style-name="ce2" office:value-type="float" office:value="49.041768" calcext:value-type="float">
            <text:p>49,041768</text:p>
          </table:table-cell>
          <table:table-cell table:style-name="ce2" office:value-type="float" office:value="52.0426368713" calcext:value-type="float">
            <text:p>52,0426368713</text:p>
          </table:table-cell>
          <table:table-cell table:style-name="ce2" office:value-type="float" office:value="53.687216" calcext:value-type="float">
            <text:p>53,687216</text:p>
          </table:table-cell>
          <table:table-cell table:style-name="ce2" office:value-type="float" office:value="57.3851051331" calcext:value-type="float">
            <text:p>57,3851051331</text:p>
          </table:table-cell>
          <table:table-cell table:style-name="ce2" office:value-type="float" office:value="59.036135" calcext:value-type="float">
            <text:p>59,036135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13828659" calcext:value-type="float">
            <text:p>12,9613828659</text:p>
          </table:table-cell>
          <table:table-cell table:style-name="ce2" office:value-type="float" office:value="14.552576" calcext:value-type="float">
            <text:p>14,552576</text:p>
          </table:table-cell>
          <table:table-cell table:style-name="ce2" office:value-type="float" office:value="23.1923313141" calcext:value-type="float">
            <text:p>23,1923313141</text:p>
          </table:table-cell>
          <table:table-cell table:style-name="ce2" office:value-type="float" office:value="24.824627" calcext:value-type="float">
            <text:p>24,824627</text:p>
          </table:table-cell>
          <table:table-cell table:style-name="ce2" office:value-type="float" office:value="29.4249534607" calcext:value-type="float">
            <text:p>29,4249534607</text:p>
          </table:table-cell>
          <table:table-cell table:style-name="ce2" office:value-type="float" office:value="31.038076" calcext:value-type="float">
            <text:p>31,038076</text:p>
          </table:table-cell>
          <table:table-cell table:style-name="ce2" office:value-type="float" office:value="35.5099716187" calcext:value-type="float">
            <text:p>35,5099716187</text:p>
          </table:table-cell>
          <table:table-cell table:style-name="ce2" office:value-type="float" office:value="37.139321" calcext:value-type="float">
            <text:p>37,139321</text:p>
          </table:table-cell>
          <table:table-cell table:style-name="ce2" office:value-type="float" office:value="45.7679595947" calcext:value-type="float">
            <text:p>45,7679595947</text:p>
          </table:table-cell>
          <table:table-cell table:style-name="ce2" office:value-type="float" office:value="47.399285" calcext:value-type="float">
            <text:p>47,399285</text:p>
          </table:table-cell>
          <table:table-cell table:style-name="ce2" office:value-type="float" office:value="42.3644256592" calcext:value-type="float">
            <text:p>42,3644256592</text:p>
          </table:table-cell>
          <table:table-cell table:style-name="ce2" office:value-type="float" office:value="43.996744" calcext:value-type="float">
            <text:p>43,996744</text:p>
          </table:table-cell>
          <table:table-cell table:style-name="ce2" office:value-type="float" office:value="45.3040962219" calcext:value-type="float">
            <text:p>45,3040962219</text:p>
          </table:table-cell>
          <table:table-cell table:style-name="ce2" office:value-type="float" office:value="46.931639" calcext:value-type="float">
            <text:p>46,931639</text:p>
          </table:table-cell>
          <table:table-cell table:style-name="ce2" office:value-type="float" office:value="47.4201164246" calcext:value-type="float">
            <text:p>47,4201164246</text:p>
          </table:table-cell>
          <table:table-cell table:style-name="ce2" office:value-type="float" office:value="49.055228" calcext:value-type="float">
            <text:p>49,055228</text:p>
          </table:table-cell>
          <table:table-cell table:style-name="ce2" office:value-type="float" office:value="52.1546897888" calcext:value-type="float">
            <text:p>52,1546897888</text:p>
          </table:table-cell>
          <table:table-cell table:style-name="ce2" office:value-type="float" office:value="53.801576" calcext:value-type="float">
            <text:p>53,801576</text:p>
          </table:table-cell>
          <table:table-cell table:style-name="ce2" office:value-type="float" office:value="57.4350891113" calcext:value-type="float">
            <text:p>57,4350891113</text:p>
          </table:table-cell>
          <table:table-cell table:style-name="ce2" office:value-type="float" office:value="59.14183" calcext:value-type="float">
            <text:p>59,14183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97892761" calcext:value-type="float">
            <text:p>12,9597892761</text:p>
          </table:table-cell>
          <table:table-cell table:style-name="ce2" office:value-type="float" office:value="14.547957" calcext:value-type="float">
            <text:p>14,547957</text:p>
          </table:table-cell>
          <table:table-cell table:style-name="ce2" office:value-type="float" office:value="23.1773948669" calcext:value-type="float">
            <text:p>23,1773948669</text:p>
          </table:table-cell>
          <table:table-cell table:style-name="ce2" office:value-type="float" office:value="24.784335" calcext:value-type="float">
            <text:p>24,784335</text:p>
          </table:table-cell>
          <table:table-cell table:style-name="ce2" office:value-type="float" office:value="29.4090366364" calcext:value-type="float">
            <text:p>29,4090366364</text:p>
          </table:table-cell>
          <table:table-cell table:style-name="ce2" office:value-type="float" office:value="31.023364" calcext:value-type="float">
            <text:p>31,023364</text:p>
          </table:table-cell>
          <table:table-cell table:style-name="ce2" office:value-type="float" office:value="35.4993438721" calcext:value-type="float">
            <text:p>35,4993438721</text:p>
          </table:table-cell>
          <table:table-cell table:style-name="ce2" office:value-type="float" office:value="37.125567" calcext:value-type="float">
            <text:p>37,125567</text:p>
          </table:table-cell>
          <table:table-cell table:style-name="ce2" office:value-type="float" office:value="45.751499176" calcext:value-type="float">
            <text:p>45,751499176</text:p>
          </table:table-cell>
          <table:table-cell table:style-name="ce2" office:value-type="float" office:value="47.378228" calcext:value-type="float">
            <text:p>47,378228</text:p>
          </table:table-cell>
          <table:table-cell table:style-name="ce2" office:value-type="float" office:value="42.342540741" calcext:value-type="float">
            <text:p>42,342540741</text:p>
          </table:table-cell>
          <table:table-cell table:style-name="ce2" office:value-type="float" office:value="43.976554" calcext:value-type="float">
            <text:p>43,976554</text:p>
          </table:table-cell>
          <table:table-cell table:style-name="ce2" office:value-type="float" office:value="45.2919311523" calcext:value-type="float">
            <text:p>45,2919311523</text:p>
          </table:table-cell>
          <table:table-cell table:style-name="ce2" office:value-type="float" office:value="46.924586" calcext:value-type="float">
            <text:p>46,924586</text:p>
          </table:table-cell>
          <table:table-cell table:style-name="ce2" office:value-type="float" office:value="47.4250335693" calcext:value-type="float">
            <text:p>47,4250335693</text:p>
          </table:table-cell>
          <table:table-cell table:style-name="ce2" office:value-type="float" office:value="49.057298" calcext:value-type="float">
            <text:p>49,057298</text:p>
          </table:table-cell>
          <table:table-cell table:style-name="ce2" office:value-type="float" office:value="52.1260261536" calcext:value-type="float">
            <text:p>52,1260261536</text:p>
          </table:table-cell>
          <table:table-cell table:style-name="ce2" office:value-type="float" office:value="53.768654" calcext:value-type="float">
            <text:p>53,768654</text:p>
          </table:table-cell>
          <table:table-cell table:style-name="ce2" office:value-type="float" office:value="57.4606018066" calcext:value-type="float">
            <text:p>57,4606018066</text:p>
          </table:table-cell>
          <table:table-cell table:style-name="ce2" office:value-type="float" office:value="59.109861" calcext:value-type="float">
            <text:p>59,109861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58324814" calcext:value-type="float">
            <text:p>12,9558324814</text:p>
          </table:table-cell>
          <table:table-cell table:style-name="ce2" office:value-type="float" office:value="14.547257" calcext:value-type="float">
            <text:p>14,547257</text:p>
          </table:table-cell>
          <table:table-cell table:style-name="ce2" office:value-type="float" office:value="23.1804256439" calcext:value-type="float">
            <text:p>23,1804256439</text:p>
          </table:table-cell>
          <table:table-cell table:style-name="ce2" office:value-type="float" office:value="24.786639" calcext:value-type="float">
            <text:p>24,786639</text:p>
          </table:table-cell>
          <table:table-cell table:style-name="ce2" office:value-type="float" office:value="29.4054164886" calcext:value-type="float">
            <text:p>29,4054164886</text:p>
          </table:table-cell>
          <table:table-cell table:style-name="ce2" office:value-type="float" office:value="31.020357" calcext:value-type="float">
            <text:p>31,020357</text:p>
          </table:table-cell>
          <table:table-cell table:style-name="ce2" office:value-type="float" office:value="35.5130805969" calcext:value-type="float">
            <text:p>35,5130805969</text:p>
          </table:table-cell>
          <table:table-cell table:style-name="ce2" office:value-type="float" office:value="37.13971" calcext:value-type="float">
            <text:p>37,13971</text:p>
          </table:table-cell>
          <table:table-cell table:style-name="ce2" office:value-type="float" office:value="45.7875976562" calcext:value-type="float">
            <text:p>45,7875976562</text:p>
          </table:table-cell>
          <table:table-cell table:style-name="ce2" office:value-type="float" office:value="47.416176" calcext:value-type="float">
            <text:p>47,416176</text:p>
          </table:table-cell>
          <table:table-cell table:style-name="ce2" office:value-type="float" office:value="42.4417266846" calcext:value-type="float">
            <text:p>42,4417266846</text:p>
          </table:table-cell>
          <table:table-cell table:style-name="ce2" office:value-type="float" office:value="44.070007" calcext:value-type="float">
            <text:p>44,070007</text:p>
          </table:table-cell>
          <table:table-cell table:style-name="ce2" office:value-type="float" office:value="45.3132209778" calcext:value-type="float">
            <text:p>45,3132209778</text:p>
          </table:table-cell>
          <table:table-cell table:style-name="ce2" office:value-type="float" office:value="46.940137" calcext:value-type="float">
            <text:p>46,940137</text:p>
          </table:table-cell>
          <table:table-cell table:style-name="ce2" office:value-type="float" office:value="47.3900794983" calcext:value-type="float">
            <text:p>47,3900794983</text:p>
          </table:table-cell>
          <table:table-cell table:style-name="ce2" office:value-type="float" office:value="49.020344" calcext:value-type="float">
            <text:p>49,020344</text:p>
          </table:table-cell>
          <table:table-cell table:style-name="ce2" office:value-type="float" office:value="52.143081665" calcext:value-type="float">
            <text:p>52,143081665</text:p>
          </table:table-cell>
          <table:table-cell table:style-name="ce2" office:value-type="float" office:value="53.7944" calcext:value-type="float">
            <text:p>53,7944</text:p>
          </table:table-cell>
          <table:table-cell table:style-name="ce2" office:value-type="float" office:value="57.4127120972" calcext:value-type="float">
            <text:p>57,4127120972</text:p>
          </table:table-cell>
          <table:table-cell table:style-name="ce2" office:value-type="float" office:value="59.061857" calcext:value-type="float">
            <text:p>59,061857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19531631" calcext:value-type="float">
            <text:p>12,9619531631</text:p>
          </table:table-cell>
          <table:table-cell table:style-name="ce2" office:value-type="float" office:value="14.555239" calcext:value-type="float">
            <text:p>14,555239</text:p>
          </table:table-cell>
          <table:table-cell table:style-name="ce2" office:value-type="float" office:value="23.1880512238" calcext:value-type="float">
            <text:p>23,1880512238</text:p>
          </table:table-cell>
          <table:table-cell table:style-name="ce2" office:value-type="float" office:value="24.793005" calcext:value-type="float">
            <text:p>24,793005</text:p>
          </table:table-cell>
          <table:table-cell table:style-name="ce2" office:value-type="float" office:value="29.408121109" calcext:value-type="float">
            <text:p>29,408121109</text:p>
          </table:table-cell>
          <table:table-cell table:style-name="ce2" office:value-type="float" office:value="31.022536" calcext:value-type="float">
            <text:p>31,022536</text:p>
          </table:table-cell>
          <table:table-cell table:style-name="ce2" office:value-type="float" office:value="35.4968261719" calcext:value-type="float">
            <text:p>35,4968261719</text:p>
          </table:table-cell>
          <table:table-cell table:style-name="ce2" office:value-type="float" office:value="37.121082" calcext:value-type="float">
            <text:p>37,121082</text:p>
          </table:table-cell>
          <table:table-cell table:style-name="ce2" office:value-type="float" office:value="45.7451896667" calcext:value-type="float">
            <text:p>45,7451896667</text:p>
          </table:table-cell>
          <table:table-cell table:style-name="ce2" office:value-type="float" office:value="47.374467" calcext:value-type="float">
            <text:p>47,374467</text:p>
          </table:table-cell>
          <table:table-cell table:style-name="ce2" office:value-type="float" office:value="42.375213623" calcext:value-type="float">
            <text:p>42,375213623</text:p>
          </table:table-cell>
          <table:table-cell table:style-name="ce2" office:value-type="float" office:value="43.999535" calcext:value-type="float">
            <text:p>43,999535</text:p>
          </table:table-cell>
          <table:table-cell table:style-name="ce2" office:value-type="float" office:value="45.3147125244" calcext:value-type="float">
            <text:p>45,3147125244</text:p>
          </table:table-cell>
          <table:table-cell table:style-name="ce2" office:value-type="float" office:value="46.945291" calcext:value-type="float">
            <text:p>46,945291</text:p>
          </table:table-cell>
          <table:table-cell table:style-name="ce2" office:value-type="float" office:value="47.4248199463" calcext:value-type="float">
            <text:p>47,4248199463</text:p>
          </table:table-cell>
          <table:table-cell table:style-name="ce2" office:value-type="float" office:value="49.059723" calcext:value-type="float">
            <text:p>49,059723</text:p>
          </table:table-cell>
          <table:table-cell table:style-name="ce2" office:value-type="float" office:value="52.1357574463" calcext:value-type="float">
            <text:p>52,1357574463</text:p>
          </table:table-cell>
          <table:table-cell table:style-name="ce2" office:value-type="float" office:value="53.776846" calcext:value-type="float">
            <text:p>53,776846</text:p>
          </table:table-cell>
          <table:table-cell table:style-name="ce2" office:value-type="float" office:value="57.5675582886" calcext:value-type="float">
            <text:p>57,5675582886</text:p>
          </table:table-cell>
          <table:table-cell table:style-name="ce2" office:value-type="float" office:value="59.210314" calcext:value-type="float">
            <text:p>59,21031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88632584" calcext:value-type="float">
            <text:p>12,9588632584</text:p>
          </table:table-cell>
          <table:table-cell table:style-name="ce2" office:value-type="float" office:value="14.544762" calcext:value-type="float">
            <text:p>14,544762</text:p>
          </table:table-cell>
          <table:table-cell table:style-name="ce2" office:value-type="float" office:value="23.1877975464" calcext:value-type="float">
            <text:p>23,1877975464</text:p>
          </table:table-cell>
          <table:table-cell table:style-name="ce2" office:value-type="float" office:value="24.793933" calcext:value-type="float">
            <text:p>24,793933</text:p>
          </table:table-cell>
          <table:table-cell table:style-name="ce2" office:value-type="float" office:value="29.4114761353" calcext:value-type="float">
            <text:p>29,4114761353</text:p>
          </table:table-cell>
          <table:table-cell table:style-name="ce2" office:value-type="float" office:value="31.030271" calcext:value-type="float">
            <text:p>31,030271</text:p>
          </table:table-cell>
          <table:table-cell table:style-name="ce2" office:value-type="float" office:value="35.5006790161" calcext:value-type="float">
            <text:p>35,5006790161</text:p>
          </table:table-cell>
          <table:table-cell table:style-name="ce2" office:value-type="float" office:value="37.123122" calcext:value-type="float">
            <text:p>37,123122</text:p>
          </table:table-cell>
          <table:table-cell table:style-name="ce2" office:value-type="float" office:value="45.7855453491" calcext:value-type="float">
            <text:p>45,7855453491</text:p>
          </table:table-cell>
          <table:table-cell table:style-name="ce2" office:value-type="float" office:value="47.440486" calcext:value-type="float">
            <text:p>47,440486</text:p>
          </table:table-cell>
          <table:table-cell table:style-name="ce2" office:value-type="float" office:value="42.3579406738" calcext:value-type="float">
            <text:p>42,3579406738</text:p>
          </table:table-cell>
          <table:table-cell table:style-name="ce2" office:value-type="float" office:value="43.987869" calcext:value-type="float">
            <text:p>43,987869</text:p>
          </table:table-cell>
          <table:table-cell table:style-name="ce2" office:value-type="float" office:value="45.2969589233" calcext:value-type="float">
            <text:p>45,2969589233</text:p>
          </table:table-cell>
          <table:table-cell table:style-name="ce2" office:value-type="float" office:value="46.923173" calcext:value-type="float">
            <text:p>46,923173</text:p>
          </table:table-cell>
          <table:table-cell table:style-name="ce2" office:value-type="float" office:value="47.4240112305" calcext:value-type="float">
            <text:p>47,4240112305</text:p>
          </table:table-cell>
          <table:table-cell table:style-name="ce2" office:value-type="float" office:value="49.057914" calcext:value-type="float">
            <text:p>49,057914</text:p>
          </table:table-cell>
          <table:table-cell table:style-name="ce2" office:value-type="float" office:value="52.120513916" calcext:value-type="float">
            <text:p>52,120513916</text:p>
          </table:table-cell>
          <table:table-cell table:style-name="ce2" office:value-type="float" office:value="53.767819" calcext:value-type="float">
            <text:p>53,767819</text:p>
          </table:table-cell>
          <table:table-cell table:style-name="ce2" office:value-type="float" office:value="57.3487625122" calcext:value-type="float">
            <text:p>57,3487625122</text:p>
          </table:table-cell>
          <table:table-cell table:style-name="ce2" office:value-type="float" office:value="58.998905" calcext:value-type="float">
            <text:p>58,998905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98579407" calcext:value-type="float">
            <text:p>12,9598579407</text:p>
          </table:table-cell>
          <table:table-cell table:style-name="ce2" office:value-type="float" office:value="14.548303" calcext:value-type="float">
            <text:p>14,548303</text:p>
          </table:table-cell>
          <table:table-cell table:style-name="ce2" office:value-type="float" office:value="23.191192627" calcext:value-type="float">
            <text:p>23,191192627</text:p>
          </table:table-cell>
          <table:table-cell table:style-name="ce2" office:value-type="float" office:value="24.801752" calcext:value-type="float">
            <text:p>24,801752</text:p>
          </table:table-cell>
          <table:table-cell table:style-name="ce2" office:value-type="float" office:value="29.4085655212" calcext:value-type="float">
            <text:p>29,4085655212</text:p>
          </table:table-cell>
          <table:table-cell table:style-name="ce2" office:value-type="float" office:value="31.022902" calcext:value-type="float">
            <text:p>31,022902</text:p>
          </table:table-cell>
          <table:table-cell table:style-name="ce2" office:value-type="float" office:value="35.4995117188" calcext:value-type="float">
            <text:p>35,4995117188</text:p>
          </table:table-cell>
          <table:table-cell table:style-name="ce2" office:value-type="float" office:value="37.121465" calcext:value-type="float">
            <text:p>37,121465</text:p>
          </table:table-cell>
          <table:table-cell table:style-name="ce2" office:value-type="float" office:value="45.7815055847" calcext:value-type="float">
            <text:p>45,7815055847</text:p>
          </table:table-cell>
          <table:table-cell table:style-name="ce2" office:value-type="float" office:value="47.41354" calcext:value-type="float">
            <text:p>47,41354</text:p>
          </table:table-cell>
          <table:table-cell table:style-name="ce2" office:value-type="float" office:value="42.3923873901" calcext:value-type="float">
            <text:p>42,3923873901</text:p>
          </table:table-cell>
          <table:table-cell table:style-name="ce2" office:value-type="float" office:value="44.022552" calcext:value-type="float">
            <text:p>44,022552</text:p>
          </table:table-cell>
          <table:table-cell table:style-name="ce2" office:value-type="float" office:value="45.3013191223" calcext:value-type="float">
            <text:p>45,3013191223</text:p>
          </table:table-cell>
          <table:table-cell table:style-name="ce2" office:value-type="float" office:value="46.987711" calcext:value-type="float">
            <text:p>46,987711</text:p>
          </table:table-cell>
          <table:table-cell table:style-name="ce2" office:value-type="float" office:value="47.4283294678" calcext:value-type="float">
            <text:p>47,4283294678</text:p>
          </table:table-cell>
          <table:table-cell table:style-name="ce2" office:value-type="float" office:value="49.064367" calcext:value-type="float">
            <text:p>49,064367</text:p>
          </table:table-cell>
          <table:table-cell table:style-name="ce2" office:value-type="float" office:value="52.1033935547" calcext:value-type="float">
            <text:p>52,1033935547</text:p>
          </table:table-cell>
          <table:table-cell table:style-name="ce2" office:value-type="float" office:value="53.747873" calcext:value-type="float">
            <text:p>53,747873</text:p>
          </table:table-cell>
          <table:table-cell table:style-name="ce2" office:value-type="float" office:value="57.403137207" calcext:value-type="float">
            <text:p>57,403137207</text:p>
          </table:table-cell>
          <table:table-cell table:style-name="ce2" office:value-type="float" office:value="59.054402" calcext:value-type="float">
            <text:p>59,05440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74785233" calcext:value-type="float">
            <text:p>12,9574785233</text:p>
          </table:table-cell>
          <table:table-cell table:style-name="ce2" office:value-type="float" office:value="14.550147" calcext:value-type="float">
            <text:p>14,550147</text:p>
          </table:table-cell>
          <table:table-cell table:style-name="ce2" office:value-type="float" office:value="23.182472229" calcext:value-type="float">
            <text:p>23,182472229</text:p>
          </table:table-cell>
          <table:table-cell table:style-name="ce2" office:value-type="float" office:value="24.789993" calcext:value-type="float">
            <text:p>24,789993</text:p>
          </table:table-cell>
          <table:table-cell table:style-name="ce2" office:value-type="float" office:value="29.4154262543" calcext:value-type="float">
            <text:p>29,4154262543</text:p>
          </table:table-cell>
          <table:table-cell table:style-name="ce2" office:value-type="float" office:value="31.027981" calcext:value-type="float">
            <text:p>31,027981</text:p>
          </table:table-cell>
          <table:table-cell table:style-name="ce2" office:value-type="float" office:value="35.4938735962" calcext:value-type="float">
            <text:p>35,4938735962</text:p>
          </table:table-cell>
          <table:table-cell table:style-name="ce2" office:value-type="float" office:value="37.117264" calcext:value-type="float">
            <text:p>37,117264</text:p>
          </table:table-cell>
          <table:table-cell table:style-name="ce2" office:value-type="float" office:value="45.774559021" calcext:value-type="float">
            <text:p>45,774559021</text:p>
          </table:table-cell>
          <table:table-cell table:style-name="ce2" office:value-type="float" office:value="47.406062" calcext:value-type="float">
            <text:p>47,406062</text:p>
          </table:table-cell>
          <table:table-cell table:style-name="ce2" office:value-type="float" office:value="42.4023666382" calcext:value-type="float">
            <text:p>42,4023666382</text:p>
          </table:table-cell>
          <table:table-cell table:style-name="ce2" office:value-type="float" office:value="44.030887" calcext:value-type="float">
            <text:p>44,030887</text:p>
          </table:table-cell>
          <table:table-cell table:style-name="ce2" office:value-type="float" office:value="45.3784179688" calcext:value-type="float">
            <text:p>45,3784179688</text:p>
          </table:table-cell>
          <table:table-cell table:style-name="ce2" office:value-type="float" office:value="47.011759" calcext:value-type="float">
            <text:p>47,011759</text:p>
          </table:table-cell>
          <table:table-cell table:style-name="ce2" office:value-type="float" office:value="47.4423179626" calcext:value-type="float">
            <text:p>47,4423179626</text:p>
          </table:table-cell>
          <table:table-cell table:style-name="ce2" office:value-type="float" office:value="49.076492" calcext:value-type="float">
            <text:p>49,076492</text:p>
          </table:table-cell>
          <table:table-cell table:style-name="ce2" office:value-type="float" office:value="52.1609115601" calcext:value-type="float">
            <text:p>52,1609115601</text:p>
          </table:table-cell>
          <table:table-cell table:style-name="ce2" office:value-type="float" office:value="53.804169" calcext:value-type="float">
            <text:p>53,804169</text:p>
          </table:table-cell>
          <table:table-cell table:style-name="ce2" office:value-type="float" office:value="57.3985290527" calcext:value-type="float">
            <text:p>57,3985290527</text:p>
          </table:table-cell>
          <table:table-cell table:style-name="ce2" office:value-type="float" office:value="59.046905" calcext:value-type="float">
            <text:p>59,046905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48981094" calcext:value-type="float">
            <text:p>12,9648981094</text:p>
          </table:table-cell>
          <table:table-cell table:style-name="ce2" office:value-type="float" office:value="14.574369" calcext:value-type="float">
            <text:p>14,574369</text:p>
          </table:table-cell>
          <table:table-cell table:style-name="ce2" office:value-type="float" office:value="23.1891422272" calcext:value-type="float">
            <text:p>23,1891422272</text:p>
          </table:table-cell>
          <table:table-cell table:style-name="ce2" office:value-type="float" office:value="24.79544" calcext:value-type="float">
            <text:p>24,79544</text:p>
          </table:table-cell>
          <table:table-cell table:style-name="ce2" office:value-type="float" office:value="29.4069786072" calcext:value-type="float">
            <text:p>29,4069786072</text:p>
          </table:table-cell>
          <table:table-cell table:style-name="ce2" office:value-type="float" office:value="31.024844" calcext:value-type="float">
            <text:p>31,024844</text:p>
          </table:table-cell>
          <table:table-cell table:style-name="ce2" office:value-type="float" office:value="35.4839706421" calcext:value-type="float">
            <text:p>35,4839706421</text:p>
          </table:table-cell>
          <table:table-cell table:style-name="ce2" office:value-type="float" office:value="37.108022" calcext:value-type="float">
            <text:p>37,108022</text:p>
          </table:table-cell>
          <table:table-cell table:style-name="ce2" office:value-type="float" office:value="45.7894592285" calcext:value-type="float">
            <text:p>45,7894592285</text:p>
          </table:table-cell>
          <table:table-cell table:style-name="ce2" office:value-type="float" office:value="47.418145" calcext:value-type="float">
            <text:p>47,418145</text:p>
          </table:table-cell>
          <table:table-cell table:style-name="ce2" office:value-type="float" office:value="42.4397468567" calcext:value-type="float">
            <text:p>42,4397468567</text:p>
          </table:table-cell>
          <table:table-cell table:style-name="ce2" office:value-type="float" office:value="44.065478" calcext:value-type="float">
            <text:p>44,065478</text:p>
          </table:table-cell>
          <table:table-cell table:style-name="ce2" office:value-type="float" office:value="45.3065795898" calcext:value-type="float">
            <text:p>45,3065795898</text:p>
          </table:table-cell>
          <table:table-cell table:style-name="ce2" office:value-type="float" office:value="46.942532" calcext:value-type="float">
            <text:p>46,942532</text:p>
          </table:table-cell>
          <table:table-cell table:style-name="ce2" office:value-type="float" office:value="47.4215354919" calcext:value-type="float">
            <text:p>47,4215354919</text:p>
          </table:table-cell>
          <table:table-cell table:style-name="ce2" office:value-type="float" office:value="49.054318" calcext:value-type="float">
            <text:p>49,054318</text:p>
          </table:table-cell>
          <table:table-cell table:style-name="ce2" office:value-type="float" office:value="52.1325759888" calcext:value-type="float">
            <text:p>52,1325759888</text:p>
          </table:table-cell>
          <table:table-cell table:style-name="ce2" office:value-type="float" office:value="53.771508" calcext:value-type="float">
            <text:p>53,771508</text:p>
          </table:table-cell>
          <table:table-cell table:style-name="ce2" office:value-type="float" office:value="57.4117889404" calcext:value-type="float">
            <text:p>57,4117889404</text:p>
          </table:table-cell>
          <table:table-cell table:style-name="ce2" office:value-type="float" office:value="59.052834" calcext:value-type="float">
            <text:p>59,05283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41666412" calcext:value-type="float">
            <text:p>12,9641666412</text:p>
          </table:table-cell>
          <table:table-cell table:style-name="ce2" office:value-type="float" office:value="14.55809" calcext:value-type="float">
            <text:p>14,55809</text:p>
          </table:table-cell>
          <table:table-cell table:style-name="ce2" office:value-type="float" office:value="23.1839866638" calcext:value-type="float">
            <text:p>23,1839866638</text:p>
          </table:table-cell>
          <table:table-cell table:style-name="ce2" office:value-type="float" office:value="24.793243" calcext:value-type="float">
            <text:p>24,793243</text:p>
          </table:table-cell>
          <table:table-cell table:style-name="ce2" office:value-type="float" office:value="29.4079971313" calcext:value-type="float">
            <text:p>29,4079971313</text:p>
          </table:table-cell>
          <table:table-cell table:style-name="ce2" office:value-type="float" office:value="31.018637" calcext:value-type="float">
            <text:p>31,018637</text:p>
          </table:table-cell>
          <table:table-cell table:style-name="ce2" office:value-type="float" office:value="35.5044250488" calcext:value-type="float">
            <text:p>35,5044250488</text:p>
          </table:table-cell>
          <table:table-cell table:style-name="ce2" office:value-type="float" office:value="37.125121" calcext:value-type="float">
            <text:p>37,125121</text:p>
          </table:table-cell>
          <table:table-cell table:style-name="ce2" office:value-type="float" office:value="45.8193397522" calcext:value-type="float">
            <text:p>45,8193397522</text:p>
          </table:table-cell>
          <table:table-cell table:style-name="ce2" office:value-type="float" office:value="47.447972" calcext:value-type="float">
            <text:p>47,447972</text:p>
          </table:table-cell>
          <table:table-cell table:style-name="ce2" office:value-type="float" office:value="42.4010391235" calcext:value-type="float">
            <text:p>42,4010391235</text:p>
          </table:table-cell>
          <table:table-cell table:style-name="ce2" office:value-type="float" office:value="44.041985" calcext:value-type="float">
            <text:p>44,041985</text:p>
          </table:table-cell>
          <table:table-cell table:style-name="ce2" office:value-type="float" office:value="45.2842597961" calcext:value-type="float">
            <text:p>45,2842597961</text:p>
          </table:table-cell>
          <table:table-cell table:style-name="ce2" office:value-type="float" office:value="46.926124" calcext:value-type="float">
            <text:p>46,926124</text:p>
          </table:table-cell>
          <table:table-cell table:style-name="ce2" office:value-type="float" office:value="47.4383125305" calcext:value-type="float">
            <text:p>47,4383125305</text:p>
          </table:table-cell>
          <table:table-cell table:style-name="ce2" office:value-type="float" office:value="49.071738" calcext:value-type="float">
            <text:p>49,071738</text:p>
          </table:table-cell>
          <table:table-cell table:style-name="ce2" office:value-type="float" office:value="52.1274261475" calcext:value-type="float">
            <text:p>52,1274261475</text:p>
          </table:table-cell>
          <table:table-cell table:style-name="ce2" office:value-type="float" office:value="53.772024" calcext:value-type="float">
            <text:p>53,772024</text:p>
          </table:table-cell>
          <table:table-cell table:style-name="ce2" office:value-type="float" office:value="57.3722457886" calcext:value-type="float">
            <text:p>57,3722457886</text:p>
          </table:table-cell>
          <table:table-cell table:style-name="ce2" office:value-type="float" office:value="59.022642" calcext:value-type="float">
            <text:p>59,02264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88432312" calcext:value-type="float">
            <text:p>12,9588432312</text:p>
          </table:table-cell>
          <table:table-cell table:style-name="ce2" office:value-type="float" office:value="14.544646" calcext:value-type="float">
            <text:p>14,544646</text:p>
          </table:table-cell>
          <table:table-cell table:style-name="ce2" office:value-type="float" office:value="23.1856575012" calcext:value-type="float">
            <text:p>23,1856575012</text:p>
          </table:table-cell>
          <table:table-cell table:style-name="ce2" office:value-type="float" office:value="24.78842" calcext:value-type="float">
            <text:p>24,78842</text:p>
          </table:table-cell>
          <table:table-cell table:style-name="ce2" office:value-type="float" office:value="29.4178237915" calcext:value-type="float">
            <text:p>29,4178237915</text:p>
          </table:table-cell>
          <table:table-cell table:style-name="ce2" office:value-type="float" office:value="31.029765" calcext:value-type="float">
            <text:p>31,029765</text:p>
          </table:table-cell>
          <table:table-cell table:style-name="ce2" office:value-type="float" office:value="35.4942779541" calcext:value-type="float">
            <text:p>35,4942779541</text:p>
          </table:table-cell>
          <table:table-cell table:style-name="ce2" office:value-type="float" office:value="37.113625" calcext:value-type="float">
            <text:p>37,113625</text:p>
          </table:table-cell>
          <table:table-cell table:style-name="ce2" office:value-type="float" office:value="45.7888832092" calcext:value-type="float">
            <text:p>45,7888832092</text:p>
          </table:table-cell>
          <table:table-cell table:style-name="ce2" office:value-type="float" office:value="47.420151" calcext:value-type="float">
            <text:p>47,420151</text:p>
          </table:table-cell>
          <table:table-cell table:style-name="ce2" office:value-type="float" office:value="42.356502533" calcext:value-type="float">
            <text:p>42,356502533</text:p>
          </table:table-cell>
          <table:table-cell table:style-name="ce2" office:value-type="float" office:value="43.992391" calcext:value-type="float">
            <text:p>43,992391</text:p>
          </table:table-cell>
          <table:table-cell table:style-name="ce2" office:value-type="float" office:value="45.3532791138" calcext:value-type="float">
            <text:p>45,3532791138</text:p>
          </table:table-cell>
          <table:table-cell table:style-name="ce2" office:value-type="float" office:value="46.991311" calcext:value-type="float">
            <text:p>46,991311</text:p>
          </table:table-cell>
          <table:table-cell table:style-name="ce2" office:value-type="float" office:value="47.4036560059" calcext:value-type="float">
            <text:p>47,4036560059</text:p>
          </table:table-cell>
          <table:table-cell table:style-name="ce2" office:value-type="float" office:value="49.035432" calcext:value-type="float">
            <text:p>49,035432</text:p>
          </table:table-cell>
          <table:table-cell table:style-name="ce2" office:value-type="float" office:value="52.1520042419" calcext:value-type="float">
            <text:p>52,1520042419</text:p>
          </table:table-cell>
          <table:table-cell table:style-name="ce2" office:value-type="float" office:value="53.796646" calcext:value-type="float">
            <text:p>53,796646</text:p>
          </table:table-cell>
          <table:table-cell table:style-name="ce2" office:value-type="float" office:value="57.4283218384" calcext:value-type="float">
            <text:p>57,4283218384</text:p>
          </table:table-cell>
          <table:table-cell table:style-name="ce2" office:value-type="float" office:value="59.076964" calcext:value-type="float">
            <text:p>59,07696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93133926" calcext:value-type="float">
            <text:p>12,9593133926</text:p>
          </table:table-cell>
          <table:table-cell table:style-name="ce2" office:value-type="float" office:value="14.548166" calcext:value-type="float">
            <text:p>14,548166</text:p>
          </table:table-cell>
          <table:table-cell table:style-name="ce2" office:value-type="float" office:value="23.1852989197" calcext:value-type="float">
            <text:p>23,1852989197</text:p>
          </table:table-cell>
          <table:table-cell table:style-name="ce2" office:value-type="float" office:value="24.793608" calcext:value-type="float">
            <text:p>24,793608</text:p>
          </table:table-cell>
          <table:table-cell table:style-name="ce2" office:value-type="float" office:value="29.4116764069" calcext:value-type="float">
            <text:p>29,4116764069</text:p>
          </table:table-cell>
          <table:table-cell table:style-name="ce2" office:value-type="float" office:value="31.026976" calcext:value-type="float">
            <text:p>31,026976</text:p>
          </table:table-cell>
          <table:table-cell table:style-name="ce2" office:value-type="float" office:value="35.5126304626" calcext:value-type="float">
            <text:p>35,5126304626</text:p>
          </table:table-cell>
          <table:table-cell table:style-name="ce2" office:value-type="float" office:value="37.132104" calcext:value-type="float">
            <text:p>37,132104</text:p>
          </table:table-cell>
          <table:table-cell table:style-name="ce2" office:value-type="float" office:value="45.7653617859" calcext:value-type="float">
            <text:p>45,7653617859</text:p>
          </table:table-cell>
          <table:table-cell table:style-name="ce2" office:value-type="float" office:value="47.39733" calcext:value-type="float">
            <text:p>47,39733</text:p>
          </table:table-cell>
          <table:table-cell table:style-name="ce2" office:value-type="float" office:value="42.3759498596" calcext:value-type="float">
            <text:p>42,3759498596</text:p>
          </table:table-cell>
          <table:table-cell table:style-name="ce2" office:value-type="float" office:value="44.004294" calcext:value-type="float">
            <text:p>44,004294</text:p>
          </table:table-cell>
          <table:table-cell table:style-name="ce2" office:value-type="float" office:value="45.3158035278" calcext:value-type="float">
            <text:p>45,3158035278</text:p>
          </table:table-cell>
          <table:table-cell table:style-name="ce2" office:value-type="float" office:value="46.952684" calcext:value-type="float">
            <text:p>46,952684</text:p>
          </table:table-cell>
          <table:table-cell table:style-name="ce2" office:value-type="float" office:value="47.4923858643" calcext:value-type="float">
            <text:p>47,4923858643</text:p>
          </table:table-cell>
          <table:table-cell table:style-name="ce2" office:value-type="float" office:value="49.126463" calcext:value-type="float">
            <text:p>49,126463</text:p>
          </table:table-cell>
          <table:table-cell table:style-name="ce2" office:value-type="float" office:value="52.1396179199" calcext:value-type="float">
            <text:p>52,1396179199</text:p>
          </table:table-cell>
          <table:table-cell table:style-name="ce2" office:value-type="float" office:value="53.780049" calcext:value-type="float">
            <text:p>53,780049</text:p>
          </table:table-cell>
          <table:table-cell table:style-name="ce2" office:value-type="float" office:value="57.4276428223" calcext:value-type="float">
            <text:p>57,4276428223</text:p>
          </table:table-cell>
          <table:table-cell table:style-name="ce2" office:value-type="float" office:value="59.077566" calcext:value-type="float">
            <text:p>59,077566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02108002" calcext:value-type="float">
            <text:p>12,9602108002</text:p>
          </table:table-cell>
          <table:table-cell table:style-name="ce2" office:value-type="float" office:value="14.548295" calcext:value-type="float">
            <text:p>14,548295</text:p>
          </table:table-cell>
          <table:table-cell table:style-name="ce2" office:value-type="float" office:value="23.1858768463" calcext:value-type="float">
            <text:p>23,1858768463</text:p>
          </table:table-cell>
          <table:table-cell table:style-name="ce2" office:value-type="float" office:value="24.787696" calcext:value-type="float">
            <text:p>24,787696</text:p>
          </table:table-cell>
          <table:table-cell table:style-name="ce2" office:value-type="float" office:value="29.4206905365" calcext:value-type="float">
            <text:p>29,4206905365</text:p>
          </table:table-cell>
          <table:table-cell table:style-name="ce2" office:value-type="float" office:value="31.090661" calcext:value-type="float">
            <text:p>31,090661</text:p>
          </table:table-cell>
          <table:table-cell table:style-name="ce2" office:value-type="float" office:value="35.4940490723" calcext:value-type="float">
            <text:p>35,4940490723</text:p>
          </table:table-cell>
          <table:table-cell table:style-name="ce2" office:value-type="float" office:value="37.117344" calcext:value-type="float">
            <text:p>37,117344</text:p>
          </table:table-cell>
          <table:table-cell table:style-name="ce2" office:value-type="float" office:value="45.7302398682" calcext:value-type="float">
            <text:p>45,7302398682</text:p>
          </table:table-cell>
          <table:table-cell table:style-name="ce2" office:value-type="float" office:value="47.364354" calcext:value-type="float">
            <text:p>47,364354</text:p>
          </table:table-cell>
          <table:table-cell table:style-name="ce2" office:value-type="float" office:value="42.3428611755" calcext:value-type="float">
            <text:p>42,3428611755</text:p>
          </table:table-cell>
          <table:table-cell table:style-name="ce2" office:value-type="float" office:value="43.972068" calcext:value-type="float">
            <text:p>43,972068</text:p>
          </table:table-cell>
          <table:table-cell table:style-name="ce2" office:value-type="float" office:value="45.342754364" calcext:value-type="float">
            <text:p>45,342754364</text:p>
          </table:table-cell>
          <table:table-cell table:style-name="ce2" office:value-type="float" office:value="46.976121" calcext:value-type="float">
            <text:p>46,976121</text:p>
          </table:table-cell>
          <table:table-cell table:style-name="ce2" office:value-type="float" office:value="47.4129981995" calcext:value-type="float">
            <text:p>47,4129981995</text:p>
          </table:table-cell>
          <table:table-cell table:style-name="ce2" office:value-type="float" office:value="49.044815" calcext:value-type="float">
            <text:p>49,044815</text:p>
          </table:table-cell>
          <table:table-cell table:style-name="ce2" office:value-type="float" office:value="52.127986908" calcext:value-type="float">
            <text:p>52,127986908</text:p>
          </table:table-cell>
          <table:table-cell table:style-name="ce2" office:value-type="float" office:value="53.770053" calcext:value-type="float">
            <text:p>53,770053</text:p>
          </table:table-cell>
          <table:table-cell table:style-name="ce2" office:value-type="float" office:value="57.5168418884" calcext:value-type="float">
            <text:p>57,5168418884</text:p>
          </table:table-cell>
          <table:table-cell table:style-name="ce2" office:value-type="float" office:value="59.166566" calcext:value-type="float">
            <text:p>59,166566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92256546" calcext:value-type="float">
            <text:p>12,9592256546</text:p>
          </table:table-cell>
          <table:table-cell table:style-name="ce2" office:value-type="float" office:value="14.546301" calcext:value-type="float">
            <text:p>14,546301</text:p>
          </table:table-cell>
          <table:table-cell table:style-name="ce2" office:value-type="float" office:value="23.1923904419" calcext:value-type="float">
            <text:p>23,1923904419</text:p>
          </table:table-cell>
          <table:table-cell table:style-name="ce2" office:value-type="float" office:value="24.809021" calcext:value-type="float">
            <text:p>24,809021</text:p>
          </table:table-cell>
          <table:table-cell table:style-name="ce2" office:value-type="float" office:value="29.4198722839" calcext:value-type="float">
            <text:p>29,4198722839</text:p>
          </table:table-cell>
          <table:table-cell table:style-name="ce2" office:value-type="float" office:value="31.03309" calcext:value-type="float">
            <text:p>31,03309</text:p>
          </table:table-cell>
          <table:table-cell table:style-name="ce2" office:value-type="float" office:value="35.4941902161" calcext:value-type="float">
            <text:p>35,4941902161</text:p>
          </table:table-cell>
          <table:table-cell table:style-name="ce2" office:value-type="float" office:value="37.118768" calcext:value-type="float">
            <text:p>37,118768</text:p>
          </table:table-cell>
          <table:table-cell table:style-name="ce2" office:value-type="float" office:value="45.7450714111" calcext:value-type="float">
            <text:p>45,7450714111</text:p>
          </table:table-cell>
          <table:table-cell table:style-name="ce2" office:value-type="float" office:value="47.374513" calcext:value-type="float">
            <text:p>47,374513</text:p>
          </table:table-cell>
          <table:table-cell table:style-name="ce2" office:value-type="float" office:value="42.3395996094" calcext:value-type="float">
            <text:p>42,3395996094</text:p>
          </table:table-cell>
          <table:table-cell table:style-name="ce2" office:value-type="float" office:value="43.96796" calcext:value-type="float">
            <text:p>43,96796</text:p>
          </table:table-cell>
          <table:table-cell table:style-name="ce2" office:value-type="float" office:value="45.3165779114" calcext:value-type="float">
            <text:p>45,3165779114</text:p>
          </table:table-cell>
          <table:table-cell table:style-name="ce2" office:value-type="float" office:value="46.948838" calcext:value-type="float">
            <text:p>46,948838</text:p>
          </table:table-cell>
          <table:table-cell table:style-name="ce2" office:value-type="float" office:value="47.4347953796" calcext:value-type="float">
            <text:p>47,4347953796</text:p>
          </table:table-cell>
          <table:table-cell table:style-name="ce2" office:value-type="float" office:value="49.071246" calcext:value-type="float">
            <text:p>49,071246</text:p>
          </table:table-cell>
          <table:table-cell table:style-name="ce2" office:value-type="float" office:value="52.1544418335" calcext:value-type="float">
            <text:p>52,1544418335</text:p>
          </table:table-cell>
          <table:table-cell table:style-name="ce2" office:value-type="float" office:value="53.79882" calcext:value-type="float">
            <text:p>53,79882</text:p>
          </table:table-cell>
          <table:table-cell table:style-name="ce2" office:value-type="float" office:value="57.442073822" calcext:value-type="float">
            <text:p>57,442073822</text:p>
          </table:table-cell>
          <table:table-cell table:style-name="ce2" office:value-type="float" office:value="59.101296" calcext:value-type="float">
            <text:p>59,101296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24385834" calcext:value-type="float">
            <text:p>12,9624385834</text:p>
          </table:table-cell>
          <table:table-cell table:style-name="ce2" office:value-type="float" office:value="14.55245" calcext:value-type="float">
            <text:p>14,55245</text:p>
          </table:table-cell>
          <table:table-cell table:style-name="ce2" office:value-type="float" office:value="23.1849727631" calcext:value-type="float">
            <text:p>23,1849727631</text:p>
          </table:table-cell>
          <table:table-cell table:style-name="ce2" office:value-type="float" office:value="24.79355" calcext:value-type="float">
            <text:p>24,79355</text:p>
          </table:table-cell>
          <table:table-cell table:style-name="ce2" office:value-type="float" office:value="29.4134712219" calcext:value-type="float">
            <text:p>29,4134712219</text:p>
          </table:table-cell>
          <table:table-cell table:style-name="ce2" office:value-type="float" office:value="31.027149" calcext:value-type="float">
            <text:p>31,027149</text:p>
          </table:table-cell>
          <table:table-cell table:style-name="ce2" office:value-type="float" office:value="35.4998626709" calcext:value-type="float">
            <text:p>35,4998626709</text:p>
          </table:table-cell>
          <table:table-cell table:style-name="ce2" office:value-type="float" office:value="37.121192" calcext:value-type="float">
            <text:p>37,121192</text:p>
          </table:table-cell>
          <table:table-cell table:style-name="ce2" office:value-type="float" office:value="45.7254447937" calcext:value-type="float">
            <text:p>45,7254447937</text:p>
          </table:table-cell>
          <table:table-cell table:style-name="ce2" office:value-type="float" office:value="47.352624" calcext:value-type="float">
            <text:p>47,352624</text:p>
          </table:table-cell>
          <table:table-cell table:style-name="ce2" office:value-type="float" office:value="42.3909034729" calcext:value-type="float">
            <text:p>42,3909034729</text:p>
          </table:table-cell>
          <table:table-cell table:style-name="ce2" office:value-type="float" office:value="44.023075" calcext:value-type="float">
            <text:p>44,023075</text:p>
          </table:table-cell>
          <table:table-cell table:style-name="ce2" office:value-type="float" office:value="45.3434944153" calcext:value-type="float">
            <text:p>45,3434944153</text:p>
          </table:table-cell>
          <table:table-cell table:style-name="ce2" office:value-type="float" office:value="46.97645" calcext:value-type="float">
            <text:p>46,97645</text:p>
          </table:table-cell>
          <table:table-cell table:style-name="ce2" office:value-type="float" office:value="47.4322357178" calcext:value-type="float">
            <text:p>47,4322357178</text:p>
          </table:table-cell>
          <table:table-cell table:style-name="ce2" office:value-type="float" office:value="49.068167" calcext:value-type="float">
            <text:p>49,068167</text:p>
          </table:table-cell>
          <table:table-cell table:style-name="ce2" office:value-type="float" office:value="52.1744003296" calcext:value-type="float">
            <text:p>52,1744003296</text:p>
          </table:table-cell>
          <table:table-cell table:style-name="ce2" office:value-type="float" office:value="53.812166" calcext:value-type="float">
            <text:p>53,812166</text:p>
          </table:table-cell>
          <table:table-cell table:style-name="ce2" office:value-type="float" office:value="57.4980049133" calcext:value-type="float">
            <text:p>57,4980049133</text:p>
          </table:table-cell>
          <table:table-cell table:style-name="ce2" office:value-type="float" office:value="59.146104" calcext:value-type="float">
            <text:p>59,146104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91588974" calcext:value-type="float">
            <text:p>12,9591588974</text:p>
          </table:table-cell>
          <table:table-cell table:style-name="ce2" office:value-type="float" office:value="14.54699" calcext:value-type="float">
            <text:p>14,54699</text:p>
          </table:table-cell>
          <table:table-cell table:style-name="ce2" office:value-type="float" office:value="23.1856060028" calcext:value-type="float">
            <text:p>23,1856060028</text:p>
          </table:table-cell>
          <table:table-cell table:style-name="ce2" office:value-type="float" office:value="24.794697" calcext:value-type="float">
            <text:p>24,794697</text:p>
          </table:table-cell>
          <table:table-cell table:style-name="ce2" office:value-type="float" office:value="29.387720108" calcext:value-type="float">
            <text:p>29,387720108</text:p>
          </table:table-cell>
          <table:table-cell table:style-name="ce2" office:value-type="float" office:value="31.019816" calcext:value-type="float">
            <text:p>31,019816</text:p>
          </table:table-cell>
          <table:table-cell table:style-name="ce2" office:value-type="float" office:value="35.4944152832" calcext:value-type="float">
            <text:p>35,4944152832</text:p>
          </table:table-cell>
          <table:table-cell table:style-name="ce2" office:value-type="float" office:value="37.119155" calcext:value-type="float">
            <text:p>37,119155</text:p>
          </table:table-cell>
          <table:table-cell table:style-name="ce2" office:value-type="float" office:value="45.7423667908" calcext:value-type="float">
            <text:p>45,7423667908</text:p>
          </table:table-cell>
          <table:table-cell table:style-name="ce2" office:value-type="float" office:value="47.368669" calcext:value-type="float">
            <text:p>47,368669</text:p>
          </table:table-cell>
          <table:table-cell table:style-name="ce2" office:value-type="float" office:value="42.3863945007" calcext:value-type="float">
            <text:p>42,3863945007</text:p>
          </table:table-cell>
          <table:table-cell table:style-name="ce2" office:value-type="float" office:value="44.011919" calcext:value-type="float">
            <text:p>44,011919</text:p>
          </table:table-cell>
          <table:table-cell table:style-name="ce2" office:value-type="float" office:value="45.3660049438" calcext:value-type="float">
            <text:p>45,3660049438</text:p>
          </table:table-cell>
          <table:table-cell table:style-name="ce2" office:value-type="float" office:value="46.998965" calcext:value-type="float">
            <text:p>46,998965</text:p>
          </table:table-cell>
          <table:table-cell table:style-name="ce2" office:value-type="float" office:value="47.4037818909" calcext:value-type="float">
            <text:p>47,4037818909</text:p>
          </table:table-cell>
          <table:table-cell table:style-name="ce2" office:value-type="float" office:value="49.036307" calcext:value-type="float">
            <text:p>49,036307</text:p>
          </table:table-cell>
          <table:table-cell table:style-name="ce2" office:value-type="float" office:value="52.1478767395" calcext:value-type="float">
            <text:p>52,1478767395</text:p>
          </table:table-cell>
          <table:table-cell table:style-name="ce2" office:value-type="float" office:value="53.791223" calcext:value-type="float">
            <text:p>53,791223</text:p>
          </table:table-cell>
          <table:table-cell table:style-name="ce2" office:value-type="float" office:value="57.3872337341" calcext:value-type="float">
            <text:p>57,3872337341</text:p>
          </table:table-cell>
          <table:table-cell table:style-name="ce2" office:value-type="float" office:value="59.034232" calcext:value-type="float">
            <text:p>59,034232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594011307" calcext:value-type="float">
            <text:p>12,9594011307</text:p>
          </table:table-cell>
          <table:table-cell table:style-name="ce2" office:value-type="float" office:value="14.546914" calcext:value-type="float">
            <text:p>14,546914</text:p>
          </table:table-cell>
          <table:table-cell table:style-name="ce2" office:value-type="float" office:value="23.1878452301" calcext:value-type="float">
            <text:p>23,1878452301</text:p>
          </table:table-cell>
          <table:table-cell table:style-name="ce2" office:value-type="float" office:value="24.793428" calcext:value-type="float">
            <text:p>24,793428</text:p>
          </table:table-cell>
          <table:table-cell table:style-name="ce2" office:value-type="float" office:value="29.3959140778" calcext:value-type="float">
            <text:p>29,3959140778</text:p>
          </table:table-cell>
          <table:table-cell table:style-name="ce2" office:value-type="float" office:value="31.01696" calcext:value-type="float">
            <text:p>31,01696</text:p>
          </table:table-cell>
          <table:table-cell table:style-name="ce2" office:value-type="float" office:value="35.4866333008" calcext:value-type="float">
            <text:p>35,4866333008</text:p>
          </table:table-cell>
          <table:table-cell table:style-name="ce2" office:value-type="float" office:value="37.111311" calcext:value-type="float">
            <text:p>37,111311</text:p>
          </table:table-cell>
          <table:table-cell table:style-name="ce2" office:value-type="float" office:value="45.7980117798" calcext:value-type="float">
            <text:p>45,7980117798</text:p>
          </table:table-cell>
          <table:table-cell table:style-name="ce2" office:value-type="float" office:value="47.428357" calcext:value-type="float">
            <text:p>47,428357</text:p>
          </table:table-cell>
          <table:table-cell table:style-name="ce2" office:value-type="float" office:value="42.4398117065" calcext:value-type="float">
            <text:p>42,4398117065</text:p>
          </table:table-cell>
          <table:table-cell table:style-name="ce2" office:value-type="float" office:value="44.070411" calcext:value-type="float">
            <text:p>44,070411</text:p>
          </table:table-cell>
          <table:table-cell table:style-name="ce2" office:value-type="float" office:value="45.3205833435" calcext:value-type="float">
            <text:p>45,3205833435</text:p>
          </table:table-cell>
          <table:table-cell table:style-name="ce2" office:value-type="float" office:value="46.956068" calcext:value-type="float">
            <text:p>46,956068</text:p>
          </table:table-cell>
          <table:table-cell table:style-name="ce2" office:value-type="float" office:value="47.4244804382" calcext:value-type="float">
            <text:p>47,4244804382</text:p>
          </table:table-cell>
          <table:table-cell table:style-name="ce2" office:value-type="float" office:value="49.056384" calcext:value-type="float">
            <text:p>49,056384</text:p>
          </table:table-cell>
          <table:table-cell table:style-name="ce2" office:value-type="float" office:value="52.1757774353" calcext:value-type="float">
            <text:p>52,1757774353</text:p>
          </table:table-cell>
          <table:table-cell table:style-name="ce2" office:value-type="float" office:value="53.821312" calcext:value-type="float">
            <text:p>53,821312</text:p>
          </table:table-cell>
          <table:table-cell table:style-name="ce2" office:value-type="float" office:value="57.4072303772" calcext:value-type="float">
            <text:p>57,4072303772</text:p>
          </table:table-cell>
          <table:table-cell table:style-name="ce2" office:value-type="float" office:value="59.056896" calcext:value-type="float">
            <text:p>59,056896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12.9615659714" calcext:value-type="float">
            <text:p>12,9615659714</text:p>
          </table:table-cell>
          <table:table-cell table:style-name="ce2" office:value-type="float" office:value="14.548456" calcext:value-type="float">
            <text:p>14,548456</text:p>
          </table:table-cell>
          <table:table-cell table:style-name="ce2" office:value-type="float" office:value="23.1924858093" calcext:value-type="float">
            <text:p>23,1924858093</text:p>
          </table:table-cell>
          <table:table-cell table:style-name="ce2" office:value-type="float" office:value="24.792016" calcext:value-type="float">
            <text:p>24,792016</text:p>
          </table:table-cell>
          <table:table-cell table:style-name="ce2" office:value-type="float" office:value="29.4058952332" calcext:value-type="float">
            <text:p>29,4058952332</text:p>
          </table:table-cell>
          <table:table-cell table:style-name="ce2" office:value-type="float" office:value="31.020871" calcext:value-type="float">
            <text:p>31,020871</text:p>
          </table:table-cell>
          <table:table-cell table:style-name="ce2" office:value-type="float" office:value="35.4984397888" calcext:value-type="float">
            <text:p>35,4984397888</text:p>
          </table:table-cell>
          <table:table-cell table:style-name="ce2" office:value-type="float" office:value="37.122626" calcext:value-type="float">
            <text:p>37,122626</text:p>
          </table:table-cell>
          <table:table-cell table:style-name="ce2" office:value-type="float" office:value="45.7418022156" calcext:value-type="float">
            <text:p>45,7418022156</text:p>
          </table:table-cell>
          <table:table-cell table:style-name="ce2" office:value-type="float" office:value="47.374829" calcext:value-type="float">
            <text:p>47,374829</text:p>
          </table:table-cell>
          <table:table-cell table:style-name="ce2" office:value-type="float" office:value="42.3906707764" calcext:value-type="float">
            <text:p>42,3906707764</text:p>
          </table:table-cell>
          <table:table-cell table:style-name="ce2" office:value-type="float" office:value="44.017938" calcext:value-type="float">
            <text:p>44,017938</text:p>
          </table:table-cell>
          <table:table-cell table:style-name="ce2" office:value-type="float" office:value="45.3244514465" calcext:value-type="float">
            <text:p>45,3244514465</text:p>
          </table:table-cell>
          <table:table-cell table:style-name="ce2" office:value-type="float" office:value="46.957256" calcext:value-type="float">
            <text:p>46,957256</text:p>
          </table:table-cell>
          <table:table-cell table:style-name="ce2" office:value-type="float" office:value="47.4136047363" calcext:value-type="float">
            <text:p>47,4136047363</text:p>
          </table:table-cell>
          <table:table-cell table:style-name="ce2" office:value-type="float" office:value="49.049797" calcext:value-type="float">
            <text:p>49,049797</text:p>
          </table:table-cell>
          <table:table-cell table:style-name="ce2" office:value-type="float" office:value="52.2172241211" calcext:value-type="float">
            <text:p>52,2172241211</text:p>
          </table:table-cell>
          <table:table-cell table:style-name="ce2" office:value-type="float" office:value="53.855338" calcext:value-type="float">
            <text:p>53,855338</text:p>
          </table:table-cell>
          <table:table-cell table:style-name="ce2" office:value-type="float" office:value="57.3753700256" calcext:value-type="float">
            <text:p>57,3753700256</text:p>
          </table:table-cell>
          <table:table-cell table:style-name="ce2" office:value-type="float" office:value="59.012876" calcext:value-type="float">
            <text:p>59,012876</text:p>
          </table:table-cell>
          <table:table-cell table:number-columns-repeated="11"/>
        </table:table-row>
        <table:table-row table:style-name="ro1">
          <table:table-cell/>
          <table:table-cell table:style-name="ce3" table:formula="of:=AVERAGE([.B7:.B36])" office:value-type="float" office:value="12.9596852620467" calcext:value-type="float">
            <text:p>12,959685262</text:p>
          </table:table-cell>
          <table:table-cell table:style-name="ce3" table:formula="of:=AVERAGE([.C7:.C36])" office:value-type="float" office:value="14.5500204666667" calcext:value-type="float">
            <text:p>14,5500204667</text:p>
          </table:table-cell>
          <table:table-cell table:style-name="ce3" table:formula="of:=AVERAGE([.D7:.D36])" office:value-type="float" office:value="23.1865978241" calcext:value-type="float">
            <text:p>23,1865978241</text:p>
          </table:table-cell>
          <table:table-cell table:style-name="ce3" table:formula="of:=AVERAGE([.E7:.E36])" office:value-type="float" office:value="24.7944393333333" calcext:value-type="float">
            <text:p>24,7944393333</text:p>
          </table:table-cell>
          <table:table-cell table:style-name="ce3" table:formula="of:=AVERAGE([.F7:.F36])" office:value-type="float" office:value="29.4091367721633" calcext:value-type="float">
            <text:p>29,4091367722</text:p>
          </table:table-cell>
          <table:table-cell table:style-name="ce3" table:formula="of:=AVERAGE([.G7:.G36])" office:value-type="float" office:value="31.0264242" calcext:value-type="float">
            <text:p>31,0264242</text:p>
          </table:table-cell>
          <table:table-cell table:style-name="ce3" table:formula="of:=AVERAGE([.H7:.H36])" office:value-type="float" office:value="35.49005076091" calcext:value-type="float">
            <text:p>35,4900507609</text:p>
          </table:table-cell>
          <table:table-cell table:style-name="ce3" table:formula="of:=AVERAGE([.I7:.I36])" office:value-type="float" office:value="37.1166416333333" calcext:value-type="float">
            <text:p>37,1166416333</text:p>
          </table:table-cell>
          <table:table-cell table:style-name="ce3" table:formula="of:=AVERAGE([.J7:.J36])" office:value-type="float" office:value="45.7718407948767" calcext:value-type="float">
            <text:p>45,7718407949</text:p>
          </table:table-cell>
          <table:table-cell table:style-name="ce3" table:formula="of:=AVERAGE([.K7:.K36])" office:value-type="float" office:value="47.4042368666667" calcext:value-type="float">
            <text:p>47,4042368667</text:p>
          </table:table-cell>
          <table:table-cell table:style-name="ce3" table:formula="of:=AVERAGE([.L7:.L36])" office:value-type="float" office:value="42.3816335042233" calcext:value-type="float">
            <text:p>42,3816335042</text:p>
          </table:table-cell>
          <table:table-cell table:style-name="ce3" table:formula="of:=AVERAGE([.M7:.M36])" office:value-type="float" office:value="44.0135080666667" calcext:value-type="float">
            <text:p>44,0135080667</text:p>
          </table:table-cell>
          <table:table-cell table:style-name="ce3" table:formula="of:=AVERAGE([.N7:.N36])" office:value-type="float" office:value="45.31954536437" calcext:value-type="float">
            <text:p>45,3195453644</text:p>
          </table:table-cell>
          <table:table-cell table:style-name="ce3" table:formula="of:=AVERAGE([.O7:.O36])" office:value-type="float" office:value="46.9537331333333" calcext:value-type="float">
            <text:p>46,9537331333</text:p>
          </table:table-cell>
          <table:table-cell table:style-name="ce3" table:formula="of:=AVERAGE([.P7:.P36])" office:value-type="float" office:value="47.4226696014433" calcext:value-type="float">
            <text:p>47,4226696014</text:p>
          </table:table-cell>
          <table:table-cell table:style-name="ce3" table:formula="of:=AVERAGE([.Q7:.Q36])" office:value-type="float" office:value="49.0562983333333" calcext:value-type="float">
            <text:p>49,0562983333</text:p>
          </table:table-cell>
          <table:table-cell table:style-name="ce3" table:formula="of:=AVERAGE([.R7:.R36])" office:value-type="float" office:value="52.1390516916933" calcext:value-type="float">
            <text:p>52,1390516917</text:p>
          </table:table-cell>
          <table:table-cell table:style-name="ce3" table:formula="of:=AVERAGE([.S7:.S36])" office:value-type="float" office:value="53.78234" calcext:value-type="float">
            <text:p>53,78234</text:p>
          </table:table-cell>
          <table:table-cell table:style-name="ce3" table:formula="of:=AVERAGE([.T7:.T36])" office:value-type="float" office:value="57.4137186686233" calcext:value-type="float">
            <text:p>57,4137186686</text:p>
          </table:table-cell>
          <table:table-cell table:style-name="ce3" table:formula="of:=AVERAGE([.U7:.U36])" office:value-type="float" office:value="59.0642393333333" calcext:value-type="float">
            <text:p>59,0642393333</text:p>
          </table:table-cell>
          <table:table-cell table:style-name="ce3" table:formula="of:=AVERAGE([.V7:.V36])" office:value-type="float" office:value="59.3594837189" calcext:value-type="float">
            <text:p>59,3594837189</text:p>
          </table:table-cell>
          <table:table-cell table:style-name="ce3" table:formula="of:=AVERAGE([.W7:.W36])" office:value-type="float" office:value="61.010134" calcext:value-type="float">
            <text:p>61,010134</text:p>
          </table:table-cell>
          <table:table-cell table:style-name="ce3" table:formula="of:=AVERAGE([.X7:.X36])" office:value-type="float" office:value="67.3177185059" calcext:value-type="float">
            <text:p>67,3177185059</text:p>
          </table:table-cell>
          <table:table-cell table:style-name="ce3" table:formula="of:=AVERAGE([.Y7:.Y36])" office:value-type="float" office:value="69.044896" calcext:value-type="float">
            <text:p>69,044896</text:p>
          </table:table-cell>
          <table:table-cell table:style-name="ce3" table:formula="of:=AVERAGE([.Z7:.Z36])" office:value-type="float" office:value="63.25469779965" calcext:value-type="float">
            <text:p>63,2546977997</text:p>
          </table:table-cell>
          <table:table-cell table:style-name="ce3" table:formula="of:=AVERAGE([.AA7:.AA36])" office:value-type="float" office:value="64.90028" calcext:value-type="float">
            <text:p>64,90028</text:p>
          </table:table-cell>
          <table:table-cell table:style-name="ce3" table:formula="of:=AVERAGE([.AB7:.AB36])" office:value-type="float" office:value="66.59039115905" calcext:value-type="float">
            <text:p>66,5903911591</text:p>
          </table:table-cell>
          <table:table-cell table:style-name="ce3" table:formula="of:=AVERAGE([.AC7:.AC36])" office:value-type="float" office:value="68.2324725" calcext:value-type="float">
            <text:p>68,2324725</text:p>
          </table:table-cell>
          <table:table-cell table:style-name="ce3" table:formula="of:=AVERAGE([.AD7:.AD36])" office:value-type="float" office:value="68.4168357849" calcext:value-type="float">
            <text:p>68,4168357849</text:p>
          </table:table-cell>
          <table:table-cell table:style-name="ce3" table:formula="of:=AVERAGE([.AE7:.AE36])" office:value-type="float" office:value="70.0660845" calcext:value-type="float">
            <text:p>70,0660845</text:p>
          </table:table-cell>
          <table:table-cell table:style-name="ce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Tempo total de execução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" office:value-type="float" office:value="14.5500204666667" calcext:value-type="float">
            <text:p>14,5500204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5" office:value-type="float" office:value="24.7944393333333" calcext:value-type="float">
            <text:p>24,7944393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4" office:value-type="float" office:value="31.0264242" calcext:value-type="float">
            <text:p>31,0264242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5" office:value-type="float" office:value="37.1166416333333" calcext:value-type="float">
            <text:p>37,1166416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5" office:value-type="float" office:value="47.4042368666667" calcext:value-type="float">
            <text:p>47,4042368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5" office:value-type="float" office:value="44.0135080666667" calcext:value-type="float">
            <text:p>44,0135080667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5" office:value-type="float" office:value="46.9537331333333" calcext:value-type="float">
            <text:p>46,9537331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5" office:value-type="float" office:value="49.0562983333333" calcext:value-type="float">
            <text:p>49,0562983333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5" office:value-type="float" office:value="53.78234" calcext:value-type="float">
            <text:p>53,78234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5" office:value-type="float" office:value="59.0642393333333" calcext:value-type="float">
            <text:p>59,0642393333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61.010134" calcext:value-type="float">
            <text:p>61,010134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69.044896" calcext:value-type="float">
            <text:p>69,044896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64.90028" calcext:value-type="float">
            <text:p>64,90028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68.2324725" calcext:value-type="float">
            <text:p>68,2324725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float" office:value="70.0660845" calcext:value-type="float">
            <text:p>70,0660845</text:p>
          </table:table-cell>
          <table:table-cell table:number-columns-repeated="29"/>
        </table:table-row>
        <table:table-row table:style-name="ro1" table:number-rows-repeated="1048520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0000-00-00T00:00:03.9335712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4:22:27.252515077</meta:creation-date>
    <meta:editing-duration>PT16M15S</meta:editing-duration>
    <meta:editing-cycles>5</meta:editing-cycles>
    <meta:generator>LibreOffice/4.1.3.2$Linux_X86_64 LibreOffice_project/410m0$Build-2</meta:generator>
    <meta:initial-creator>igor </meta:initial-creator>
    <dc:date>2014-07-27T10:56:05.379386474</dc:date>
    <dc:creator>igor </dc:creator>
    <meta:document-statistic meta:table-count="2" meta:cell-count="15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6cm" svg:y="0.316cm" chart:style-name="ch2">
          <text:p>Dimensões X Tmpo total de execução</text:p>
        </chart:title>
        <chart:legend chart:legend-position="end" svg:x="12.645cm" svg:y="3.952cm" style:legend-expansion="high" chart:style-name="ch3"/>
        <chart:plot-area chart:style-name="ch4" table:cell-range-address="Planilha1.C40:Planilha1.D55" chart:data-source-has-labels="row" svg:x="0.77cm" svg:y="1.661cm" svg:width="11.235cm" svg:height="6.739cm">
          <chartooo:coordinate-region svg:x="1.577cm" svg:y="1.86cm" svg:width="10.241cm" svg:height="5.8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1.C41:Planilha1.C55" chart:label-cell-address="Planilha1.C40:Planilha1.C40" chart:class="chart:line">
            <chart:data-point chart:repeated="15"/>
          </chart:series>
          <chart:series chart:style-name="ch8" chart:values-cell-range-address="Planilha1.D41:Planilha1.D55" chart:label-cell-address="Planilha1.D40:Planilha1.D40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ção</text:p>
                <draw:g>
                  <svg:desc>Planilha1.C40:Planilha1.C40</svg:desc>
                </draw:g>
              </table:table-cell>
              <table:table-cell office:value-type="string">
                <text:p>Interpretação</text:p>
                <draw:g>
                  <svg:desc>Planilha1.D40:Planilha1.D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.3386904666667">
                <text:p>68.3386904666667</text:p>
                <draw:g>
                  <svg:desc>Planilha1.C41:Planilha1.C55</svg:desc>
                </draw:g>
              </table:table-cell>
              <table:table-cell office:value-type="float" office:value="14.5500204666667">
                <text:p>14.5500204666667</text:p>
                <draw:g>
                  <svg:desc>Planilha1.D41:Planilha1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9892666">
                <text:p>82.9892666</text:p>
              </table:table-cell>
              <table:table-cell office:value-type="float" office:value="24.7944393333333">
                <text:p>24.794439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.6182408333333">
                <text:p>87.6182408333333</text:p>
              </table:table-cell>
              <table:table-cell office:value-type="float" office:value="31.0264242">
                <text:p>31.0264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3.3058669">
                <text:p>93.3058669</text:p>
              </table:table-cell>
              <table:table-cell office:value-type="float" office:value="37.1166416333333">
                <text:p>37.1166416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.4917641">
                <text:p>96.4917641</text:p>
              </table:table-cell>
              <table:table-cell office:value-type="float" office:value="47.4042368666667">
                <text:p>47.4042368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.3232736666667">
                <text:p>94.3232736666667</text:p>
              </table:table-cell>
              <table:table-cell office:value-type="float" office:value="44.0135080666667">
                <text:p>44.0135080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.9083632333334">
                <text:p>93.9083632333334</text:p>
              </table:table-cell>
              <table:table-cell office:value-type="float" office:value="46.9537331333333">
                <text:p>46.9537331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4859503333333">
                <text:p>91.4859503333333</text:p>
              </table:table-cell>
              <table:table-cell office:value-type="float" office:value="49.0562983333333">
                <text:p>49.05629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9270754">
                <text:p>89.9270754</text:p>
              </table:table-cell>
              <table:table-cell office:value-type="float" office:value="53.78234">
                <text:p>53.78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4907771666667">
                <text:p>98.4907771666667</text:p>
              </table:table-cell>
              <table:table-cell office:value-type="float" office:value="59.0642393333333">
                <text:p>59.064239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577381">
                <text:p>88.577381</text:p>
              </table:table-cell>
              <table:table-cell office:value-type="float" office:value="61.010134">
                <text:p>61.010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.6958935">
                <text:p>97.6958935</text:p>
              </table:table-cell>
              <table:table-cell office:value-type="float" office:value="69.044896">
                <text:p>69.04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3607525">
                <text:p>99.3607525</text:p>
              </table:table-cell>
              <table:table-cell office:value-type="float" office:value="64.90028">
                <text:p>64.90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.256036">
                <text:p>115.256036</text:p>
              </table:table-cell>
              <table:table-cell office:value-type="float" office:value="68.2324725">
                <text:p>68.23247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0675035">
                <text:p>98.0675035</text:p>
              </table:table-cell>
              <table:table-cell office:value-type="float" office:value="70.0660845">
                <text:p>70.0660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513cm" xlink:href=".." xlink:type="simple" chart:class="chart:line" chart:style-name="ch1">
        <chart:title svg:x="4.317cm" svg:y="0.306cm" chart:style-name="ch2">
          <text:p>Variáveis X tempo total de execução</text:p>
        </chart:title>
        <chart:legend chart:legend-position="end" svg:x="10.818cm" svg:y="3.957cm" style:legend-expansion="high" chart:style-name="ch3"/>
        <chart:plot-area chart:style-name="ch4" table:cell-range-address="Planilha2.C40:Planilha2.C50" chart:data-source-has-labels="row" svg:x="0.769cm" svg:y="1.621cm" svg:width="9.411cm" svg:height="6.302cm">
          <chartooo:coordinate-region svg:x="1.39cm" svg:y="1.821cm" svg:width="8.603cm" svg:height="5.45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lanilha2.C41:Planilha2.C50" chart:label-cell-address="Planilha2.C40:Planilha2.C4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total de execução</text:p>
                <draw:g>
                  <svg:desc>Planilha2.C40:Planilha2.C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00204666667">
                <text:p>14.5500204666667</text:p>
                <draw:g>
                  <svg:desc>Planilha2.C41:Planilha2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7944393333333">
                <text:p>24.794439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0264242">
                <text:p>31.0264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1166416333333">
                <text:p>37.1166416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4042368666667">
                <text:p>47.4042368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0135080666667">
                <text:p>44.0135080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9537331333333">
                <text:p>46.9537331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.0562983333333">
                <text:p>49.05629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78234">
                <text:p>53.78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0642393333333">
                <text:p>59.064239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952cm" style:legend-expansion="high" chart:style-name="ch2"/>
        <chart:plot-area chart:style-name="ch3" table:cell-range-address="Planilha1.C65:Planilha1.D75" chart:data-source-has-labels="row" svg:x="0.77cm" svg:y="0.855cm" svg:width="11.235cm" svg:height="7.545cm">
          <chartooo:coordinate-region svg:x="1.391cm" svg:y="1.054cm" svg:width="10.42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C66:Planilha1.C75" chart:label-cell-address="Planilha1.C65:Planilha1.C65" chart:class="chart:line">
            <chart:data-point chart:repeated="10"/>
          </chart:series>
          <chart:series chart:style-name="ch7" chart:values-cell-range-address="Planilha1.D66:Planilha1.D75" chart:label-cell-address="Planilha1.D65:Planilha1.D6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ação</text:p>
                <draw:g>
                  <svg:desc>Planilha1.C65:Planilha1.C65</svg:desc>
                </draw:g>
              </table:table-cell>
              <table:table-cell office:value-type="string">
                <text:p>Interpretação</text:p>
                <draw:g>
                  <svg:desc>Planilha1.D65:Planilha1.D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9468218485">
                <text:p>9.69468218485</text:p>
                <draw:g>
                  <svg:desc>Planilha1.C66:Planilha1.C75</svg:desc>
                </draw:g>
              </table:table-cell>
              <table:table-cell office:value-type="float" office:value="12.9596852620467">
                <text:p>12.9596852620467</text:p>
                <draw:g>
                  <svg:desc>Planilha1.D66:Planilha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2458410263">
                <text:p>10.32458410263</text:p>
              </table:table-cell>
              <table:table-cell office:value-type="float" office:value="23.1865978241">
                <text:p>23.1865978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347500483133">
                <text:p>14.1347500483133</text:p>
              </table:table-cell>
              <table:table-cell office:value-type="float" office:value="29.4091367721633">
                <text:p>29.4091367721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00287208558">
                <text:p>17.00287208558</text:p>
              </table:table-cell>
              <table:table-cell office:value-type="float" office:value="35.49005076091">
                <text:p>35.49005076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3561402638733">
                <text:p>19.3561402638733</text:p>
              </table:table-cell>
              <table:table-cell office:value-type="float" office:value="45.7718407948767">
                <text:p>45.7718407948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5636786142933">
                <text:p>19.5636786142933</text:p>
              </table:table-cell>
              <table:table-cell office:value-type="float" office:value="42.3816335042233">
                <text:p>42.3816335042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018337249733">
                <text:p>21.3018337249733</text:p>
              </table:table-cell>
              <table:table-cell office:value-type="float" office:value="45.31954536437">
                <text:p>45.31954536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6252391179433">
                <text:p>20.6252391179433</text:p>
              </table:table-cell>
              <table:table-cell office:value-type="float" office:value="47.4226696014433">
                <text:p>47.4226696014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91744817098">
                <text:p>19.91744817098</text:p>
              </table:table-cell>
              <table:table-cell office:value-type="float" office:value="52.1390516916933">
                <text:p>52.1390516916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79982058207">
                <text:p>24.79982058207</text:p>
              </table:table-cell>
              <table:table-cell office:value-type="float" office:value="57.4137186686233">
                <text:p>57.41371866862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